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05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tes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quare_sum</text:p>
          </table:table-cell>
          <table:table-cell office:value-type="string" calcext:value-type="string">
            <text:p>prev_sum</text:p>
          </table:table-cell>
          <table:table-cell office:value-type="string" calcext:value-type="string">
            <text:p>prev_square</text:p>
          </table:table-cell>
          <table:table-cell office:value-type="string" calcext:value-type="string">
            <text:p>prev_square_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base.$B$2]*SIN([$base.$D$2]*[.A2]-[$base.$C$2])" office:value-type="float" office:value="-2.55271057360236" calcext:value-type="float">
            <text:p>-2.55271057360236</text:p>
          </table:table-cell>
          <table:table-cell table:formula="of:=[$base.$E$2]*SIN([$base.$G$2]*[.A2]-[$base.$F$2])" office:value-type="float" office:value="-5.01993383121634" calcext:value-type="float">
            <text:p>-5.01993383121634</text:p>
          </table:table-cell>
          <table:table-cell table:formula="of:=[.B2]+[.C2]" office:value-type="float" office:value="-7.57264440481869" calcext:value-type="float">
            <text:p>-7.57264440481869</text:p>
          </table:table-cell>
          <table:table-cell table:formula="of:=[.D2]^2" office:value-type="float" office:value="57.3449432818318" calcext:value-type="float">
            <text:p>57.3449432818318</text:p>
          </table:table-cell>
          <table:table-cell table:formula="of:=[.B2]^2+[.C2]^2" office:value-type="float" office:value="31.7160669423716" calcext:value-type="float">
            <text:p>31.71606694237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base.$B$2]*SIN([$base.$D$2]*[.A3]-[$base.$C$2])" office:value-type="float" office:value="-2.47075488029615" calcext:value-type="float">
            <text:p>-2.47075488029615</text:p>
          </table:table-cell>
          <table:table-cell table:formula="of:=[$base.$E$2]*SIN([$base.$G$2]*[.A3]-[$base.$F$2])" office:value-type="float" office:value="-5.40360157422516" calcext:value-type="float">
            <text:p>-5.40360157422516</text:p>
          </table:table-cell>
          <table:table-cell table:formula="of:=[.B3]+[.C3]" office:value-type="float" office:value="-7.87435645452131" calcext:value-type="float">
            <text:p>-7.87435645452131</text:p>
          </table:table-cell>
          <table:table-cell table:formula="of:=[.D3]^2" office:value-type="float" office:value="62.0054895728613" calcext:value-type="float">
            <text:p>62.0054895728613</text:p>
          </table:table-cell>
          <table:table-cell table:formula="of:=[.B3]^2+[.C3]^2" office:value-type="float" office:value="35.3035396514758" calcext:value-type="float">
            <text:p>35.3035396514758</text:p>
          </table:table-cell>
          <table:table-cell table:formula="of:=[.D2]" office:value-type="float" office:value="-7.57264440481869" calcext:value-type="float">
            <text:p>-7.57264440481869</text:p>
          </table:table-cell>
          <table:table-cell table:formula="of:=[.E2]" office:value-type="float" office:value="57.3449432818318" calcext:value-type="float">
            <text:p>57.3449432818318</text:p>
          </table:table-cell>
          <table:table-cell table:formula="of:=[.F2]" office:value-type="float" office:value="31.7160669423716" calcext:value-type="float">
            <text:p>31.71606694237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base.$B$2]*SIN([$base.$D$2]*[.A4]-[$base.$C$2])" office:value-type="float" office:value="-2.38262358653346" calcext:value-type="float">
            <text:p>-2.38262358653346</text:p>
          </table:table-cell>
          <table:table-cell table:formula="of:=[$base.$E$2]*SIN([$base.$G$2]*[.A4]-[$base.$F$2])" office:value-type="float" office:value="-5.69607698842148" calcext:value-type="float">
            <text:p>-5.69607698842148</text:p>
          </table:table-cell>
          <table:table-cell table:formula="of:=[.B4]+[.C4]" office:value-type="float" office:value="-8.07870057495494" calcext:value-type="float">
            <text:p>-8.07870057495494</text:p>
          </table:table-cell>
          <table:table-cell table:formula="of:=[.D4]^2" office:value-type="float" office:value="65.2654029797773" calcext:value-type="float">
            <text:p>65.2654029797773</text:p>
          </table:table-cell>
          <table:table-cell table:formula="of:=[.B4]^2+[.C4]^2" office:value-type="float" office:value="38.1221882131303" calcext:value-type="float">
            <text:p>38.1221882131303</text:p>
          </table:table-cell>
          <table:table-cell table:formula="of:=[.D3]" office:value-type="float" office:value="-7.87435645452131" calcext:value-type="float">
            <text:p>-7.87435645452131</text:p>
          </table:table-cell>
          <table:table-cell table:formula="of:=[.E3]" office:value-type="float" office:value="62.0054895728613" calcext:value-type="float">
            <text:p>62.0054895728613</text:p>
          </table:table-cell>
          <table:table-cell table:formula="of:=[.F3]" office:value-type="float" office:value="35.3035396514758" calcext:value-type="float">
            <text:p>35.3035396514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base.$B$2]*SIN([$base.$D$2]*[.A5]-[$base.$C$2])" office:value-type="float" office:value="-2.28853697465082" calcext:value-type="float">
            <text:p>-2.28853697465082</text:p>
          </table:table-cell>
          <table:table-cell table:formula="of:=[$base.$E$2]*SIN([$base.$G$2]*[.A5]-[$base.$F$2])" office:value-type="float" office:value="-5.8924241965437" calcext:value-type="float">
            <text:p>-5.8924241965437</text:p>
          </table:table-cell>
          <table:table-cell table:formula="of:=[.B5]+[.C5]" office:value-type="float" office:value="-8.18096117119452" calcext:value-type="float">
            <text:p>-8.18096117119452</text:p>
          </table:table-cell>
          <table:table-cell table:formula="of:=[.D5]^2" office:value-type="float" office:value="66.9281256845924" calcext:value-type="float">
            <text:p>66.9281256845924</text:p>
          </table:table-cell>
          <table:table-cell table:formula="of:=[.B5]^2+[.C5]^2" office:value-type="float" office:value="39.9580643963576" calcext:value-type="float">
            <text:p>39.9580643963576</text:p>
          </table:table-cell>
          <table:table-cell table:formula="of:=[.D4]" office:value-type="float" office:value="-8.07870057495494" calcext:value-type="float">
            <text:p>-8.07870057495494</text:p>
          </table:table-cell>
          <table:table-cell table:formula="of:=[.E4]" office:value-type="float" office:value="65.2654029797773" calcext:value-type="float">
            <text:p>65.2654029797773</text:p>
          </table:table-cell>
          <table:table-cell table:formula="of:=[.F4]" office:value-type="float" office:value="38.1221882131303" calcext:value-type="float">
            <text:p>38.1221882131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base.$B$2]*SIN([$base.$D$2]*[.A6]-[$base.$C$2])" office:value-type="float" office:value="-2.18873021217856" calcext:value-type="float">
            <text:p>-2.18873021217856</text:p>
          </table:table-cell>
          <table:table-cell table:formula="of:=[$base.$E$2]*SIN([$base.$G$2]*[.A6]-[$base.$F$2])" office:value-type="float" office:value="-5.98932960136994" calcext:value-type="float">
            <text:p>-5.98932960136994</text:p>
          </table:table-cell>
          <table:table-cell table:formula="of:=[.B6]+[.C6]" office:value-type="float" office:value="-8.1780598135485" calcext:value-type="float">
            <text:p>-8.1780598135485</text:p>
          </table:table-cell>
          <table:table-cell table:formula="of:=[.D6]^2" office:value-type="float" office:value="66.8806623139769" calcext:value-type="float">
            <text:p>66.8806623139769</text:p>
          </table:table-cell>
          <table:table-cell table:formula="of:=[.B6]^2+[.C6]^2" office:value-type="float" office:value="40.6626090155494" calcext:value-type="float">
            <text:p>40.6626090155494</text:p>
          </table:table-cell>
          <table:table-cell table:formula="of:=[.D5]" office:value-type="float" office:value="-8.18096117119452" calcext:value-type="float">
            <text:p>-8.18096117119452</text:p>
          </table:table-cell>
          <table:table-cell table:formula="of:=[.E5]" office:value-type="float" office:value="66.9281256845924" calcext:value-type="float">
            <text:p>66.9281256845924</text:p>
          </table:table-cell>
          <table:table-cell table:formula="of:=[.F5]" office:value-type="float" office:value="39.9580643963576" calcext:value-type="float">
            <text:p>39.9580643963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base.$B$2]*SIN([$base.$D$2]*[.A7]-[$base.$C$2])" office:value-type="float" office:value="-2.08345276404453" calcext:value-type="float">
            <text:p>-2.08345276404453</text:p>
          </table:table-cell>
          <table:table-cell table:formula="of:=[$base.$E$2]*SIN([$base.$G$2]*[.A7]-[$base.$F$2])" office:value-type="float" office:value="-5.98515780668913" calcext:value-type="float">
            <text:p>-5.98515780668913</text:p>
          </table:table-cell>
          <table:table-cell table:formula="of:=[.B7]+[.C7]" office:value-type="float" office:value="-8.06861057073365" calcext:value-type="float">
            <text:p>-8.06861057073365</text:p>
          </table:table-cell>
          <table:table-cell table:formula="of:=[.D7]^2" office:value-type="float" office:value="65.1024765421549" calcext:value-type="float">
            <text:p>65.1024765421549</text:p>
          </table:table-cell>
          <table:table-cell table:formula="of:=[.B7]^2+[.C7]^2" office:value-type="float" office:value="40.1628893909766" calcext:value-type="float">
            <text:p>40.1628893909766</text:p>
          </table:table-cell>
          <table:table-cell table:formula="of:=[.D6]" office:value-type="float" office:value="-8.1780598135485" calcext:value-type="float">
            <text:p>-8.1780598135485</text:p>
          </table:table-cell>
          <table:table-cell table:formula="of:=[.E6]" office:value-type="float" office:value="66.8806623139769" calcext:value-type="float">
            <text:p>66.8806623139769</text:p>
          </table:table-cell>
          <table:table-cell table:formula="of:=[.F6]" office:value-type="float" office:value="40.6626090155494" calcext:value-type="float">
            <text:p>40.66260901554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base.$B$2]*SIN([$base.$D$2]*[.A8]-[$base.$C$2])" office:value-type="float" office:value="-1.97296776904161" calcext:value-type="float">
            <text:p>-1.97296776904161</text:p>
          </table:table-cell>
          <table:table-cell table:formula="of:=[$base.$E$2]*SIN([$base.$G$2]*[.A8]-[$base.$F$2])" office:value-type="float" office:value="-5.87997921659509" calcext:value-type="float">
            <text:p>-5.87997921659509</text:p>
          </table:table-cell>
          <table:table-cell table:formula="of:=[.B8]+[.C8]" office:value-type="float" office:value="-7.8529469856367" calcext:value-type="float">
            <text:p>-7.8529469856367</text:p>
          </table:table-cell>
          <table:table-cell table:formula="of:=[.D8]^2" office:value-type="float" office:value="61.6687763592206" calcext:value-type="float">
            <text:p>61.6687763592206</text:p>
          </table:table-cell>
          <table:table-cell table:formula="of:=[.B8]^2+[.C8]^2" office:value-type="float" office:value="38.4667574052673" calcext:value-type="float">
            <text:p>38.4667574052673</text:p>
          </table:table-cell>
          <table:table-cell table:formula="of:=[.D7]" office:value-type="float" office:value="-8.06861057073365" calcext:value-type="float">
            <text:p>-8.06861057073365</text:p>
          </table:table-cell>
          <table:table-cell table:formula="of:=[.E7]" office:value-type="float" office:value="65.1024765421549" calcext:value-type="float">
            <text:p>65.1024765421549</text:p>
          </table:table-cell>
          <table:table-cell table:formula="of:=[.F7]" office:value-type="float" office:value="40.1628893909766" calcext:value-type="float">
            <text:p>40.16288939097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base.$B$2]*SIN([$base.$D$2]*[.A9]-[$base.$C$2])" office:value-type="float" office:value="-1.85755138211782" calcext:value-type="float">
            <text:p>-1.85755138211782</text:p>
          </table:table-cell>
          <table:table-cell table:formula="of:=[$base.$E$2]*SIN([$base.$G$2]*[.A9]-[$base.$F$2])" office:value-type="float" office:value="-5.67556884733213" calcext:value-type="float">
            <text:p>-5.67556884733213</text:p>
          </table:table-cell>
          <table:table-cell table:formula="of:=[.B9]+[.C9]" office:value-type="float" office:value="-7.53312022944995" calcext:value-type="float">
            <text:p>-7.53312022944995</text:p>
          </table:table-cell>
          <table:table-cell table:formula="of:=[.D9]^2" office:value-type="float" office:value="56.7479003913481" calcext:value-type="float">
            <text:p>56.7479003913481</text:p>
          </table:table-cell>
          <table:table-cell table:formula="of:=[.B9]^2+[.C9]^2" office:value-type="float" office:value="35.6625788780148" calcext:value-type="float">
            <text:p>35.6625788780148</text:p>
          </table:table-cell>
          <table:table-cell table:formula="of:=[.D8]" office:value-type="float" office:value="-7.8529469856367" calcext:value-type="float">
            <text:p>-7.8529469856367</text:p>
          </table:table-cell>
          <table:table-cell table:formula="of:=[.E8]" office:value-type="float" office:value="61.6687763592206" calcext:value-type="float">
            <text:p>61.6687763592206</text:p>
          </table:table-cell>
          <table:table-cell table:formula="of:=[.F8]" office:value-type="float" office:value="38.4667574052673" calcext:value-type="float">
            <text:p>38.4667574052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base.$B$2]*SIN([$base.$D$2]*[.A10]-[$base.$C$2])" office:value-type="float" office:value="-1.73749208413281" calcext:value-type="float">
            <text:p>-1.73749208413281</text:p>
          </table:table-cell>
          <table:table-cell table:formula="of:=[$base.$E$2]*SIN([$base.$G$2]*[.A10]-[$base.$F$2])" office:value-type="float" office:value="-5.37537637174352" calcext:value-type="float">
            <text:p>-5.37537637174352</text:p>
          </table:table-cell>
          <table:table-cell table:formula="of:=[.B10]+[.C10]" office:value-type="float" office:value="-7.11286845587633" calcext:value-type="float">
            <text:p>-7.11286845587633</text:p>
          </table:table-cell>
          <table:table-cell table:formula="of:=[.D10]^2" office:value-type="float" office:value="50.5928976706005" calcext:value-type="float">
            <text:p>50.5928976706005</text:p>
          </table:table-cell>
          <table:table-cell table:formula="of:=[.B10]^2+[.C10]^2" office:value-type="float" office:value="31.9135498803227" calcext:value-type="float">
            <text:p>31.9135498803227</text:p>
          </table:table-cell>
          <table:table-cell table:formula="of:=[.D9]" office:value-type="float" office:value="-7.53312022944995" calcext:value-type="float">
            <text:p>-7.53312022944995</text:p>
          </table:table-cell>
          <table:table-cell table:formula="of:=[.E9]" office:value-type="float" office:value="56.7479003913481" calcext:value-type="float">
            <text:p>56.7479003913481</text:p>
          </table:table-cell>
          <table:table-cell table:formula="of:=[.F9]" office:value-type="float" office:value="35.6625788780148" calcext:value-type="float">
            <text:p>35.6625788780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base.$B$2]*SIN([$base.$D$2]*[.A11]-[$base.$C$2])" office:value-type="float" office:value="-1.61308996080584" calcext:value-type="float">
            <text:p>-1.61308996080584</text:p>
          </table:table-cell>
          <table:table-cell table:formula="of:=[$base.$E$2]*SIN([$base.$G$2]*[.A11]-[$base.$F$2])" office:value-type="float" office:value="-4.98446790185931" calcext:value-type="float">
            <text:p>-4.98446790185931</text:p>
          </table:table-cell>
          <table:table-cell table:formula="of:=[.B11]+[.C11]" office:value-type="float" office:value="-6.59755786266515" calcext:value-type="float">
            <text:p>-6.59755786266515</text:p>
          </table:table-cell>
          <table:table-cell table:formula="of:=[.D11]^2" office:value-type="float" office:value="43.5277697512148" calcext:value-type="float">
            <text:p>43.5277697512148</text:p>
          </table:table-cell>
          <table:table-cell table:formula="of:=[.B11]^2+[.C11]^2" office:value-type="float" office:value="27.4469794863184" calcext:value-type="float">
            <text:p>27.4469794863184</text:p>
          </table:table-cell>
          <table:table-cell table:formula="of:=[.D10]" office:value-type="float" office:value="-7.11286845587633" calcext:value-type="float">
            <text:p>-7.11286845587633</text:p>
          </table:table-cell>
          <table:table-cell table:formula="of:=[.E10]" office:value-type="float" office:value="50.5928976706005" calcext:value-type="float">
            <text:p>50.5928976706005</text:p>
          </table:table-cell>
          <table:table-cell table:formula="of:=[.F10]" office:value-type="float" office:value="31.9135498803227" calcext:value-type="float">
            <text:p>31.9135498803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base.$B$2]*SIN([$base.$D$2]*[.A12]-[$base.$C$2])" office:value-type="float" office:value="-1.48465595265788" calcext:value-type="float">
            <text:p>-1.48465595265788</text:p>
          </table:table-cell>
          <table:table-cell table:formula="of:=[$base.$E$2]*SIN([$base.$G$2]*[.A12]-[$base.$F$2])" office:value-type="float" office:value="-4.50944049211289" calcext:value-type="float">
            <text:p>-4.50944049211289</text:p>
          </table:table-cell>
          <table:table-cell table:formula="of:=[.B12]+[.C12]" office:value-type="float" office:value="-5.99409644477077" calcext:value-type="float">
            <text:p>-5.99409644477077</text:p>
          </table:table-cell>
          <table:table-cell table:formula="of:=[.D12]^2" office:value-type="float" office:value="35.9291921892136" calcext:value-type="float">
            <text:p>35.9291921892136</text:p>
          </table:table-cell>
          <table:table-cell table:formula="of:=[.B12]^2+[.C12]^2" office:value-type="float" office:value="22.5392568496698" calcext:value-type="float">
            <text:p>22.5392568496698</text:p>
          </table:table-cell>
          <table:table-cell table:formula="of:=[.D11]" office:value-type="float" office:value="-6.59755786266515" calcext:value-type="float">
            <text:p>-6.59755786266515</text:p>
          </table:table-cell>
          <table:table-cell table:formula="of:=[.E11]" office:value-type="float" office:value="43.5277697512148" calcext:value-type="float">
            <text:p>43.5277697512148</text:p>
          </table:table-cell>
          <table:table-cell table:formula="of:=[.F11]" office:value-type="float" office:value="27.4469794863184" calcext:value-type="float">
            <text:p>27.44697948631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base.$B$2]*SIN([$base.$D$2]*[.A13]-[$base.$C$2])" office:value-type="float" office:value="-1.35251107782216" calcext:value-type="float">
            <text:p>-1.35251107782216</text:p>
          </table:table-cell>
          <table:table-cell table:formula="of:=[$base.$E$2]*SIN([$base.$G$2]*[.A13]-[$base.$F$2])" office:value-type="float" office:value="-3.95831080604789" calcext:value-type="float">
            <text:p>-3.95831080604789</text:p>
          </table:table-cell>
          <table:table-cell table:formula="of:=[.B13]+[.C13]" office:value-type="float" office:value="-5.31082188387005" calcext:value-type="float">
            <text:p>-5.31082188387005</text:p>
          </table:table-cell>
          <table:table-cell table:formula="of:=[.D13]^2" office:value-type="float" office:value="28.204829082193" calcext:value-type="float">
            <text:p>28.204829082193</text:p>
          </table:table-cell>
          <table:table-cell table:formula="of:=[.B13]^2+[.C13]^2" office:value-type="float" office:value="17.4975106529072" calcext:value-type="float">
            <text:p>17.4975106529072</text:p>
          </table:table-cell>
          <table:table-cell table:formula="of:=[.D12]" office:value-type="float" office:value="-5.99409644477077" calcext:value-type="float">
            <text:p>-5.99409644477077</text:p>
          </table:table-cell>
          <table:table-cell table:formula="of:=[.E12]" office:value-type="float" office:value="35.9291921892136" calcext:value-type="float">
            <text:p>35.9291921892136</text:p>
          </table:table-cell>
          <table:table-cell table:formula="of:=[.F12]" office:value-type="float" office:value="22.5392568496698" calcext:value-type="float">
            <text:p>22.53925684966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base.$B$2]*SIN([$base.$D$2]*[.A14]-[$base.$C$2])" office:value-type="float" office:value="-1.21698562966601" calcext:value-type="float">
            <text:p>-1.21698562966601</text:p>
          </table:table-cell>
          <table:table-cell table:formula="of:=[$base.$E$2]*SIN([$base.$G$2]*[.A14]-[$base.$F$2])" office:value-type="float" office:value="-3.34037982540023" calcext:value-type="float">
            <text:p>-3.34037982540023</text:p>
          </table:table-cell>
          <table:table-cell table:formula="of:=[.B14]+[.C14]" office:value-type="float" office:value="-4.55736545506623" calcext:value-type="float">
            <text:p>-4.55736545506623</text:p>
          </table:table-cell>
          <table:table-cell table:formula="of:=[.D14]^2" office:value-type="float" office:value="20.7695798910311" calcext:value-type="float">
            <text:p>20.7695798910311</text:p>
          </table:table-cell>
          <table:table-cell table:formula="of:=[.B14]^2+[.C14]^2" office:value-type="float" office:value="12.6391914007544" calcext:value-type="float">
            <text:p>12.6391914007544</text:p>
          </table:table-cell>
          <table:table-cell table:formula="of:=[.D13]" office:value-type="float" office:value="-5.31082188387005" calcext:value-type="float">
            <text:p>-5.31082188387005</text:p>
          </table:table-cell>
          <table:table-cell table:formula="of:=[.E13]" office:value-type="float" office:value="28.204829082193" calcext:value-type="float">
            <text:p>28.204829082193</text:p>
          </table:table-cell>
          <table:table-cell table:formula="of:=[.F13]" office:value-type="float" office:value="17.4975106529072" calcext:value-type="float">
            <text:p>17.4975106529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base.$B$2]*SIN([$base.$D$2]*[.A15]-[$base.$C$2])" office:value-type="float" office:value="-1.07841835122958" calcext:value-type="float">
            <text:p>-1.07841835122958</text:p>
          </table:table-cell>
          <table:table-cell table:formula="of:=[$base.$E$2]*SIN([$base.$G$2]*[.A15]-[$base.$F$2])" office:value-type="float" office:value="-2.66607588475313" calcext:value-type="float">
            <text:p>-2.66607588475313</text:p>
          </table:table-cell>
          <table:table-cell table:formula="of:=[.B15]+[.C15]" office:value-type="float" office:value="-3.74449423598271" calcext:value-type="float">
            <text:p>-3.74449423598271</text:p>
          </table:table-cell>
          <table:table-cell table:formula="of:=[.D15]^2" office:value-type="float" office:value="14.0212370833077" calcext:value-type="float">
            <text:p>14.0212370833077</text:p>
          </table:table-cell>
          <table:table-cell table:formula="of:=[.B15]^2+[.C15]^2" office:value-type="float" office:value="8.27094676353091" calcext:value-type="float">
            <text:p>8.27094676353091</text:p>
          </table:table-cell>
          <table:table-cell table:formula="of:=[.D14]" office:value-type="float" office:value="-4.55736545506623" calcext:value-type="float">
            <text:p>-4.55736545506623</text:p>
          </table:table-cell>
          <table:table-cell table:formula="of:=[.E14]" office:value-type="float" office:value="20.7695798910311" calcext:value-type="float">
            <text:p>20.7695798910311</text:p>
          </table:table-cell>
          <table:table-cell table:formula="of:=[.F14]" office:value-type="float" office:value="12.6391914007544" calcext:value-type="float">
            <text:p>12.63919140075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base.$B$2]*SIN([$base.$D$2]*[.A16]-[$base.$C$2])" office:value-type="float" office:value="-0.937155588544472" calcext:value-type="float">
            <text:p>-0.937155588544472</text:p>
          </table:table-cell>
          <table:table-cell table:formula="of:=[$base.$E$2]*SIN([$base.$G$2]*[.A16]-[$base.$F$2])" office:value-type="float" office:value="-1.94677868074608" calcext:value-type="float">
            <text:p>-1.94677868074608</text:p>
          </table:table-cell>
          <table:table-cell table:formula="of:=[.B16]+[.C16]" office:value-type="float" office:value="-2.88393426929055" calcext:value-type="float">
            <text:p>-2.88393426929055</text:p>
          </table:table-cell>
          <table:table-cell table:formula="of:=[.D16]^2" office:value-type="float" office:value="8.31707686958843" calcext:value-type="float">
            <text:p>8.31707686958843</text:p>
          </table:table-cell>
          <table:table-cell table:formula="of:=[.B16]^2+[.C16]^2" office:value-type="float" office:value="4.66820782894758" calcext:value-type="float">
            <text:p>4.66820782894758</text:p>
          </table:table-cell>
          <table:table-cell table:formula="of:=[.D15]" office:value-type="float" office:value="-3.74449423598271" calcext:value-type="float">
            <text:p>-3.74449423598271</text:p>
          </table:table-cell>
          <table:table-cell table:formula="of:=[.E15]" office:value-type="float" office:value="14.0212370833077" calcext:value-type="float">
            <text:p>14.0212370833077</text:p>
          </table:table-cell>
          <table:table-cell table:formula="of:=[.F15]" office:value-type="float" office:value="8.27094676353091" calcext:value-type="float">
            <text:p>8.27094676353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base.$B$2]*SIN([$base.$D$2]*[.A17]-[$base.$C$2])" office:value-type="float" office:value="-0.793550424949222" calcext:value-type="float">
            <text:p>-0.793550424949222</text:p>
          </table:table-cell>
          <table:table-cell table:formula="of:=[$base.$E$2]*SIN([$base.$G$2]*[.A17]-[$base.$F$2])" office:value-type="float" office:value="-1.19462722589519" calcext:value-type="float">
            <text:p>-1.19462722589519</text:p>
          </table:table-cell>
          <table:table-cell table:formula="of:=[.B17]+[.C17]" office:value-type="float" office:value="-1.98817765084441" calcext:value-type="float">
            <text:p>-1.98817765084441</text:p>
          </table:table-cell>
          <table:table-cell table:formula="of:=[.D17]^2" office:value-type="float" office:value="3.9528503713172" calcext:value-type="float">
            <text:p>3.9528503713172</text:p>
          </table:table-cell>
          <table:table-cell table:formula="of:=[.B17]^2+[.C17]^2" office:value-type="float" office:value="2.05685648578713" calcext:value-type="float">
            <text:p>2.05685648578713</text:p>
          </table:table-cell>
          <table:table-cell table:formula="of:=[.D16]" office:value-type="float" office:value="-2.88393426929055" calcext:value-type="float">
            <text:p>-2.88393426929055</text:p>
          </table:table-cell>
          <table:table-cell table:formula="of:=[.E16]" office:value-type="float" office:value="8.31707686958843" calcext:value-type="float">
            <text:p>8.31707686958843</text:p>
          </table:table-cell>
          <table:table-cell table:formula="of:=[.F16]" office:value-type="float" office:value="4.66820782894758" calcext:value-type="float">
            <text:p>4.668207828947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base.$B$2]*SIN([$base.$D$2]*[.A18]-[$base.$C$2])" office:value-type="float" office:value="-0.647961798564672" calcext:value-type="float">
            <text:p>-0.647961798564672</text:p>
          </table:table-cell>
          <table:table-cell table:formula="of:=[$base.$E$2]*SIN([$base.$G$2]*[.A18]-[$base.$F$2])" office:value-type="float" office:value="-0.422314988037676" calcext:value-type="float">
            <text:p>-0.422314988037676</text:p>
          </table:table-cell>
          <table:table-cell table:formula="of:=[.B18]+[.C18]" office:value-type="float" office:value="-1.07027678660235" calcext:value-type="float">
            <text:p>-1.07027678660235</text:p>
          </table:table-cell>
          <table:table-cell table:formula="of:=[.D18]^2" office:value-type="float" office:value="1.14549239993985" calcext:value-type="float">
            <text:p>1.14549239993985</text:p>
          </table:table-cell>
          <table:table-cell table:formula="of:=[.B18]^2+[.C18]^2" office:value-type="float" office:value="0.598204441520427" calcext:value-type="float">
            <text:p>0.598204441520427</text:p>
          </table:table-cell>
          <table:table-cell table:formula="of:=[.D17]" office:value-type="float" office:value="-1.98817765084441" calcext:value-type="float">
            <text:p>-1.98817765084441</text:p>
          </table:table-cell>
          <table:table-cell table:formula="of:=[.E17]" office:value-type="float" office:value="3.9528503713172" calcext:value-type="float">
            <text:p>3.9528503713172</text:p>
          </table:table-cell>
          <table:table-cell table:formula="of:=[.F17]" office:value-type="float" office:value="2.05685648578713" calcext:value-type="float">
            <text:p>2.05685648578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base.$B$2]*SIN([$base.$D$2]*[.A19]-[$base.$C$2])" office:value-type="float" office:value="-0.500753605135671" calcext:value-type="float">
            <text:p>-0.500753605135671</text:p>
          </table:table-cell>
          <table:table-cell table:formula="of:=[$base.$E$2]*SIN([$base.$G$2]*[.A19]-[$base.$F$2])" office:value-type="float" office:value="0.357124327329659" calcext:value-type="float">
            <text:p>0.357124327329659</text:p>
          </table:table-cell>
          <table:table-cell table:formula="of:=[.B19]+[.C19]" office:value-type="float" office:value="-0.143629277806012" calcext:value-type="float">
            <text:p>-0.143629277806012</text:p>
          </table:table-cell>
          <table:table-cell table:formula="of:=[.D19]^2" office:value-type="float" office:value="0.0206293694430765" calcext:value-type="float">
            <text:p>0.020629369443077</text:p>
          </table:table-cell>
          <table:table-cell table:formula="of:=[.B19]^2+[.C19]^2" office:value-type="float" office:value="0.378291958227033" calcext:value-type="float">
            <text:p>0.378291958227033</text:p>
          </table:table-cell>
          <table:table-cell table:formula="of:=[.D18]" office:value-type="float" office:value="-1.07027678660235" calcext:value-type="float">
            <text:p>-1.07027678660235</text:p>
          </table:table-cell>
          <table:table-cell table:formula="of:=[.E18]" office:value-type="float" office:value="1.14549239993985" calcext:value-type="float">
            <text:p>1.14549239993985</text:p>
          </table:table-cell>
          <table:table-cell table:formula="of:=[.F18]" office:value-type="float" office:value="0.598204441520427" calcext:value-type="float">
            <text:p>0.5982044415204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base.$B$2]*SIN([$base.$D$2]*[.A20]-[$base.$C$2])" office:value-type="float" office:value="-0.352293788481287" calcext:value-type="float">
            <text:p>-0.352293788481287</text:p>
          </table:table-cell>
          <table:table-cell table:formula="of:=[$base.$E$2]*SIN([$base.$G$2]*[.A20]-[$base.$F$2])" office:value-type="float" office:value="1.13053673663489" calcext:value-type="float">
            <text:p>1.13053673663489</text:p>
          </table:table-cell>
          <table:table-cell table:formula="of:=[.B20]+[.C20]" office:value-type="float" office:value="0.7782429481536" calcext:value-type="float">
            <text:p>0.7782429481536</text:p>
          </table:table-cell>
          <table:table-cell table:formula="of:=[.D20]^2" office:value-type="float" office:value="0.605662086350807" calcext:value-type="float">
            <text:p>0.605662086350807</text:p>
          </table:table-cell>
          <table:table-cell table:formula="of:=[.B20]^2+[.C20]^2" office:value-type="float" office:value="1.40222422628356" calcext:value-type="float">
            <text:p>1.40222422628356</text:p>
          </table:table-cell>
          <table:table-cell table:formula="of:=[.D19]" office:value-type="float" office:value="-0.143629277806012" calcext:value-type="float">
            <text:p>-0.143629277806012</text:p>
          </table:table-cell>
          <table:table-cell table:formula="of:=[.E19]" office:value-type="float" office:value="0.0206293694430765" calcext:value-type="float">
            <text:p>0.020629369443077</text:p>
          </table:table-cell>
          <table:table-cell table:formula="of:=[.F19]" office:value-type="float" office:value="0.378291958227033" calcext:value-type="float">
            <text:p>0.3782919582270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base.$B$2]*SIN([$base.$D$2]*[.A21]-[$base.$C$2])" office:value-type="float" office:value="-0.202953420826738" calcext:value-type="float">
            <text:p>-0.202953420826738</text:p>
          </table:table-cell>
          <table:table-cell table:formula="of:=[$base.$E$2]*SIN([$base.$G$2]*[.A21]-[$base.$F$2])" office:value-type="float" office:value="1.88486996765399" calcext:value-type="float">
            <text:p>1.88486996765399</text:p>
          </table:table-cell>
          <table:table-cell table:formula="of:=[.B21]+[.C21]" office:value-type="float" office:value="1.68191654682726" calcext:value-type="float">
            <text:p>1.68191654682726</text:p>
          </table:table-cell>
          <table:table-cell table:formula="of:=[.D21]^2" office:value-type="float" office:value="2.82884327049132" calcext:value-type="float">
            <text:p>2.82884327049132</text:p>
          </table:table-cell>
          <table:table-cell table:formula="of:=[.B21]^2+[.C21]^2" office:value-type="float" office:value="3.59392488598924" calcext:value-type="float">
            <text:p>3.59392488598924</text:p>
          </table:table-cell>
          <table:table-cell table:formula="of:=[.D20]" office:value-type="float" office:value="0.7782429481536" calcext:value-type="float">
            <text:p>0.7782429481536</text:p>
          </table:table-cell>
          <table:table-cell table:formula="of:=[.E20]" office:value-type="float" office:value="0.605662086350807" calcext:value-type="float">
            <text:p>0.605662086350807</text:p>
          </table:table-cell>
          <table:table-cell table:formula="of:=[.F20]" office:value-type="float" office:value="1.40222422628356" calcext:value-type="float">
            <text:p>1.402224226283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base.$B$2]*SIN([$base.$D$2]*[.A22]-[$base.$C$2])" office:value-type="float" office:value="-0.0531057753162407" calcext:value-type="float">
            <text:p>-0.053105775316241</text:p>
          </table:table-cell>
          <table:table-cell table:formula="of:=[$base.$E$2]*SIN([$base.$G$2]*[.A22]-[$base.$F$2])" office:value-type="float" office:value="2.60739373243138" calcext:value-type="float">
            <text:p>2.60739373243138</text:p>
          </table:table-cell>
          <table:table-cell table:formula="of:=[.B22]+[.C22]" office:value-type="float" office:value="2.55428795711514" calcext:value-type="float">
            <text:p>2.55428795711514</text:p>
          </table:table-cell>
          <table:table-cell table:formula="of:=[.D22]^2" office:value-type="float" office:value="6.52438696786343" calcext:value-type="float">
            <text:p>6.52438696786343</text:p>
          </table:table-cell>
          <table:table-cell table:formula="of:=[.B22]^2+[.C22]^2" office:value-type="float" office:value="6.80132229929438" calcext:value-type="float">
            <text:p>6.80132229929438</text:p>
          </table:table-cell>
          <table:table-cell table:formula="of:=[.D21]" office:value-type="float" office:value="1.68191654682726" calcext:value-type="float">
            <text:p>1.68191654682726</text:p>
          </table:table-cell>
          <table:table-cell table:formula="of:=[.E21]" office:value-type="float" office:value="2.82884327049132" calcext:value-type="float">
            <text:p>2.82884327049132</text:p>
          </table:table-cell>
          <table:table-cell table:formula="of:=[.F21]" office:value-type="float" office:value="3.59392488598924" calcext:value-type="float">
            <text:p>3.593924885989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base.$B$2]*SIN([$base.$D$2]*[.A23]-[$base.$C$2])" office:value-type="float" office:value="0.0968746069755936" calcext:value-type="float">
            <text:p>0.096874606975594</text:p>
          </table:table-cell>
          <table:table-cell table:formula="of:=[$base.$E$2]*SIN([$base.$G$2]*[.A23]-[$base.$F$2])" office:value-type="float" office:value="3.28591456632545" calcext:value-type="float">
            <text:p>3.28591456632545</text:p>
          </table:table-cell>
          <table:table-cell table:formula="of:=[.B23]+[.C23]" office:value-type="float" office:value="3.38278917330104" calcext:value-type="float">
            <text:p>3.38278917330104</text:p>
          </table:table-cell>
          <table:table-cell table:formula="of:=[.D23]^2" office:value-type="float" office:value="11.4432625910027" calcext:value-type="float">
            <text:p>11.4432625910027</text:p>
          </table:table-cell>
          <table:table-cell table:formula="of:=[.B23]^2+[.C23]^2" office:value-type="float" office:value="10.8066192266664" calcext:value-type="float">
            <text:p>10.8066192266664</text:p>
          </table:table-cell>
          <table:table-cell table:formula="of:=[.D22]" office:value-type="float" office:value="2.55428795711514" calcext:value-type="float">
            <text:p>2.55428795711514</text:p>
          </table:table-cell>
          <table:table-cell table:formula="of:=[.E22]" office:value-type="float" office:value="6.52438696786343" calcext:value-type="float">
            <text:p>6.52438696786343</text:p>
          </table:table-cell>
          <table:table-cell table:formula="of:=[.F22]" office:value-type="float" office:value="6.80132229929438" calcext:value-type="float">
            <text:p>6.801322299294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base.$B$2]*SIN([$base.$D$2]*[.A24]-[$base.$C$2])" office:value-type="float" office:value="0.24661285320133" calcext:value-type="float">
            <text:p>0.24661285320133</text:p>
          </table:table-cell>
          <table:table-cell table:formula="of:=[$base.$E$2]*SIN([$base.$G$2]*[.A24]-[$base.$F$2])" office:value-type="float" office:value="3.90898160750995" calcext:value-type="float">
            <text:p>3.90898160750995</text:p>
          </table:table-cell>
          <table:table-cell table:formula="of:=[.B24]+[.C24]" office:value-type="float" office:value="4.15559446071128" calcext:value-type="float">
            <text:p>4.15559446071128</text:p>
          </table:table-cell>
          <table:table-cell table:formula="of:=[.D24]^2" office:value-type="float" office:value="17.2689653218943" calcext:value-type="float">
            <text:p>17.2689653218943</text:p>
          </table:table-cell>
          <table:table-cell table:formula="of:=[.B24]^2+[.C24]^2" office:value-type="float" office:value="15.3409551072152" calcext:value-type="float">
            <text:p>15.3409551072152</text:p>
          </table:table-cell>
          <table:table-cell table:formula="of:=[.D23]" office:value-type="float" office:value="3.38278917330104" calcext:value-type="float">
            <text:p>3.38278917330104</text:p>
          </table:table-cell>
          <table:table-cell table:formula="of:=[.E23]" office:value-type="float" office:value="11.4432625910027" calcext:value-type="float">
            <text:p>11.4432625910027</text:p>
          </table:table-cell>
          <table:table-cell table:formula="of:=[.F23]" office:value-type="float" office:value="10.8066192266664" calcext:value-type="float">
            <text:p>10.80661922666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base.$B$2]*SIN([$base.$D$2]*[.A25]-[$base.$C$2])" office:value-type="float" office:value="0.395734695727533" calcext:value-type="float">
            <text:p>0.395734695727533</text:p>
          </table:table-cell>
          <table:table-cell table:formula="of:=[$base.$E$2]*SIN([$base.$G$2]*[.A25]-[$base.$F$2])" office:value-type="float" office:value="4.46607984415226" calcext:value-type="float">
            <text:p>4.46607984415226</text:p>
          </table:table-cell>
          <table:table-cell table:formula="of:=[.B25]+[.C25]" office:value-type="float" office:value="4.86181453987979" calcext:value-type="float">
            <text:p>4.86181453987979</text:p>
          </table:table-cell>
          <table:table-cell table:formula="of:=[.D25]^2" office:value-type="float" office:value="23.6372406201865" calcext:value-type="float">
            <text:p>23.6372406201865</text:p>
          </table:table-cell>
          <table:table-cell table:formula="of:=[.B25]^2+[.C25]^2" office:value-type="float" office:value="20.1024751237456" calcext:value-type="float">
            <text:p>20.1024751237456</text:p>
          </table:table-cell>
          <table:table-cell table:formula="of:=[.D24]" office:value-type="float" office:value="4.15559446071128" calcext:value-type="float">
            <text:p>4.15559446071128</text:p>
          </table:table-cell>
          <table:table-cell table:formula="of:=[.E24]" office:value-type="float" office:value="17.2689653218943" calcext:value-type="float">
            <text:p>17.2689653218943</text:p>
          </table:table-cell>
          <table:table-cell table:formula="of:=[.F24]" office:value-type="float" office:value="15.3409551072152" calcext:value-type="float">
            <text:p>15.34095510721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base.$B$2]*SIN([$base.$D$2]*[.A26]-[$base.$C$2])" office:value-type="float" office:value="0.543867407609084" calcext:value-type="float">
            <text:p>0.543867407609084</text:p>
          </table:table-cell>
          <table:table-cell table:formula="of:=[$base.$E$2]*SIN([$base.$G$2]*[.A26]-[$base.$F$2])" office:value-type="float" office:value="4.94780756798815" calcext:value-type="float">
            <text:p>4.94780756798815</text:p>
          </table:table-cell>
          <table:table-cell table:formula="of:=[.B26]+[.C26]" office:value-type="float" office:value="5.49167497559723" calcext:value-type="float">
            <text:p>5.49167497559723</text:p>
          </table:table-cell>
          <table:table-cell table:formula="of:=[.D26]^2" office:value-type="float" office:value="30.1584940376009" calcext:value-type="float">
            <text:p>30.1584940376009</text:p>
          </table:table-cell>
          <table:table-cell table:formula="of:=[.B26]^2+[.C26]^2" office:value-type="float" office:value="24.7765914869002" calcext:value-type="float">
            <text:p>24.7765914869002</text:p>
          </table:table-cell>
          <table:table-cell table:formula="of:=[.D25]" office:value-type="float" office:value="4.86181453987979" calcext:value-type="float">
            <text:p>4.86181453987979</text:p>
          </table:table-cell>
          <table:table-cell table:formula="of:=[.E25]" office:value-type="float" office:value="23.6372406201865" calcext:value-type="float">
            <text:p>23.6372406201865</text:p>
          </table:table-cell>
          <table:table-cell table:formula="of:=[.F25]" office:value-type="float" office:value="20.1024751237456" calcext:value-type="float">
            <text:p>20.10247512374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base.$B$2]*SIN([$base.$D$2]*[.A27]-[$base.$C$2])" office:value-type="float" office:value="0.690640734212262" calcext:value-type="float">
            <text:p>0.690640734212262</text:p>
          </table:table-cell>
          <table:table-cell table:formula="of:=[$base.$E$2]*SIN([$base.$G$2]*[.A27]-[$base.$F$2])" office:value-type="float" office:value="5.34603503954912" calcext:value-type="float">
            <text:p>5.34603503954912</text:p>
          </table:table-cell>
          <table:table-cell table:formula="of:=[.B27]+[.C27]" office:value-type="float" office:value="6.03667577376138" calcext:value-type="float">
            <text:p>6.03667577376138</text:p>
          </table:table-cell>
          <table:table-cell table:formula="of:=[.D27]^2" office:value-type="float" office:value="36.4414543975176" calcext:value-type="float">
            <text:p>36.4414543975176</text:p>
          </table:table-cell>
          <table:table-cell table:formula="of:=[.B27]^2+[.C27]^2" office:value-type="float" office:value="29.0570752678402" calcext:value-type="float">
            <text:p>29.0570752678402</text:p>
          </table:table-cell>
          <table:table-cell table:formula="of:=[.D26]" office:value-type="float" office:value="5.49167497559723" calcext:value-type="float">
            <text:p>5.49167497559723</text:p>
          </table:table-cell>
          <table:table-cell table:formula="of:=[.E26]" office:value-type="float" office:value="30.1584940376009" calcext:value-type="float">
            <text:p>30.1584940376009</text:p>
          </table:table-cell>
          <table:table-cell table:formula="of:=[.F26]" office:value-type="float" office:value="24.7765914869002" calcext:value-type="float">
            <text:p>24.77659148690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base.$B$2]*SIN([$base.$D$2]*[.A28]-[$base.$C$2])" office:value-type="float" office:value="0.835687818658651" calcext:value-type="float">
            <text:p>0.835687818658651</text:p>
          </table:table-cell>
          <table:table-cell table:formula="of:=[$base.$E$2]*SIN([$base.$G$2]*[.A28]-[$base.$F$2])" office:value-type="float" office:value="5.65404168737373" calcext:value-type="float">
            <text:p>5.65404168737373</text:p>
          </table:table-cell>
          <table:table-cell table:formula="of:=[.B28]+[.C28]" office:value-type="float" office:value="6.48972950603238" calcext:value-type="float">
            <text:p>6.48972950603238</text:p>
          </table:table-cell>
          <table:table-cell table:formula="of:=[.D28]^2" office:value-type="float" office:value="42.1165890614673" calcext:value-type="float">
            <text:p>42.1165890614673</text:p>
          </table:table-cell>
          <table:table-cell table:formula="of:=[.B28]^2+[.C28]^2" office:value-type="float" office:value="32.6665615328144" calcext:value-type="float">
            <text:p>32.6665615328144</text:p>
          </table:table-cell>
          <table:table-cell table:formula="of:=[.D27]" office:value-type="float" office:value="6.03667577376138" calcext:value-type="float">
            <text:p>6.03667577376138</text:p>
          </table:table-cell>
          <table:table-cell table:formula="of:=[.E27]" office:value-type="float" office:value="36.4414543975176" calcext:value-type="float">
            <text:p>36.4414543975176</text:p>
          </table:table-cell>
          <table:table-cell table:formula="of:=[.F27]" office:value-type="float" office:value="29.0570752678402" calcext:value-type="float">
            <text:p>29.05707526784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base.$B$2]*SIN([$base.$D$2]*[.A29]-[$base.$C$2])" office:value-type="float" office:value="0.978646118776216" calcext:value-type="float">
            <text:p>0.978646118776216</text:p>
          </table:table-cell>
          <table:table-cell table:formula="of:=[$base.$E$2]*SIN([$base.$G$2]*[.A29]-[$base.$F$2])" office:value-type="float" office:value="5.86662952580019" calcext:value-type="float">
            <text:p>5.86662952580019</text:p>
          </table:table-cell>
          <table:table-cell table:formula="of:=[.B29]+[.C29]" office:value-type="float" office:value="6.8452756445764" calcext:value-type="float">
            <text:p>6.8452756445764</text:p>
          </table:table-cell>
          <table:table-cell table:formula="of:=[.D29]^2" office:value-type="float" office:value="46.8577986502309" calcext:value-type="float">
            <text:p>46.8577986502309</text:p>
          </table:table-cell>
          <table:table-cell table:formula="of:=[.B29]^2+[.C29]^2" office:value-type="float" office:value="35.3750902187863" calcext:value-type="float">
            <text:p>35.3750902187863</text:p>
          </table:table-cell>
          <table:table-cell table:formula="of:=[.D28]" office:value-type="float" office:value="6.48972950603238" calcext:value-type="float">
            <text:p>6.48972950603238</text:p>
          </table:table-cell>
          <table:table-cell table:formula="of:=[.E28]" office:value-type="float" office:value="42.1165890614673" calcext:value-type="float">
            <text:p>42.1165890614673</text:p>
          </table:table-cell>
          <table:table-cell table:formula="of:=[.F28]" office:value-type="float" office:value="32.6665615328144" calcext:value-type="float">
            <text:p>32.66656153281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base.$B$2]*SIN([$base.$D$2]*[.A30]-[$base.$C$2])" office:value-type="float" office:value="1.11915831326587" calcext:value-type="float">
            <text:p>1.11915831326587</text:p>
          </table:table-cell>
          <table:table-cell table:formula="of:=[$base.$E$2]*SIN([$base.$G$2]*[.A30]-[$base.$F$2])" office:value-type="float" office:value="5.98021087727731" calcext:value-type="float">
            <text:p>5.98021087727731</text:p>
          </table:table-cell>
          <table:table-cell table:formula="of:=[.B30]+[.C30]" office:value-type="float" office:value="7.09936919054317" calcext:value-type="float">
            <text:p>7.09936919054317</text:p>
          </table:table-cell>
          <table:table-cell table:formula="of:=[.D30]^2" office:value-type="float" office:value="50.4010429036336" calcext:value-type="float">
            <text:p>50.4010429036336</text:p>
          </table:table-cell>
          <table:table-cell table:formula="of:=[.B30]^2+[.C30]^2" office:value-type="float" office:value="37.0154374668579" calcext:value-type="float">
            <text:p>37.0154374668579</text:p>
          </table:table-cell>
          <table:table-cell table:formula="of:=[.D29]" office:value-type="float" office:value="6.8452756445764" calcext:value-type="float">
            <text:p>6.8452756445764</text:p>
          </table:table-cell>
          <table:table-cell table:formula="of:=[.E29]" office:value-type="float" office:value="46.8577986502309" calcext:value-type="float">
            <text:p>46.8577986502309</text:p>
          </table:table-cell>
          <table:table-cell table:formula="of:=[.F29]" office:value-type="float" office:value="35.3750902187863" calcext:value-type="float">
            <text:p>35.37509021878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base.$B$2]*SIN([$base.$D$2]*[.A31]-[$base.$C$2])" office:value-type="float" office:value="1.25687319481875" calcext:value-type="float">
            <text:p>1.25687319481875</text:p>
          </table:table-cell>
          <table:table-cell table:formula="of:=[$base.$E$2]*SIN([$base.$G$2]*[.A31]-[$base.$F$2])" office:value-type="float" office:value="5.99286891877354" calcext:value-type="float">
            <text:p>5.99286891877354</text:p>
          </table:table-cell>
          <table:table-cell table:formula="of:=[.B31]+[.C31]" office:value-type="float" office:value="7.24974211359229" calcext:value-type="float">
            <text:p>7.24974211359229</text:p>
          </table:table-cell>
          <table:table-cell table:formula="of:=[.D31]^2" office:value-type="float" office:value="52.5587607135936" calcext:value-type="float">
            <text:p>52.5587607135936</text:p>
          </table:table-cell>
          <table:table-cell table:formula="of:=[.B31]^2+[.C31]^2" office:value-type="float" office:value="37.4942081054558" calcext:value-type="float">
            <text:p>37.4942081054558</text:p>
          </table:table-cell>
          <table:table-cell table:formula="of:=[.D30]" office:value-type="float" office:value="7.09936919054317" calcext:value-type="float">
            <text:p>7.09936919054317</text:p>
          </table:table-cell>
          <table:table-cell table:formula="of:=[.E30]" office:value-type="float" office:value="50.4010429036336" calcext:value-type="float">
            <text:p>50.4010429036336</text:p>
          </table:table-cell>
          <table:table-cell table:formula="of:=[.F30]" office:value-type="float" office:value="37.0154374668579" calcext:value-type="float">
            <text:p>37.01543746685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base.$B$2]*SIN([$base.$D$2]*[.A32]-[$base.$C$2])" office:value-type="float" office:value="1.39144654795148" calcext:value-type="float">
            <text:p>1.39144654795148</text:p>
          </table:table-cell>
          <table:table-cell table:formula="of:=[$base.$E$2]*SIN([$base.$G$2]*[.A32]-[$base.$F$2])" office:value-type="float" office:value="5.90439003048986" calcext:value-type="float">
            <text:p>5.90439003048986</text:p>
          </table:table-cell>
          <table:table-cell table:formula="of:=[.B32]+[.C32]" office:value-type="float" office:value="7.29583657844134" calcext:value-type="float">
            <text:p>7.29583657844134</text:p>
          </table:table-cell>
          <table:table-cell table:formula="of:=[.D32]^2" office:value-type="float" office:value="53.2292313793227" calcext:value-type="float">
            <text:p>53.2292313793227</text:p>
          </table:table-cell>
          <table:table-cell table:formula="of:=[.B32]^2+[.C32]^2" office:value-type="float" office:value="36.7979451279542" calcext:value-type="float">
            <text:p>36.7979451279542</text:p>
          </table:table-cell>
          <table:table-cell table:formula="of:=[.D31]" office:value-type="float" office:value="7.24974211359229" calcext:value-type="float">
            <text:p>7.24974211359229</text:p>
          </table:table-cell>
          <table:table-cell table:formula="of:=[.E31]" office:value-type="float" office:value="52.5587607135936" calcext:value-type="float">
            <text:p>52.5587607135936</text:p>
          </table:table-cell>
          <table:table-cell table:formula="of:=[.F31]" office:value-type="float" office:value="37.4942081054558" calcext:value-type="float">
            <text:p>37.49420810545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base.$B$2]*SIN([$base.$D$2]*[.A33]-[$base.$C$2])" office:value-type="float" office:value="1.52254200936569" calcext:value-type="float">
            <text:p>1.52254200936569</text:p>
          </table:table-cell>
          <table:table-cell table:formula="of:=[$base.$E$2]*SIN([$base.$G$2]*[.A33]-[$base.$F$2])" office:value-type="float" office:value="5.71626740095294" calcext:value-type="float">
            <text:p>5.71626740095294</text:p>
          </table:table-cell>
          <table:table-cell table:formula="of:=[.B33]+[.C33]" office:value-type="float" office:value="7.23880941031863" calcext:value-type="float">
            <text:p>7.23880941031863</text:p>
          </table:table-cell>
          <table:table-cell table:formula="of:=[.D33]^2" office:value-type="float" office:value="52.4003616789175" calcext:value-type="float">
            <text:p>52.4003616789175</text:p>
          </table:table-cell>
          <table:table-cell table:formula="of:=[.B33]^2+[.C33]^2" office:value-type="float" office:value="34.9938471694806" calcext:value-type="float">
            <text:p>34.9938471694806</text:p>
          </table:table-cell>
          <table:table-cell table:formula="of:=[.D32]" office:value-type="float" office:value="7.29583657844134" calcext:value-type="float">
            <text:p>7.29583657844134</text:p>
          </table:table-cell>
          <table:table-cell table:formula="of:=[.E32]" office:value-type="float" office:value="53.2292313793227" calcext:value-type="float">
            <text:p>53.2292313793227</text:p>
          </table:table-cell>
          <table:table-cell table:formula="of:=[.F32]" office:value-type="float" office:value="36.7979451279542" calcext:value-type="float">
            <text:p>36.79794512795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base.$B$2]*SIN([$base.$D$2]*[.A34]-[$base.$C$2])" office:value-type="float" office:value="1.64983190868104" calcext:value-type="float">
            <text:p>1.64983190868104</text:p>
          </table:table-cell>
          <table:table-cell table:formula="of:=[$base.$E$2]*SIN([$base.$G$2]*[.A34]-[$base.$F$2])" office:value-type="float" office:value="5.43167582764816" calcext:value-type="float">
            <text:p>5.43167582764816</text:p>
          </table:table-cell>
          <table:table-cell table:formula="of:=[.B34]+[.C34]" office:value-type="float" office:value="7.0815077363292" calcext:value-type="float">
            <text:p>7.0815077363292</text:p>
          </table:table-cell>
          <table:table-cell table:formula="of:=[.D34]^2" office:value-type="float" office:value="50.1477518196903" calcext:value-type="float">
            <text:p>50.1477518196903</text:p>
          </table:table-cell>
          <table:table-cell table:formula="of:=[.B34]^2+[.C34]^2" office:value-type="float" office:value="32.2250476235594" calcext:value-type="float">
            <text:p>32.2250476235594</text:p>
          </table:table-cell>
          <table:table-cell table:formula="of:=[.D33]" office:value-type="float" office:value="7.23880941031863" calcext:value-type="float">
            <text:p>7.23880941031863</text:p>
          </table:table-cell>
          <table:table-cell table:formula="of:=[.E33]" office:value-type="float" office:value="52.4003616789175" calcext:value-type="float">
            <text:p>52.4003616789175</text:p>
          </table:table-cell>
          <table:table-cell table:formula="of:=[.F33]" office:value-type="float" office:value="34.9938471694806" calcext:value-type="float">
            <text:p>34.99384716948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base.$B$2]*SIN([$base.$D$2]*[.A35]-[$base.$C$2])" office:value-type="float" office:value="1.77299808744053" calcext:value-type="float">
            <text:p>1.77299808744053</text:p>
          </table:table-cell>
          <table:table-cell table:formula="of:=[$base.$E$2]*SIN([$base.$G$2]*[.A35]-[$base.$F$2])" office:value-type="float" office:value="5.05541813846235" calcext:value-type="float">
            <text:p>5.05541813846235</text:p>
          </table:table-cell>
          <table:table-cell table:formula="of:=[.B35]+[.C35]" office:value-type="float" office:value="6.82841622590288" calcext:value-type="float">
            <text:p>6.82841622590288</text:p>
          </table:table-cell>
          <table:table-cell table:formula="of:=[.D35]^2" office:value-type="float" office:value="46.6272681541738" calcext:value-type="float">
            <text:p>46.6272681541738</text:p>
          </table:table-cell>
          <table:table-cell table:formula="of:=[.B35]^2+[.C35]^2" office:value-type="float" office:value="28.7007747727619" calcext:value-type="float">
            <text:p>28.7007747727619</text:p>
          </table:table-cell>
          <table:table-cell table:formula="of:=[.D34]" office:value-type="float" office:value="7.0815077363292" calcext:value-type="float">
            <text:p>7.0815077363292</text:p>
          </table:table-cell>
          <table:table-cell table:formula="of:=[.E34]" office:value-type="float" office:value="50.1477518196903" calcext:value-type="float">
            <text:p>50.1477518196903</text:p>
          </table:table-cell>
          <table:table-cell table:formula="of:=[.F34]" office:value-type="float" office:value="32.2250476235594" calcext:value-type="float">
            <text:p>32.22504762355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base.$B$2]*SIN([$base.$D$2]*[.A36]-[$base.$C$2])" office:value-type="float" office:value="1.89173269434098" calcext:value-type="float">
            <text:p>1.89173269434098</text:p>
          </table:table-cell>
          <table:table-cell table:formula="of:=[$base.$E$2]*SIN([$base.$G$2]*[.A36]-[$base.$F$2])" office:value-type="float" office:value="4.59384413813947" calcext:value-type="float">
            <text:p>4.59384413813947</text:p>
          </table:table-cell>
          <table:table-cell table:formula="of:=[.B36]+[.C36]" office:value-type="float" office:value="6.48557683248045" calcext:value-type="float">
            <text:p>6.48557683248045</text:p>
          </table:table-cell>
          <table:table-cell table:formula="of:=[.D36]^2" office:value-type="float" office:value="42.0627068500072" calcext:value-type="float">
            <text:p>42.0627068500072</text:p>
          </table:table-cell>
          <table:table-cell table:formula="of:=[.B36]^2+[.C36]^2" office:value-type="float" office:value="24.682056552357" calcext:value-type="float">
            <text:p>24.682056552357</text:p>
          </table:table-cell>
          <table:table-cell table:formula="of:=[.D35]" office:value-type="float" office:value="6.82841622590288" calcext:value-type="float">
            <text:p>6.82841622590288</text:p>
          </table:table-cell>
          <table:table-cell table:formula="of:=[.E35]" office:value-type="float" office:value="46.6272681541738" calcext:value-type="float">
            <text:p>46.6272681541738</text:p>
          </table:table-cell>
          <table:table-cell table:formula="of:=[.F35]" office:value-type="float" office:value="28.7007747727619" calcext:value-type="float">
            <text:p>28.70077477276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base.$B$2]*SIN([$base.$D$2]*[.A37]-[$base.$C$2])" office:value-type="float" office:value="2.00573895470091" calcext:value-type="float">
            <text:p>2.00573895470091</text:p>
          </table:table-cell>
          <table:table-cell table:formula="of:=[$base.$E$2]*SIN([$base.$G$2]*[.A37]-[$base.$F$2])" office:value-type="float" office:value="4.05474344762596" calcext:value-type="float">
            <text:p>4.05474344762596</text:p>
          </table:table-cell>
          <table:table-cell table:formula="of:=[.B37]+[.C37]" office:value-type="float" office:value="6.06048240232687" calcext:value-type="float">
            <text:p>6.06048240232687</text:p>
          </table:table-cell>
          <table:table-cell table:formula="of:=[.D37]^2" office:value-type="float" office:value="36.7294469489137" calcext:value-type="float">
            <text:p>36.7294469489137</text:p>
          </table:table-cell>
          <table:table-cell table:formula="of:=[.B37]^2+[.C37]^2" office:value-type="float" office:value="20.4639331804704" calcext:value-type="float">
            <text:p>20.4639331804704</text:p>
          </table:table-cell>
          <table:table-cell table:formula="of:=[.D36]" office:value-type="float" office:value="6.48557683248045" calcext:value-type="float">
            <text:p>6.48557683248045</text:p>
          </table:table-cell>
          <table:table-cell table:formula="of:=[.E36]" office:value-type="float" office:value="42.0627068500072" calcext:value-type="float">
            <text:p>42.0627068500072</text:p>
          </table:table-cell>
          <table:table-cell table:formula="of:=[.F36]" office:value-type="float" office:value="24.682056552357" calcext:value-type="float">
            <text:p>24.6820565523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base.$B$2]*SIN([$base.$D$2]*[.A38]-[$base.$C$2])" office:value-type="float" office:value="2.11473191224274" calcext:value-type="float">
            <text:p>2.11473191224274</text:p>
          </table:table-cell>
          <table:table-cell table:formula="of:=[$base.$E$2]*SIN([$base.$G$2]*[.A38]-[$base.$F$2])" office:value-type="float" office:value="3.44721404477178" calcext:value-type="float">
            <text:p>3.44721404477178</text:p>
          </table:table-cell>
          <table:table-cell table:formula="of:=[.B38]+[.C38]" office:value-type="float" office:value="5.56194595701453" calcext:value-type="float">
            <text:p>5.56194595701453</text:p>
          </table:table-cell>
          <table:table-cell table:formula="of:=[.D38]^2" office:value-type="float" office:value="30.9352428287503" calcext:value-type="float">
            <text:p>30.9352428287503</text:p>
          </table:table-cell>
          <table:table-cell table:formula="of:=[.B38]^2+[.C38]^2" office:value-type="float" office:value="16.3553757311297" calcext:value-type="float">
            <text:p>16.3553757311297</text:p>
          </table:table-cell>
          <table:table-cell table:formula="of:=[.D37]" office:value-type="float" office:value="6.06048240232687" calcext:value-type="float">
            <text:p>6.06048240232687</text:p>
          </table:table-cell>
          <table:table-cell table:formula="of:=[.E37]" office:value-type="float" office:value="36.7294469489137" calcext:value-type="float">
            <text:p>36.7294469489137</text:p>
          </table:table-cell>
          <table:table-cell table:formula="of:=[.F37]" office:value-type="float" office:value="20.4639331804704" calcext:value-type="float">
            <text:p>20.46393318047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base.$B$2]*SIN([$base.$D$2]*[.A39]-[$base.$C$2])" office:value-type="float" office:value="2.21843914133507" calcext:value-type="float">
            <text:p>2.21843914133507</text:p>
          </table:table-cell>
          <table:table-cell table:formula="of:=[$base.$E$2]*SIN([$base.$G$2]*[.A39]-[$base.$F$2])" office:value-type="float" office:value="2.78150872492227" calcext:value-type="float">
            <text:p>2.78150872492227</text:p>
          </table:table-cell>
          <table:table-cell table:formula="of:=[.B39]+[.C39]" office:value-type="float" office:value="4.99994786625734" calcext:value-type="float">
            <text:p>4.99994786625734</text:p>
          </table:table-cell>
          <table:table-cell table:formula="of:=[.D39]^2" office:value-type="float" office:value="24.9994786652914" calcext:value-type="float">
            <text:p>24.9994786652914</text:p>
          </table:table-cell>
          <table:table-cell table:formula="of:=[.B39]^2+[.C39]^2" office:value-type="float" office:value="12.6582630106262" calcext:value-type="float">
            <text:p>12.6582630106262</text:p>
          </table:table-cell>
          <table:table-cell table:formula="of:=[.D38]" office:value-type="float" office:value="5.56194595701453" calcext:value-type="float">
            <text:p>5.56194595701453</text:p>
          </table:table-cell>
          <table:table-cell table:formula="of:=[.E38]" office:value-type="float" office:value="30.9352428287503" calcext:value-type="float">
            <text:p>30.9352428287503</text:p>
          </table:table-cell>
          <table:table-cell table:formula="of:=[.F38]" office:value-type="float" office:value="16.3553757311297" calcext:value-type="float">
            <text:p>16.35537573112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base.$B$2]*SIN([$base.$D$2]*[.A40]-[$base.$C$2])" office:value-type="float" office:value="2.31660142791482" calcext:value-type="float">
            <text:p>2.31660142791482</text:p>
          </table:table-cell>
          <table:table-cell table:formula="of:=[$base.$E$2]*SIN([$base.$G$2]*[.A40]-[$base.$F$2])" office:value-type="float" office:value="2.0688620725645" calcext:value-type="float">
            <text:p>2.0688620725645</text:p>
          </table:table-cell>
          <table:table-cell table:formula="of:=[.B40]+[.C40]" office:value-type="float" office:value="4.38546350047932" calcext:value-type="float">
            <text:p>4.38546350047932</text:p>
          </table:table-cell>
          <table:table-cell table:formula="of:=[.D40]^2" office:value-type="float" office:value="19.2322901140363" calcext:value-type="float">
            <text:p>19.2322901140363</text:p>
          </table:table-cell>
          <table:table-cell table:formula="of:=[.B40]^2+[.C40]^2" office:value-type="float" office:value="9.64683245111285" calcext:value-type="float">
            <text:p>9.64683245111285</text:p>
          </table:table-cell>
          <table:table-cell table:formula="of:=[.D39]" office:value-type="float" office:value="4.99994786625734" calcext:value-type="float">
            <text:p>4.99994786625734</text:p>
          </table:table-cell>
          <table:table-cell table:formula="of:=[.E39]" office:value-type="float" office:value="24.9994786652914" calcext:value-type="float">
            <text:p>24.9994786652914</text:p>
          </table:table-cell>
          <table:table-cell table:formula="of:=[.F39]" office:value-type="float" office:value="12.6582630106262" calcext:value-type="float">
            <text:p>12.65826301062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base.$B$2]*SIN([$base.$D$2]*[.A41]-[$base.$C$2])" office:value-type="float" office:value="2.4089734173875" calcext:value-type="float">
            <text:p>2.4089734173875</text:p>
          </table:table-cell>
          <table:table-cell table:formula="of:=[$base.$E$2]*SIN([$base.$G$2]*[.A41]-[$base.$F$2])" office:value-type="float" office:value="1.32130086409124" calcext:value-type="float">
            <text:p>1.32130086409124</text:p>
          </table:table-cell>
          <table:table-cell table:formula="of:=[.B41]+[.C41]" office:value-type="float" office:value="3.73027428147873" calcext:value-type="float">
            <text:p>3.73027428147873</text:p>
          </table:table-cell>
          <table:table-cell table:formula="of:=[.D41]^2" office:value-type="float" office:value="13.9149462150617" calcext:value-type="float">
            <text:p>13.9149462150617</text:p>
          </table:table-cell>
          <table:table-cell table:formula="of:=[.B41]^2+[.C41]^2" office:value-type="float" office:value="7.54898889912785" calcext:value-type="float">
            <text:p>7.54898889912785</text:p>
          </table:table-cell>
          <table:table-cell table:formula="of:=[.D40]" office:value-type="float" office:value="4.38546350047932" calcext:value-type="float">
            <text:p>4.38546350047932</text:p>
          </table:table-cell>
          <table:table-cell table:formula="of:=[.E40]" office:value-type="float" office:value="19.2322901140363" calcext:value-type="float">
            <text:p>19.2322901140363</text:p>
          </table:table-cell>
          <table:table-cell table:formula="of:=[.F40]" office:value-type="float" office:value="9.64683245111285" calcext:value-type="float">
            <text:p>9.646832451112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base.$B$2]*SIN([$base.$D$2]*[.A42]-[$base.$C$2])" office:value-type="float" office:value="2.49532422788579" calcext:value-type="float">
            <text:p>2.49532422788579</text:p>
          </table:table-cell>
          <table:table-cell table:formula="of:=[$base.$E$2]*SIN([$base.$G$2]*[.A42]-[$base.$F$2])" office:value-type="float" office:value="0.55144110136609" calcext:value-type="float">
            <text:p>0.55144110136609</text:p>
          </table:table-cell>
          <table:table-cell table:formula="of:=[.B42]+[.C42]" office:value-type="float" office:value="3.04676532925188" calcext:value-type="float">
            <text:p>3.04676532925188</text:p>
          </table:table-cell>
          <table:table-cell table:formula="of:=[.D42]^2" office:value-type="float" office:value="9.28277897153135" calcext:value-type="float">
            <text:p>9.28277897153135</text:p>
          </table:table-cell>
          <table:table-cell table:formula="of:=[.B42]^2+[.C42]^2" office:value-type="float" office:value="6.53073029054968" calcext:value-type="float">
            <text:p>6.53073029054968</text:p>
          </table:table-cell>
          <table:table-cell table:formula="of:=[.D41]" office:value-type="float" office:value="3.73027428147873" calcext:value-type="float">
            <text:p>3.73027428147873</text:p>
          </table:table-cell>
          <table:table-cell table:formula="of:=[.E41]" office:value-type="float" office:value="13.9149462150617" calcext:value-type="float">
            <text:p>13.9149462150617</text:p>
          </table:table-cell>
          <table:table-cell table:formula="of:=[.F41]" office:value-type="float" office:value="7.54898889912785" calcext:value-type="float">
            <text:p>7.548988899127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base.$B$2]*SIN([$base.$D$2]*[.A43]-[$base.$C$2])" office:value-type="float" office:value="2.57543802735411" calcext:value-type="float">
            <text:p>2.57543802735411</text:p>
          </table:table-cell>
          <table:table-cell table:formula="of:=[$base.$E$2]*SIN([$base.$G$2]*[.A43]-[$base.$F$2])" office:value-type="float" office:value="-0.227724898605791" calcext:value-type="float">
            <text:p>-0.227724898605791</text:p>
          </table:table-cell>
          <table:table-cell table:formula="of:=[.B43]+[.C43]" office:value-type="float" office:value="2.34771312874832" calcext:value-type="float">
            <text:p>2.34771312874832</text:p>
          </table:table-cell>
          <table:table-cell table:formula="of:=[.D43]^2" office:value-type="float" office:value="5.51175693489724" calcext:value-type="float">
            <text:p>5.51175693489724</text:p>
          </table:table-cell>
          <table:table-cell table:formula="of:=[.B43]^2+[.C43]^2" office:value-type="float" office:value="6.68473966218667" calcext:value-type="float">
            <text:p>6.68473966218667</text:p>
          </table:table-cell>
          <table:table-cell table:formula="of:=[.D42]" office:value-type="float" office:value="3.04676532925188" calcext:value-type="float">
            <text:p>3.04676532925188</text:p>
          </table:table-cell>
          <table:table-cell table:formula="of:=[.E42]" office:value-type="float" office:value="9.28277897153135" calcext:value-type="float">
            <text:p>9.28277897153135</text:p>
          </table:table-cell>
          <table:table-cell table:formula="of:=[.F42]" office:value-type="float" office:value="6.53073029054968" calcext:value-type="float">
            <text:p>6.530730290549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base.$B$2]*SIN([$base.$D$2]*[.A44]-[$base.$C$2])" office:value-type="float" office:value="2.64911457301626" calcext:value-type="float">
            <text:p>2.64911457301626</text:p>
          </table:table-cell>
          <table:table-cell table:formula="of:=[$base.$E$2]*SIN([$base.$G$2]*[.A44]-[$base.$F$2])" office:value-type="float" office:value="-1.00304776478122" calcext:value-type="float">
            <text:p>-1.00304776478122</text:p>
          </table:table-cell>
          <table:table-cell table:formula="of:=[.B44]+[.C44]" office:value-type="float" office:value="1.64606680823504" calcext:value-type="float">
            <text:p>1.64606680823504</text:p>
          </table:table-cell>
          <table:table-cell table:formula="of:=[.D44]^2" office:value-type="float" office:value="2.70953593717308" calcext:value-type="float">
            <text:p>2.70953593717308</text:p>
          </table:table-cell>
          <table:table-cell table:formula="of:=[.B44]^2+[.C44]^2" office:value-type="float" office:value="8.02391283939971" calcext:value-type="float">
            <text:p>8.02391283939971</text:p>
          </table:table-cell>
          <table:table-cell table:formula="of:=[.D43]" office:value-type="float" office:value="2.34771312874832" calcext:value-type="float">
            <text:p>2.34771312874832</text:p>
          </table:table-cell>
          <table:table-cell table:formula="of:=[.E43]" office:value-type="float" office:value="5.51175693489724" calcext:value-type="float">
            <text:p>5.51175693489724</text:p>
          </table:table-cell>
          <table:table-cell table:formula="of:=[.F43]" office:value-type="float" office:value="6.68473966218667" calcext:value-type="float">
            <text:p>6.68473966218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base.$B$2]*SIN([$base.$D$2]*[.A45]-[$base.$C$2])" office:value-type="float" office:value="2.71616971187805" calcext:value-type="float">
            <text:p>2.71616971187805</text:p>
          </table:table-cell>
          <table:table-cell table:formula="of:=[$base.$E$2]*SIN([$base.$G$2]*[.A45]-[$base.$F$2])" office:value-type="float" office:value="-1.76144298365991" calcext:value-type="float">
            <text:p>-1.76144298365991</text:p>
          </table:table-cell>
          <table:table-cell table:formula="of:=[.B45]+[.C45]" office:value-type="float" office:value="0.954726728218141" calcext:value-type="float">
            <text:p>0.954726728218141</text:p>
          </table:table-cell>
          <table:table-cell table:formula="of:=[.D45]^2" office:value-type="float" office:value="0.911503125574116" calcext:value-type="float">
            <text:p>0.911503125574116</text:p>
          </table:table-cell>
          <table:table-cell table:formula="of:=[.B45]^2+[.C45]^2" office:value-type="float" office:value="10.4802592884084" calcext:value-type="float">
            <text:p>10.4802592884084</text:p>
          </table:table-cell>
          <table:table-cell table:formula="of:=[.D44]" office:value-type="float" office:value="1.64606680823504" calcext:value-type="float">
            <text:p>1.64606680823504</text:p>
          </table:table-cell>
          <table:table-cell table:formula="of:=[.E44]" office:value-type="float" office:value="2.70953593717308" calcext:value-type="float">
            <text:p>2.70953593717308</text:p>
          </table:table-cell>
          <table:table-cell table:formula="of:=[.F44]" office:value-type="float" office:value="8.02391283939971" calcext:value-type="float">
            <text:p>8.023912839399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base.$B$2]*SIN([$base.$D$2]*[.A46]-[$base.$C$2])" office:value-type="float" office:value="2.77643584101399" calcext:value-type="float">
            <text:p>2.77643584101399</text:p>
          </table:table-cell>
          <table:table-cell table:formula="of:=[$base.$E$2]*SIN([$base.$G$2]*[.A46]-[$base.$F$2])" office:value-type="float" office:value="-2.49011171631567" calcext:value-type="float">
            <text:p>-2.49011171631567</text:p>
          </table:table-cell>
          <table:table-cell table:formula="of:=[.B46]+[.C46]" office:value-type="float" office:value="0.286324124698318" calcext:value-type="float">
            <text:p>0.286324124698318</text:p>
          </table:table-cell>
          <table:table-cell table:formula="of:=[.D46]^2" office:value-type="float" office:value="0.0819815043842579" calcext:value-type="float">
            <text:p>0.081981504384258</text:p>
          </table:table-cell>
          <table:table-cell table:formula="of:=[.B46]^2+[.C46]^2" office:value-type="float" office:value="13.9092523389997" calcext:value-type="float">
            <text:p>13.9092523389997</text:p>
          </table:table-cell>
          <table:table-cell table:formula="of:=[.D45]" office:value-type="float" office:value="0.954726728218141" calcext:value-type="float">
            <text:p>0.954726728218141</text:p>
          </table:table-cell>
          <table:table-cell table:formula="of:=[.E45]" office:value-type="float" office:value="0.911503125574116" calcext:value-type="float">
            <text:p>0.911503125574116</text:p>
          </table:table-cell>
          <table:table-cell table:formula="of:=[.F45]" office:value-type="float" office:value="10.4802592884084" calcext:value-type="float">
            <text:p>10.48025928840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base.$B$2]*SIN([$base.$D$2]*[.A47]-[$base.$C$2])" office:value-type="float" office:value="2.82976232648723" calcext:value-type="float">
            <text:p>2.82976232648723</text:p>
          </table:table-cell>
          <table:table-cell table:formula="of:=[$base.$E$2]*SIN([$base.$G$2]*[.A47]-[$base.$F$2])" office:value-type="float" office:value="-3.1767567943228" calcext:value-type="float">
            <text:p>-3.1767567943228</text:p>
          </table:table-cell>
          <table:table-cell table:formula="of:=[.B47]+[.C47]" office:value-type="float" office:value="-0.346994467835567" calcext:value-type="float">
            <text:p>-0.346994467835567</text:p>
          </table:table-cell>
          <table:table-cell table:formula="of:=[.D47]^2" office:value-type="float" office:value="0.120405160708488" calcext:value-type="float">
            <text:p>0.120405160708488</text:p>
          </table:table-cell>
          <table:table-cell table:formula="of:=[.B47]^2+[.C47]^2" office:value-type="float" office:value="18.0993385546825" calcext:value-type="float">
            <text:p>18.0993385546825</text:p>
          </table:table-cell>
          <table:table-cell table:formula="of:=[.D46]" office:value-type="float" office:value="0.286324124698318" calcext:value-type="float">
            <text:p>0.286324124698318</text:p>
          </table:table-cell>
          <table:table-cell table:formula="of:=[.E46]" office:value-type="float" office:value="0.0819815043842579" calcext:value-type="float">
            <text:p>0.081981504384258</text:p>
          </table:table-cell>
          <table:table-cell table:formula="of:=[.F46]" office:value-type="float" office:value="13.9092523389997" calcext:value-type="float">
            <text:p>13.90925233899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base.$B$2]*SIN([$base.$D$2]*[.A48]-[$base.$C$2])" office:value-type="float" office:value="2.87601587985598" calcext:value-type="float">
            <text:p>2.87601587985598</text:p>
          </table:table-cell>
          <table:table-cell table:formula="of:=[$base.$E$2]*SIN([$base.$G$2]*[.A48]-[$base.$F$2])" office:value-type="float" office:value="-3.80979024938438" calcext:value-type="float">
            <text:p>-3.80979024938438</text:p>
          </table:table-cell>
          <table:table-cell table:formula="of:=[.B48]+[.C48]" office:value-type="float" office:value="-0.933774369528399" calcext:value-type="float">
            <text:p>-0.933774369528399</text:p>
          </table:table-cell>
          <table:table-cell table:formula="of:=[.D48]^2" office:value-type="float" office:value="0.871934573188159" calcext:value-type="float">
            <text:p>0.871934573188159</text:p>
          </table:table-cell>
          <table:table-cell table:formula="of:=[.B48]^2+[.C48]^2" office:value-type="float" office:value="22.785969085488" calcext:value-type="float">
            <text:p>22.785969085488</text:p>
          </table:table-cell>
          <table:table-cell table:formula="of:=[.D47]" office:value-type="float" office:value="-0.346994467835567" calcext:value-type="float">
            <text:p>-0.346994467835567</text:p>
          </table:table-cell>
          <table:table-cell table:formula="of:=[.E47]" office:value-type="float" office:value="0.120405160708488" calcext:value-type="float">
            <text:p>0.120405160708488</text:p>
          </table:table-cell>
          <table:table-cell table:formula="of:=[.F47]" office:value-type="float" office:value="18.0993385546825" calcext:value-type="float">
            <text:p>18.09933855468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base.$B$2]*SIN([$base.$D$2]*[.A49]-[$base.$C$2])" office:value-type="float" office:value="2.91508089132521" calcext:value-type="float">
            <text:p>2.91508089132521</text:p>
          </table:table-cell>
          <table:table-cell table:formula="of:=[$base.$E$2]*SIN([$base.$G$2]*[.A49]-[$base.$F$2])" office:value-type="float" office:value="-4.37852887434862" calcext:value-type="float">
            <text:p>-4.37852887434862</text:p>
          </table:table-cell>
          <table:table-cell table:formula="of:=[.B49]+[.C49]" office:value-type="float" office:value="-1.46344798302341" calcext:value-type="float">
            <text:p>-1.46344798302341</text:p>
          </table:table-cell>
          <table:table-cell table:formula="of:=[.D49]^2" office:value-type="float" office:value="2.14167999901529" calcext:value-type="float">
            <text:p>2.14167999901529</text:p>
          </table:table-cell>
          <table:table-cell table:formula="of:=[.B49]^2+[.C49]^2" office:value-type="float" office:value="27.669211706474" calcext:value-type="float">
            <text:p>27.669211706474</text:p>
          </table:table-cell>
          <table:table-cell table:formula="of:=[.D48]" office:value-type="float" office:value="-0.933774369528399" calcext:value-type="float">
            <text:p>-0.933774369528399</text:p>
          </table:table-cell>
          <table:table-cell table:formula="of:=[.E48]" office:value-type="float" office:value="0.871934573188159" calcext:value-type="float">
            <text:p>0.871934573188159</text:p>
          </table:table-cell>
          <table:table-cell table:formula="of:=[.F48]" office:value-type="float" office:value="22.785969085488" calcext:value-type="float">
            <text:p>22.7859690854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base.$B$2]*SIN([$base.$D$2]*[.A50]-[$base.$C$2])" office:value-type="float" office:value="2.9468597187109" calcext:value-type="float">
            <text:p>2.9468597187109</text:p>
          </table:table-cell>
          <table:table-cell table:formula="of:=[$base.$E$2]*SIN([$base.$G$2]*[.A50]-[$base.$F$2])" office:value-type="float" office:value="-4.87337451528363" calcext:value-type="float">
            <text:p>-4.87337451528363</text:p>
          </table:table-cell>
          <table:table-cell table:formula="of:=[.B50]+[.C50]" office:value-type="float" office:value="-1.92651479657272" calcext:value-type="float">
            <text:p>-1.92651479657272</text:p>
          </table:table-cell>
          <table:table-cell table:formula="of:=[.D50]^2" office:value-type="float" office:value="3.71145926141364" calcext:value-type="float">
            <text:p>3.71145926141364</text:p>
          </table:table-cell>
          <table:table-cell table:formula="of:=[.B50]^2+[.C50]^2" office:value-type="float" office:value="32.4337613679768" calcext:value-type="float">
            <text:p>32.4337613679768</text:p>
          </table:table-cell>
          <table:table-cell table:formula="of:=[.D49]" office:value-type="float" office:value="-1.46344798302341" calcext:value-type="float">
            <text:p>-1.46344798302341</text:p>
          </table:table-cell>
          <table:table-cell table:formula="of:=[.E49]" office:value-type="float" office:value="2.14167999901529" calcext:value-type="float">
            <text:p>2.14167999901529</text:p>
          </table:table-cell>
          <table:table-cell table:formula="of:=[.F49]" office:value-type="float" office:value="27.669211706474" calcext:value-type="float">
            <text:p>27.6692117064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base.$B$2]*SIN([$base.$D$2]*[.A51]-[$base.$C$2])" office:value-type="float" office:value="2.9712729314947" calcext:value-type="float">
            <text:p>2.9712729314947</text:p>
          </table:table-cell>
          <table:table-cell table:formula="of:=[$base.$E$2]*SIN([$base.$G$2]*[.A51]-[$base.$F$2])" office:value-type="float" office:value="-5.28597605196342" calcext:value-type="float">
            <text:p>-5.28597605196342</text:p>
          </table:table-cell>
          <table:table-cell table:formula="of:=[.B51]+[.C51]" office:value-type="float" office:value="-2.31470312046872" calcext:value-type="float">
            <text:p>-2.31470312046872</text:p>
          </table:table-cell>
          <table:table-cell table:formula="of:=[.D51]^2" office:value-type="float" office:value="5.35785053590762" calcext:value-type="float">
            <text:p>5.35785053590762</text:p>
          </table:table-cell>
          <table:table-cell table:formula="of:=[.B51]^2+[.C51]^2" office:value-type="float" office:value="36.7700056553638" calcext:value-type="float">
            <text:p>36.7700056553638</text:p>
          </table:table-cell>
          <table:table-cell table:formula="of:=[.D50]" office:value-type="float" office:value="-1.92651479657272" calcext:value-type="float">
            <text:p>-1.92651479657272</text:p>
          </table:table-cell>
          <table:table-cell table:formula="of:=[.E50]" office:value-type="float" office:value="3.71145926141364" calcext:value-type="float">
            <text:p>3.71145926141364</text:p>
          </table:table-cell>
          <table:table-cell table:formula="of:=[.F50]" office:value-type="float" office:value="32.4337613679768" calcext:value-type="float">
            <text:p>32.43376136797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base.$B$2]*SIN([$base.$D$2]*[.A52]-[$base.$C$2])" office:value-type="float" office:value="2.98825950935878" calcext:value-type="float">
            <text:p>2.98825950935878</text:p>
          </table:table-cell>
          <table:table-cell table:formula="of:=[$base.$E$2]*SIN([$base.$G$2]*[.A52]-[$base.$F$2])" office:value-type="float" office:value="-5.6093703331481" calcext:value-type="float">
            <text:p>-5.6093703331481</text:p>
          </table:table-cell>
          <table:table-cell table:formula="of:=[.B52]+[.C52]" office:value-type="float" office:value="-2.62111082378932" calcext:value-type="float">
            <text:p>-2.62111082378932</text:p>
          </table:table-cell>
          <table:table-cell table:formula="of:=[.D52]^2" office:value-type="float" office:value="6.87022195058551" calcext:value-type="float">
            <text:p>6.87022195058551</text:p>
          </table:table-cell>
          <table:table-cell table:formula="of:=[.B52]^2+[.C52]^2" office:value-type="float" office:value="40.3947304296752" calcext:value-type="float">
            <text:p>40.3947304296752</text:p>
          </table:table-cell>
          <table:table-cell table:formula="of:=[.D51]" office:value-type="float" office:value="-2.31470312046872" calcext:value-type="float">
            <text:p>-2.31470312046872</text:p>
          </table:table-cell>
          <table:table-cell table:formula="of:=[.E51]" office:value-type="float" office:value="5.35785053590762" calcext:value-type="float">
            <text:p>5.35785053590762</text:p>
          </table:table-cell>
          <table:table-cell table:formula="of:=[.F51]" office:value-type="float" office:value="36.7700056553638" calcext:value-type="float">
            <text:p>36.77000565536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base.$B$2]*SIN([$base.$D$2]*[.A53]-[$base.$C$2])" office:value-type="float" office:value="2.99777699470494" calcext:value-type="float">
            <text:p>2.99777699470494</text:p>
          </table:table-cell>
          <table:table-cell table:formula="of:=[$base.$E$2]*SIN([$base.$G$2]*[.A53]-[$base.$F$2])" office:value-type="float" office:value="-5.83809968820434" calcext:value-type="float">
            <text:p>-5.83809968820434</text:p>
          </table:table-cell>
          <table:table-cell table:formula="of:=[.B53]+[.C53]" office:value-type="float" office:value="-2.84032269349941" calcext:value-type="float">
            <text:p>-2.84032269349941</text:p>
          </table:table-cell>
          <table:table-cell table:formula="of:=[.D53]^2" office:value-type="float" office:value="8.06743300320772" calcext:value-type="float">
            <text:p>8.06743300320772</text:p>
          </table:table-cell>
          <table:table-cell table:formula="of:=[.B53]^2+[.C53]^2" office:value-type="float" office:value="43.0700748793938" calcext:value-type="float">
            <text:p>43.0700748793938</text:p>
          </table:table-cell>
          <table:table-cell table:formula="of:=[.D52]" office:value-type="float" office:value="-2.62111082378932" calcext:value-type="float">
            <text:p>-2.62111082378932</text:p>
          </table:table-cell>
          <table:table-cell table:formula="of:=[.E52]" office:value-type="float" office:value="6.87022195058551" calcext:value-type="float">
            <text:p>6.87022195058551</text:p>
          </table:table-cell>
          <table:table-cell table:formula="of:=[.F52]" office:value-type="float" office:value="40.3947304296752" calcext:value-type="float">
            <text:p>40.39473042967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base.$B$2]*SIN([$base.$D$2]*[.A54]-[$base.$C$2])" office:value-type="float" office:value="2.99980159877641" calcext:value-type="float">
            <text:p>2.99980159877641</text:p>
          </table:table-cell>
          <table:table-cell table:formula="of:=[$base.$E$2]*SIN([$base.$G$2]*[.A54]-[$base.$F$2])" office:value-type="float" office:value="-5.96830403191513" calcext:value-type="float">
            <text:p>-5.96830403191513</text:p>
          </table:table-cell>
          <table:table-cell table:formula="of:=[.B54]+[.C54]" office:value-type="float" office:value="-2.96850243313872" calcext:value-type="float">
            <text:p>-2.96850243313872</text:p>
          </table:table-cell>
          <table:table-cell table:formula="of:=[.D54]^2" office:value-type="float" office:value="8.8120066955505" calcext:value-type="float">
            <text:p>8.8120066955505</text:p>
          </table:table-cell>
          <table:table-cell table:formula="of:=[.B54]^2+[.C54]^2" office:value-type="float" office:value="44.6194626493959" calcext:value-type="float">
            <text:p>44.6194626493959</text:p>
          </table:table-cell>
          <table:table-cell table:formula="of:=[.D53]" office:value-type="float" office:value="-2.84032269349941" calcext:value-type="float">
            <text:p>-2.84032269349941</text:p>
          </table:table-cell>
          <table:table-cell table:formula="of:=[.E53]" office:value-type="float" office:value="8.06743300320772" calcext:value-type="float">
            <text:p>8.06743300320772</text:p>
          </table:table-cell>
          <table:table-cell table:formula="of:=[.F53]" office:value-type="float" office:value="43.0700748793938" calcext:value-type="float">
            <text:p>43.07007487939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base.$B$2]*SIN([$base.$D$2]*[.A55]-[$base.$C$2])" office:value-type="float" office:value="2.99432826111742" calcext:value-type="float">
            <text:p>2.99432826111742</text:p>
          </table:table-cell>
          <table:table-cell table:formula="of:=[$base.$E$2]*SIN([$base.$G$2]*[.A55]-[$base.$F$2])" office:value-type="float" office:value="-5.9977860080984" calcext:value-type="float">
            <text:p>-5.9977860080984</text:p>
          </table:table-cell>
          <table:table-cell table:formula="of:=[.B55]+[.C55]" office:value-type="float" office:value="-3.00345774698098" calcext:value-type="float">
            <text:p>-3.00345774698098</text:p>
          </table:table-cell>
          <table:table-cell table:formula="of:=[.D55]^2" office:value-type="float" office:value="9.02075843790008" calcext:value-type="float">
            <text:p>9.02075843790008</text:p>
          </table:table-cell>
          <table:table-cell table:formula="of:=[.B55]^2+[.C55]^2" office:value-type="float" office:value="44.9394387342674" calcext:value-type="float">
            <text:p>44.9394387342674</text:p>
          </table:table-cell>
          <table:table-cell table:formula="of:=[.D54]" office:value-type="float" office:value="-2.96850243313872" calcext:value-type="float">
            <text:p>-2.96850243313872</text:p>
          </table:table-cell>
          <table:table-cell table:formula="of:=[.E54]" office:value-type="float" office:value="8.8120066955505" calcext:value-type="float">
            <text:p>8.8120066955505</text:p>
          </table:table-cell>
          <table:table-cell table:formula="of:=[.F54]" office:value-type="float" office:value="44.6194626493959" calcext:value-type="float">
            <text:p>44.61946264939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base.$B$2]*SIN([$base.$D$2]*[.A56]-[$base.$C$2])" office:value-type="float" office:value="2.98137066222164" calcext:value-type="float">
            <text:p>2.98137066222164</text:p>
          </table:table-cell>
          <table:table-cell table:formula="of:=[$base.$E$2]*SIN([$base.$G$2]*[.A56]-[$base.$F$2])" office:value-type="float" office:value="-5.92604807265708" calcext:value-type="float">
            <text:p>-5.92604807265708</text:p>
          </table:table-cell>
          <table:table-cell table:formula="of:=[.B56]+[.C56]" office:value-type="float" office:value="-2.94467741043544" calcext:value-type="float">
            <text:p>-2.94467741043544</text:p>
          </table:table-cell>
          <table:table-cell table:formula="of:=[.D56]^2" office:value-type="float" office:value="8.6711250515288" calcext:value-type="float">
            <text:p>8.6711250515288</text:p>
          </table:table-cell>
          <table:table-cell table:formula="of:=[.B56]^2+[.C56]^2" office:value-type="float" office:value="44.0066167849986" calcext:value-type="float">
            <text:p>44.0066167849986</text:p>
          </table:table-cell>
          <table:table-cell table:formula="of:=[.D55]" office:value-type="float" office:value="-3.00345774698098" calcext:value-type="float">
            <text:p>-3.00345774698098</text:p>
          </table:table-cell>
          <table:table-cell table:formula="of:=[.E55]" office:value-type="float" office:value="9.02075843790008" calcext:value-type="float">
            <text:p>9.02075843790008</text:p>
          </table:table-cell>
          <table:table-cell table:formula="of:=[.F55]" office:value-type="float" office:value="44.9394387342674" calcext:value-type="float">
            <text:p>44.93943873426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base.$B$2]*SIN([$base.$D$2]*[.A57]-[$base.$C$2])" office:value-type="float" office:value="2.96096118933813" calcext:value-type="float">
            <text:p>2.96096118933813</text:p>
          </table:table-cell>
          <table:table-cell table:formula="of:=[$base.$E$2]*SIN([$base.$G$2]*[.A57]-[$base.$F$2])" office:value-type="float" office:value="-5.75430089023905" calcext:value-type="float">
            <text:p>-5.75430089023905</text:p>
          </table:table-cell>
          <table:table-cell table:formula="of:=[.B57]+[.C57]" office:value-type="float" office:value="-2.79333970090092" calcext:value-type="float">
            <text:p>-2.79333970090092</text:p>
          </table:table-cell>
          <table:table-cell table:formula="of:=[.D57]^2" office:value-type="float" office:value="7.80274668462924" calcext:value-type="float">
            <text:p>7.80274668462924</text:p>
          </table:table-cell>
          <table:table-cell table:formula="of:=[.B57]^2+[.C57]^2" office:value-type="float" office:value="41.8792699001727" calcext:value-type="float">
            <text:p>41.8792699001727</text:p>
          </table:table-cell>
          <table:table-cell table:formula="of:=[.D56]" office:value-type="float" office:value="-2.94467741043544" calcext:value-type="float">
            <text:p>-2.94467741043544</text:p>
          </table:table-cell>
          <table:table-cell table:formula="of:=[.E56]" office:value-type="float" office:value="8.6711250515288" calcext:value-type="float">
            <text:p>8.6711250515288</text:p>
          </table:table-cell>
          <table:table-cell table:formula="of:=[.F56]" office:value-type="float" office:value="44.0066167849986" calcext:value-type="float">
            <text:p>44.00661678499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base.$B$2]*SIN([$base.$D$2]*[.A58]-[$base.$C$2])" office:value-type="float" office:value="2.93315085552006" calcext:value-type="float">
            <text:p>2.93315085552006</text:p>
          </table:table-cell>
          <table:table-cell table:formula="of:=[$base.$E$2]*SIN([$base.$G$2]*[.A58]-[$base.$F$2])" office:value-type="float" office:value="-5.48544290280317" calcext:value-type="float">
            <text:p>-5.48544290280317</text:p>
          </table:table-cell>
          <table:table-cell table:formula="of:=[.B58]+[.C58]" office:value-type="float" office:value="-2.55229204728311" calcext:value-type="float">
            <text:p>-2.55229204728311</text:p>
          </table:table-cell>
          <table:table-cell table:formula="of:=[.D58]^2" office:value-type="float" office:value="6.5141946946246" calcext:value-type="float">
            <text:p>6.5141946946246</text:p>
          </table:table-cell>
          <table:table-cell table:formula="of:=[.B58]^2+[.C58]^2" office:value-type="float" office:value="38.6934577811517" calcext:value-type="float">
            <text:p>38.6934577811517</text:p>
          </table:table-cell>
          <table:table-cell table:formula="of:=[.D57]" office:value-type="float" office:value="-2.79333970090092" calcext:value-type="float">
            <text:p>-2.79333970090092</text:p>
          </table:table-cell>
          <table:table-cell table:formula="of:=[.E57]" office:value-type="float" office:value="7.80274668462924" calcext:value-type="float">
            <text:p>7.80274668462924</text:p>
          </table:table-cell>
          <table:table-cell table:formula="of:=[.F57]" office:value-type="float" office:value="41.8792699001727" calcext:value-type="float">
            <text:p>41.87926990017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base.$B$2]*SIN([$base.$D$2]*[.A59]-[$base.$C$2])" office:value-type="float" office:value="2.89800917211862" calcext:value-type="float">
            <text:p>2.89800917211862</text:p>
          </table:table-cell>
          <table:table-cell table:formula="of:=[$base.$E$2]*SIN([$base.$G$2]*[.A59]-[$base.$F$2])" office:value-type="float" office:value="-5.12401141489666" calcext:value-type="float">
            <text:p>-5.12401141489666</text:p>
          </table:table-cell>
          <table:table-cell table:formula="of:=[.B59]+[.C59]" office:value-type="float" office:value="-2.22600224277804" calcext:value-type="float">
            <text:p>-2.22600224277804</text:p>
          </table:table-cell>
          <table:table-cell table:formula="of:=[.D59]^2" office:value-type="float" office:value="4.95508598485286" calcext:value-type="float">
            <text:p>4.95508598485286</text:p>
          </table:table-cell>
          <table:table-cell table:formula="of:=[.B59]^2+[.C59]^2" office:value-type="float" office:value="34.653950141675" calcext:value-type="float">
            <text:p>34.653950141675</text:p>
          </table:table-cell>
          <table:table-cell table:formula="of:=[.D58]" office:value-type="float" office:value="-2.55229204728311" calcext:value-type="float">
            <text:p>-2.55229204728311</text:p>
          </table:table-cell>
          <table:table-cell table:formula="of:=[.E58]" office:value-type="float" office:value="6.5141946946246" calcext:value-type="float">
            <text:p>6.5141946946246</text:p>
          </table:table-cell>
          <table:table-cell table:formula="of:=[.F58]" office:value-type="float" office:value="38.6934577811517" calcext:value-type="float">
            <text:p>38.69345778115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base.$B$2]*SIN([$base.$D$2]*[.A60]-[$base.$C$2])" office:value-type="float" office:value="2.85562397504089" calcext:value-type="float">
            <text:p>2.85562397504089</text:p>
          </table:table-cell>
          <table:table-cell table:formula="of:=[$base.$E$2]*SIN([$base.$G$2]*[.A60]-[$base.$F$2])" office:value-type="float" office:value="-4.67610602113908" calcext:value-type="float">
            <text:p>-4.67610602113908</text:p>
          </table:table-cell>
          <table:table-cell table:formula="of:=[.B60]+[.C60]" office:value-type="float" office:value="-1.82048204609819" calcext:value-type="float">
            <text:p>-1.82048204609819</text:p>
          </table:table-cell>
          <table:table-cell table:formula="of:=[.D60]^2" office:value-type="float" office:value="3.31415488016583" calcext:value-type="float">
            <text:p>3.31415488016583</text:p>
          </table:table-cell>
          <table:table-cell table:formula="of:=[.B60]^2+[.C60]^2" office:value-type="float" office:value="30.0205558077615" calcext:value-type="float">
            <text:p>30.0205558077615</text:p>
          </table:table-cell>
          <table:table-cell table:formula="of:=[.D59]" office:value-type="float" office:value="-2.22600224277804" calcext:value-type="float">
            <text:p>-2.22600224277804</text:p>
          </table:table-cell>
          <table:table-cell table:formula="of:=[.E59]" office:value-type="float" office:value="4.95508598485286" calcext:value-type="float">
            <text:p>4.95508598485286</text:p>
          </table:table-cell>
          <table:table-cell table:formula="of:=[.F59]" office:value-type="float" office:value="34.653950141675" calcext:value-type="float">
            <text:p>34.6539501416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base.$B$2]*SIN([$base.$D$2]*[.A61]-[$base.$C$2])" office:value-type="float" office:value="2.80610120520577" calcext:value-type="float">
            <text:p>2.80610120520577</text:p>
          </table:table-cell>
          <table:table-cell table:formula="of:=[$base.$E$2]*SIN([$base.$G$2]*[.A61]-[$base.$F$2])" office:value-type="float" office:value="-4.14928566816691" calcext:value-type="float">
            <text:p>-4.14928566816691</text:p>
          </table:table-cell>
          <table:table-cell table:formula="of:=[.B61]+[.C61]" office:value-type="float" office:value="-1.34318446296114" calcext:value-type="float">
            <text:p>-1.34318446296114</text:p>
          </table:table-cell>
          <table:table-cell table:formula="of:=[.D61]^2" office:value-type="float" office:value="1.8041445015402" calcext:value-type="float">
            <text:p>1.8041445015402</text:p>
          </table:table-cell>
          <table:table-cell table:formula="of:=[.B61]^2+[.C61]^2" office:value-type="float" office:value="25.0907755299126" calcext:value-type="float">
            <text:p>25.0907755299126</text:p>
          </table:table-cell>
          <table:table-cell table:formula="of:=[.D60]" office:value-type="float" office:value="-1.82048204609819" calcext:value-type="float">
            <text:p>-1.82048204609819</text:p>
          </table:table-cell>
          <table:table-cell table:formula="of:=[.E60]" office:value-type="float" office:value="3.31415488016583" calcext:value-type="float">
            <text:p>3.31415488016583</text:p>
          </table:table-cell>
          <table:table-cell table:formula="of:=[.F60]" office:value-type="float" office:value="30.0205558077615" calcext:value-type="float">
            <text:p>30.02055580776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base.$B$2]*SIN([$base.$D$2]*[.A62]-[$base.$C$2])" office:value-type="float" office:value="2.7495646437469" calcext:value-type="float">
            <text:p>2.7495646437469</text:p>
          </table:table-cell>
          <table:table-cell table:formula="of:=[$base.$E$2]*SIN([$base.$G$2]*[.A62]-[$base.$F$2])" office:value-type="float" office:value="-3.55244108824334" calcext:value-type="float">
            <text:p>-3.55244108824334</text:p>
          </table:table-cell>
          <table:table-cell table:formula="of:=[.B62]+[.C62]" office:value-type="float" office:value="-0.802876444496437" calcext:value-type="float">
            <text:p>-0.802876444496437</text:p>
          </table:table-cell>
          <table:table-cell table:formula="of:=[.D62]^2" office:value-type="float" office:value="0.644610585127239" calcext:value-type="float">
            <text:p>0.644610585127239</text:p>
          </table:table-cell>
          <table:table-cell table:formula="of:=[.B62]^2+[.C62]^2" office:value-type="float" office:value="20.1799434155825" calcext:value-type="float">
            <text:p>20.1799434155825</text:p>
          </table:table-cell>
          <table:table-cell table:formula="of:=[.D61]" office:value-type="float" office:value="-1.34318446296114" calcext:value-type="float">
            <text:p>-1.34318446296114</text:p>
          </table:table-cell>
          <table:table-cell table:formula="of:=[.E61]" office:value-type="float" office:value="1.8041445015402" calcext:value-type="float">
            <text:p>1.8041445015402</text:p>
          </table:table-cell>
          <table:table-cell table:formula="of:=[.F61]" office:value-type="float" office:value="25.0907755299126" calcext:value-type="float">
            <text:p>25.09077552991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base.$B$2]*SIN([$base.$D$2]*[.A63]-[$base.$C$2])" office:value-type="float" office:value="2.68615560262425" calcext:value-type="float">
            <text:p>2.68615560262425</text:p>
          </table:table-cell>
          <table:table-cell table:formula="of:=[$base.$E$2]*SIN([$base.$G$2]*[.A63]-[$base.$F$2])" office:value-type="float" office:value="-2.89564475737067" calcext:value-type="float">
            <text:p>-2.89564475737067</text:p>
          </table:table-cell>
          <table:table-cell table:formula="of:=[.B63]+[.C63]" office:value-type="float" office:value="-0.209489154746425" calcext:value-type="float">
            <text:p>-0.209489154746425</text:p>
          </table:table-cell>
          <table:table-cell table:formula="of:=[.D63]^2" office:value-type="float" office:value="0.0438857059563718" calcext:value-type="float">
            <text:p>0.043885705956372</text:p>
          </table:table-cell>
          <table:table-cell table:formula="of:=[.B63]^2+[.C63]^2" office:value-type="float" office:value="15.6001904823979" calcext:value-type="float">
            <text:p>15.6001904823979</text:p>
          </table:table-cell>
          <table:table-cell table:formula="of:=[.D62]" office:value-type="float" office:value="-0.802876444496437" calcext:value-type="float">
            <text:p>-0.802876444496437</text:p>
          </table:table-cell>
          <table:table-cell table:formula="of:=[.E62]" office:value-type="float" office:value="0.644610585127239" calcext:value-type="float">
            <text:p>0.644610585127239</text:p>
          </table:table-cell>
          <table:table-cell table:formula="of:=[.F62]" office:value-type="float" office:value="20.1799434155825" calcext:value-type="float">
            <text:p>20.17994341558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base.$B$2]*SIN([$base.$D$2]*[.A64]-[$base.$C$2])" office:value-type="float" office:value="2.61603257141782" calcext:value-type="float">
            <text:p>2.61603257141782</text:p>
          </table:table-cell>
          <table:table-cell table:formula="of:=[$base.$E$2]*SIN([$base.$G$2]*[.A64]-[$base.$F$2])" office:value-type="float" office:value="-2.18998091004418" calcext:value-type="float">
            <text:p>-2.18998091004418</text:p>
          </table:table-cell>
          <table:table-cell table:formula="of:=[.B64]+[.C64]" office:value-type="float" office:value="0.426051661373642" calcext:value-type="float">
            <text:p>0.426051661373642</text:p>
          </table:table-cell>
          <table:table-cell table:formula="of:=[.D64]^2" office:value-type="float" office:value="0.18152001815924" calcext:value-type="float">
            <text:p>0.18152001815924</text:p>
          </table:table-cell>
          <table:table-cell table:formula="of:=[.B64]^2+[.C64]^2" office:value-type="float" office:value="11.6396428010769" calcext:value-type="float">
            <text:p>11.6396428010769</text:p>
          </table:table-cell>
          <table:table-cell table:formula="of:=[.D63]" office:value-type="float" office:value="-0.209489154746425" calcext:value-type="float">
            <text:p>-0.209489154746425</text:p>
          </table:table-cell>
          <table:table-cell table:formula="of:=[.E63]" office:value-type="float" office:value="0.0438857059563718" calcext:value-type="float">
            <text:p>0.043885705956372</text:p>
          </table:table-cell>
          <table:table-cell table:formula="of:=[.F63]" office:value-type="float" office:value="15.6001904823979" calcext:value-type="float">
            <text:p>15.60019048239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base.$B$2]*SIN([$base.$D$2]*[.A65]-[$base.$C$2])" office:value-type="float" office:value="2.53937082118629" calcext:value-type="float">
            <text:p>2.53937082118629</text:p>
          </table:table-cell>
          <table:table-cell table:formula="of:=[$base.$E$2]*SIN([$base.$G$2]*[.A65]-[$base.$F$2])" office:value-type="float" office:value="-1.44735847935462" calcext:value-type="float">
            <text:p>-1.44735847935462</text:p>
          </table:table-cell>
          <table:table-cell table:formula="of:=[.B65]+[.C65]" office:value-type="float" office:value="1.09201234183167" calcext:value-type="float">
            <text:p>1.09201234183167</text:p>
          </table:table-cell>
          <table:table-cell table:formula="of:=[.D65]^2" office:value-type="float" office:value="1.19249095471268" calcext:value-type="float">
            <text:p>1.19249095471268</text:p>
          </table:table-cell>
          <table:table-cell table:formula="of:=[.B65]^2+[.C65]^2" office:value-type="float" office:value="8.54325073525203" calcext:value-type="float">
            <text:p>8.54325073525203</text:p>
          </table:table-cell>
          <table:table-cell table:formula="of:=[.D64]" office:value-type="float" office:value="0.426051661373642" calcext:value-type="float">
            <text:p>0.426051661373642</text:p>
          </table:table-cell>
          <table:table-cell table:formula="of:=[.E64]" office:value-type="float" office:value="0.18152001815924" calcext:value-type="float">
            <text:p>0.18152001815924</text:p>
          </table:table-cell>
          <table:table-cell table:formula="of:=[.F64]" office:value-type="float" office:value="11.6396428010769" calcext:value-type="float">
            <text:p>11.63964280107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base.$B$2]*SIN([$base.$D$2]*[.A66]-[$base.$C$2])" office:value-type="float" office:value="2.45636196638053" calcext:value-type="float">
            <text:p>2.45636196638053</text:p>
          </table:table-cell>
          <table:table-cell table:formula="of:=[$base.$E$2]*SIN([$base.$G$2]*[.A66]-[$base.$F$2])" office:value-type="float" office:value="-0.680310119301855" calcext:value-type="float">
            <text:p>-0.680310119301855</text:p>
          </table:table-cell>
          <table:table-cell table:formula="of:=[.B66]+[.C66]" office:value-type="float" office:value="1.77605184707868" calcext:value-type="float">
            <text:p>1.77605184707868</text:p>
          </table:table-cell>
          <table:table-cell table:formula="of:=[.D66]^2" office:value-type="float" office:value="3.15436016351158" calcext:value-type="float">
            <text:p>3.15436016351158</text:p>
          </table:table-cell>
          <table:table-cell table:formula="of:=[.B66]^2+[.C66]^2" office:value-type="float" office:value="6.49653596830533" calcext:value-type="float">
            <text:p>6.49653596830533</text:p>
          </table:table-cell>
          <table:table-cell table:formula="of:=[.D65]" office:value-type="float" office:value="1.09201234183167" calcext:value-type="float">
            <text:p>1.09201234183167</text:p>
          </table:table-cell>
          <table:table-cell table:formula="of:=[.E65]" office:value-type="float" office:value="1.19249095471268" calcext:value-type="float">
            <text:p>1.19249095471268</text:p>
          </table:table-cell>
          <table:table-cell table:formula="of:=[.F65]" office:value-type="float" office:value="8.54325073525203" calcext:value-type="float">
            <text:p>8.543250735252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base.$B$2]*SIN([$base.$D$2]*[.A67]-[$base.$C$2])" office:value-type="float" office:value="2.36721348590742" calcext:value-type="float">
            <text:p>2.36721348590742</text:p>
          </table:table-cell>
          <table:table-cell table:formula="of:=[$base.$E$2]*SIN([$base.$G$2]*[.A67]-[$base.$F$2])" office:value-type="float" office:value="0.0982192989380589" calcext:value-type="float">
            <text:p>0.098219298938059</text:p>
          </table:table-cell>
          <table:table-cell table:formula="of:=[.B67]+[.C67]" office:value-type="float" office:value="2.46543278484548" calcext:value-type="float">
            <text:p>2.46543278484548</text:p>
          </table:table-cell>
          <table:table-cell table:formula="of:=[.D67]^2" office:value-type="float" office:value="6.07835881659093" calcext:value-type="float">
            <text:p>6.07835881659093</text:p>
          </table:table-cell>
          <table:table-cell table:formula="of:=[.B67]^2+[.C67]^2" office:value-type="float" office:value="5.61334671854584" calcext:value-type="float">
            <text:p>5.61334671854584</text:p>
          </table:table-cell>
          <table:table-cell table:formula="of:=[.D66]" office:value-type="float" office:value="1.77605184707868" calcext:value-type="float">
            <text:p>1.77605184707868</text:p>
          </table:table-cell>
          <table:table-cell table:formula="of:=[.E66]" office:value-type="float" office:value="3.15436016351158" calcext:value-type="float">
            <text:p>3.15436016351158</text:p>
          </table:table-cell>
          <table:table-cell table:formula="of:=[.F66]" office:value-type="float" office:value="6.49653596830533" calcext:value-type="float">
            <text:p>6.496535968305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base.$B$2]*SIN([$base.$D$2]*[.A68]-[$base.$C$2])" office:value-type="float" office:value="2.27214820454049" calcext:value-type="float">
            <text:p>2.27214820454049</text:p>
          </table:table-cell>
          <table:table-cell table:formula="of:=[$base.$E$2]*SIN([$base.$G$2]*[.A68]-[$base.$F$2])" office:value-type="float" office:value="0.875091147410565" calcext:value-type="float">
            <text:p>0.875091147410565</text:p>
          </table:table-cell>
          <table:table-cell table:formula="of:=[.B68]+[.C68]" office:value-type="float" office:value="3.14723935195106" calcext:value-type="float">
            <text:p>3.14723935195106</text:p>
          </table:table-cell>
          <table:table-cell table:formula="of:=[.D68]^2" office:value-type="float" office:value="9.90511553846931" calcext:value-type="float">
            <text:p>9.90511553846931</text:p>
          </table:table-cell>
          <table:table-cell table:formula="of:=[.B68]^2+[.C68]^2" office:value-type="float" office:value="5.92844197967292" calcext:value-type="float">
            <text:p>5.92844197967292</text:p>
          </table:table-cell>
          <table:table-cell table:formula="of:=[.D67]" office:value-type="float" office:value="2.46543278484548" calcext:value-type="float">
            <text:p>2.46543278484548</text:p>
          </table:table-cell>
          <table:table-cell table:formula="of:=[.E67]" office:value-type="float" office:value="6.07835881659093" calcext:value-type="float">
            <text:p>6.07835881659093</text:p>
          </table:table-cell>
          <table:table-cell table:formula="of:=[.F67]" office:value-type="float" office:value="5.61334671854584" calcext:value-type="float">
            <text:p>5.613346718545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base.$B$2]*SIN([$base.$D$2]*[.A69]-[$base.$C$2])" office:value-type="float" office:value="2.17140373597411" calcext:value-type="float">
            <text:p>2.17140373597411</text:p>
          </table:table-cell>
          <table:table-cell table:formula="of:=[$base.$E$2]*SIN([$base.$G$2]*[.A69]-[$base.$F$2])" office:value-type="float" office:value="1.63719477166089" calcext:value-type="float">
            <text:p>1.63719477166089</text:p>
          </table:table-cell>
          <table:table-cell table:formula="of:=[.B69]+[.C69]" office:value-type="float" office:value="3.80859850763499" calcext:value-type="float">
            <text:p>3.80859850763499</text:p>
          </table:table-cell>
          <table:table-cell table:formula="of:=[.D69]^2" office:value-type="float" office:value="14.5054225923595" calcext:value-type="float">
            <text:p>14.5054225923595</text:p>
          </table:table-cell>
          <table:table-cell table:formula="of:=[.B69]^2+[.C69]^2" office:value-type="float" office:value="7.39540090495606" calcext:value-type="float">
            <text:p>7.39540090495606</text:p>
          </table:table-cell>
          <table:table-cell table:formula="of:=[.D68]" office:value-type="float" office:value="3.14723935195106" calcext:value-type="float">
            <text:p>3.14723935195106</text:p>
          </table:table-cell>
          <table:table-cell table:formula="of:=[.E68]" office:value-type="float" office:value="9.90511553846931" calcext:value-type="float">
            <text:p>9.90511553846931</text:p>
          </table:table-cell>
          <table:table-cell table:formula="of:=[.F68]" office:value-type="float" office:value="5.92844197967292" calcext:value-type="float">
            <text:p>5.928441979672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base.$B$2]*SIN([$base.$D$2]*[.A70]-[$base.$C$2])" office:value-type="float" office:value="2.06523188891301" calcext:value-type="float">
            <text:p>2.06523188891301</text:p>
          </table:table-cell>
          <table:table-cell table:formula="of:=[$base.$E$2]*SIN([$base.$G$2]*[.A70]-[$base.$F$2])" office:value-type="float" office:value="2.37166874892546" calcext:value-type="float">
            <text:p>2.37166874892546</text:p>
          </table:table-cell>
          <table:table-cell table:formula="of:=[.B70]+[.C70]" office:value-type="float" office:value="4.43690063783847" calcext:value-type="float">
            <text:p>4.43690063783847</text:p>
          </table:table-cell>
          <table:table-cell table:formula="of:=[.D70]^2" office:value-type="float" office:value="19.6860872700514" calcext:value-type="float">
            <text:p>19.6860872700514</text:p>
          </table:table-cell>
          <table:table-cell table:formula="of:=[.B70]^2+[.C70]^2" office:value-type="float" office:value="9.88999540961285" calcext:value-type="float">
            <text:p>9.88999540961285</text:p>
          </table:table-cell>
          <table:table-cell table:formula="of:=[.D69]" office:value-type="float" office:value="3.80859850763499" calcext:value-type="float">
            <text:p>3.80859850763499</text:p>
          </table:table-cell>
          <table:table-cell table:formula="of:=[.E69]" office:value-type="float" office:value="14.5054225923595" calcext:value-type="float">
            <text:p>14.5054225923595</text:p>
          </table:table-cell>
          <table:table-cell table:formula="of:=[.F69]" office:value-type="float" office:value="7.39540090495606" calcext:value-type="float">
            <text:p>7.395400904956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base.$B$2]*SIN([$base.$D$2]*[.A71]-[$base.$C$2])" office:value-type="float" office:value="1.95389803768159" calcext:value-type="float">
            <text:p>1.95389803768159</text:p>
          </table:table-cell>
          <table:table-cell table:formula="of:=[$base.$E$2]*SIN([$base.$G$2]*[.A71]-[$base.$F$2])" office:value-type="float" office:value="3.06611794023654" calcext:value-type="float">
            <text:p>3.06611794023654</text:p>
          </table:table-cell>
          <table:table-cell table:formula="of:=[.B71]+[.C71]" office:value-type="float" office:value="5.02001597791814" calcext:value-type="float">
            <text:p>5.02001597791814</text:p>
          </table:table-cell>
          <table:table-cell table:formula="of:=[.D71]^2" office:value-type="float" office:value="25.2005604185534" calcext:value-type="float">
            <text:p>25.2005604185534</text:p>
          </table:table-cell>
          <table:table-cell table:formula="of:=[.B71]^2+[.C71]^2" office:value-type="float" office:value="13.2187967650964" calcext:value-type="float">
            <text:p>13.2187967650964</text:p>
          </table:table-cell>
          <table:table-cell table:formula="of:=[.D70]" office:value-type="float" office:value="4.43690063783847" calcext:value-type="float">
            <text:p>4.43690063783847</text:p>
          </table:table-cell>
          <table:table-cell table:formula="of:=[.E70]" office:value-type="float" office:value="19.6860872700514" calcext:value-type="float">
            <text:p>19.6860872700514</text:p>
          </table:table-cell>
          <table:table-cell table:formula="of:=[.F70]" office:value-type="float" office:value="9.88999540961285" calcext:value-type="float">
            <text:p>9.889995409612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base.$B$2]*SIN([$base.$D$2]*[.A72]-[$base.$C$2])" office:value-type="float" office:value="1.83768045892641" calcext:value-type="float">
            <text:p>1.83768045892641</text:p>
          </table:table-cell>
          <table:table-cell table:formula="of:=[$base.$E$2]*SIN([$base.$G$2]*[.A72]-[$base.$F$2])" office:value-type="float" office:value="3.7088226734222" calcext:value-type="float">
            <text:p>3.7088226734222</text:p>
          </table:table-cell>
          <table:table-cell table:formula="of:=[.B72]+[.C72]" office:value-type="float" office:value="5.54650313234861" calcext:value-type="float">
            <text:p>5.54650313234861</text:p>
          </table:table-cell>
          <table:table-cell table:formula="of:=[.D72]^2" office:value-type="float" office:value="30.7636969971529" calcext:value-type="float">
            <text:p>30.7636969971529</text:p>
          </table:table-cell>
          <table:table-cell table:formula="of:=[.B72]^2+[.C72]^2" office:value-type="float" office:value="17.1324350920106" calcext:value-type="float">
            <text:p>17.1324350920106</text:p>
          </table:table-cell>
          <table:table-cell table:formula="of:=[.D71]" office:value-type="float" office:value="5.02001597791814" calcext:value-type="float">
            <text:p>5.02001597791814</text:p>
          </table:table-cell>
          <table:table-cell table:formula="of:=[.E71]" office:value-type="float" office:value="25.2005604185534" calcext:value-type="float">
            <text:p>25.2005604185534</text:p>
          </table:table-cell>
          <table:table-cell table:formula="of:=[.F71]" office:value-type="float" office:value="13.2187967650964" calcext:value-type="float">
            <text:p>13.21879676509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base.$B$2]*SIN([$base.$D$2]*[.A73]-[$base.$C$2])" office:value-type="float" office:value="1.71686963606939" calcext:value-type="float">
            <text:p>1.71686963606939</text:p>
          </table:table-cell>
          <table:table-cell table:formula="of:=[$base.$E$2]*SIN([$base.$G$2]*[.A73]-[$base.$F$2])" office:value-type="float" office:value="4.28893652678518" calcext:value-type="float">
            <text:p>4.28893652678518</text:p>
          </table:table-cell>
          <table:table-cell table:formula="of:=[.B73]+[.C73]" office:value-type="float" office:value="6.00580616285458" calcext:value-type="float">
            <text:p>6.00580616285458</text:p>
          </table:table-cell>
          <table:table-cell table:formula="of:=[.D73]^2" office:value-type="float" office:value="36.069707665782" calcext:value-type="float">
            <text:p>36.069707665782</text:p>
          </table:table-cell>
          <table:table-cell table:formula="of:=[.B73]^2+[.C73]^2" office:value-type="float" office:value="21.3426178780492" calcext:value-type="float">
            <text:p>21.3426178780492</text:p>
          </table:table-cell>
          <table:table-cell table:formula="of:=[.D72]" office:value-type="float" office:value="5.54650313234861" calcext:value-type="float">
            <text:p>5.54650313234861</text:p>
          </table:table-cell>
          <table:table-cell table:formula="of:=[.E72]" office:value-type="float" office:value="30.7636969971529" calcext:value-type="float">
            <text:p>30.7636969971529</text:p>
          </table:table-cell>
          <table:table-cell table:formula="of:=[.F72]" office:value-type="float" office:value="17.1324350920106" calcext:value-type="float">
            <text:p>17.13243509201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base.$B$2]*SIN([$base.$D$2]*[.A74]-[$base.$C$2])" office:value-type="float" office:value="1.59176753325061" calcext:value-type="float">
            <text:p>1.59176753325061</text:p>
          </table:table-cell>
          <table:table-cell table:formula="of:=[$base.$E$2]*SIN([$base.$G$2]*[.A74]-[$base.$F$2])" office:value-type="float" office:value="4.79666937562108" calcext:value-type="float">
            <text:p>4.79666937562108</text:p>
          </table:table-cell>
          <table:table-cell table:formula="of:=[.B74]+[.C74]" office:value-type="float" office:value="6.38843690887169" calcext:value-type="float">
            <text:p>6.38843690887169</text:p>
          </table:table-cell>
          <table:table-cell table:formula="of:=[.D74]^2" office:value-type="float" office:value="40.812126138634" calcext:value-type="float">
            <text:p>40.812126138634</text:p>
          </table:table-cell>
          <table:table-cell table:formula="of:=[.B74]^2+[.C74]^2" office:value-type="float" office:value="25.5417609789318" calcext:value-type="float">
            <text:p>25.5417609789318</text:p>
          </table:table-cell>
          <table:table-cell table:formula="of:=[.D73]" office:value-type="float" office:value="6.00580616285458" calcext:value-type="float">
            <text:p>6.00580616285458</text:p>
          </table:table-cell>
          <table:table-cell table:formula="of:=[.E73]" office:value-type="float" office:value="36.069707665782" calcext:value-type="float">
            <text:p>36.069707665782</text:p>
          </table:table-cell>
          <table:table-cell table:formula="of:=[.F73]" office:value-type="float" office:value="21.3426178780492" calcext:value-type="float">
            <text:p>21.34261787804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base.$B$2]*SIN([$base.$D$2]*[.A75]-[$base.$C$2])" office:value-type="float" office:value="1.46268684057522" calcext:value-type="float">
            <text:p>1.46268684057522</text:p>
          </table:table-cell>
          <table:table-cell table:formula="of:=[$base.$E$2]*SIN([$base.$G$2]*[.A75]-[$base.$F$2])" office:value-type="float" office:value="5.22345261244395" calcext:value-type="float">
            <text:p>5.22345261244395</text:p>
          </table:table-cell>
          <table:table-cell table:formula="of:=[.B75]+[.C75]" office:value-type="float" office:value="6.68613945301918" calcext:value-type="float">
            <text:p>6.68613945301918</text:p>
          </table:table-cell>
          <table:table-cell table:formula="of:=[.D75]^2" office:value-type="float" office:value="44.7044607852196" calcext:value-type="float">
            <text:p>44.7044607852196</text:p>
          </table:table-cell>
          <table:table-cell table:formula="of:=[.B75]^2+[.C75]^2" office:value-type="float" office:value="29.4239099880395" calcext:value-type="float">
            <text:p>29.4239099880395</text:p>
          </table:table-cell>
          <table:table-cell table:formula="of:=[.D74]" office:value-type="float" office:value="6.38843690887169" calcext:value-type="float">
            <text:p>6.38843690887169</text:p>
          </table:table-cell>
          <table:table-cell table:formula="of:=[.E74]" office:value-type="float" office:value="40.812126138634" calcext:value-type="float">
            <text:p>40.812126138634</text:p>
          </table:table-cell>
          <table:table-cell table:formula="of:=[.F74]" office:value-type="float" office:value="25.5417609789318" calcext:value-type="float">
            <text:p>25.54176097893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base.$B$2]*SIN([$base.$D$2]*[.A76]-[$base.$C$2])" office:value-type="float" office:value="1.32995019255096" calcext:value-type="float">
            <text:p>1.32995019255096</text:p>
          </table:table-cell>
          <table:table-cell table:formula="of:=[$base.$E$2]*SIN([$base.$G$2]*[.A76]-[$base.$F$2])" office:value-type="float" office:value="5.56208375262768" calcext:value-type="float">
            <text:p>5.56208375262768</text:p>
          </table:table-cell>
          <table:table-cell table:formula="of:=[.B76]+[.C76]" office:value-type="float" office:value="6.89203394517865" calcext:value-type="float">
            <text:p>6.89203394517865</text:p>
          </table:table-cell>
          <table:table-cell table:formula="of:=[.D76]^2" office:value-type="float" office:value="47.5001319014947" calcext:value-type="float">
            <text:p>47.5001319014947</text:p>
          </table:table-cell>
          <table:table-cell table:formula="of:=[.B76]^2+[.C76]^2" office:value-type="float" office:value="32.7055431859112" calcext:value-type="float">
            <text:p>32.7055431859112</text:p>
          </table:table-cell>
          <table:table-cell table:formula="of:=[.D75]" office:value-type="float" office:value="6.68613945301918" calcext:value-type="float">
            <text:p>6.68613945301918</text:p>
          </table:table-cell>
          <table:table-cell table:formula="of:=[.E75]" office:value-type="float" office:value="44.7044607852196" calcext:value-type="float">
            <text:p>44.7044607852196</text:p>
          </table:table-cell>
          <table:table-cell table:formula="of:=[.F75]" office:value-type="float" office:value="29.4239099880395" calcext:value-type="float">
            <text:p>29.42390998803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base.$B$2]*SIN([$base.$D$2]*[.A77]-[$base.$C$2])" office:value-type="float" office:value="1.19388936167001" calcext:value-type="float">
            <text:p>1.19388936167001</text:p>
          </table:table-cell>
          <table:table-cell table:formula="of:=[$base.$E$2]*SIN([$base.$G$2]*[.A77]-[$base.$F$2])" office:value-type="float" office:value="5.80684798506757" calcext:value-type="float">
            <text:p>5.80684798506757</text:p>
          </table:table-cell>
          <table:table-cell table:formula="of:=[.B77]+[.C77]" office:value-type="float" office:value="7.00073734673758" calcext:value-type="float">
            <text:p>7.00073734673758</text:p>
          </table:table-cell>
          <table:table-cell table:formula="of:=[.D77]^2" office:value-type="float" office:value="49.0103233980064" calcext:value-type="float">
            <text:p>49.0103233980064</text:p>
          </table:table-cell>
          <table:table-cell table:formula="of:=[.B77]^2+[.C77]^2" office:value-type="float" office:value="35.1448553295921" calcext:value-type="float">
            <text:p>35.1448553295921</text:p>
          </table:table-cell>
          <table:table-cell table:formula="of:=[.D76]" office:value-type="float" office:value="6.89203394517865" calcext:value-type="float">
            <text:p>6.89203394517865</text:p>
          </table:table-cell>
          <table:table-cell table:formula="of:=[.E76]" office:value-type="float" office:value="47.5001319014947" calcext:value-type="float">
            <text:p>47.5001319014947</text:p>
          </table:table-cell>
          <table:table-cell table:formula="of:=[.F76]" office:value-type="float" office:value="32.7055431859112" calcext:value-type="float">
            <text:p>32.70554318591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base.$B$2]*SIN([$base.$D$2]*[.A78]-[$base.$C$2])" office:value-type="float" office:value="1.05484442915045" calcext:value-type="float">
            <text:p>1.05484442915045</text:p>
          </table:table-cell>
          <table:table-cell table:formula="of:=[$base.$E$2]*SIN([$base.$G$2]*[.A78]-[$base.$F$2])" office:value-type="float" office:value="5.95361461654732" calcext:value-type="float">
            <text:p>5.95361461654732</text:p>
          </table:table-cell>
          <table:table-cell table:formula="of:=[.B78]+[.C78]" office:value-type="float" office:value="7.00845904569777" calcext:value-type="float">
            <text:p>7.00845904569777</text:p>
          </table:table-cell>
          <table:table-cell table:formula="of:=[.D78]^2" office:value-type="float" office:value="49.1184981952229" calcext:value-type="float">
            <text:p>49.1184981952229</text:p>
          </table:table-cell>
          <table:table-cell table:formula="of:=[.B78]^2+[.C78]^2" office:value-type="float" office:value="36.5582237720756" calcext:value-type="float">
            <text:p>36.5582237720756</text:p>
          </table:table-cell>
          <table:table-cell table:formula="of:=[.D77]" office:value-type="float" office:value="7.00073734673758" calcext:value-type="float">
            <text:p>7.00073734673758</text:p>
          </table:table-cell>
          <table:table-cell table:formula="of:=[.E77]" office:value-type="float" office:value="49.0103233980064" calcext:value-type="float">
            <text:p>49.0103233980064</text:p>
          </table:table-cell>
          <table:table-cell table:formula="of:=[.F77]" office:value-type="float" office:value="35.1448553295921" calcext:value-type="float">
            <text:p>35.14485532959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base.$B$2]*SIN([$base.$D$2]*[.A79]-[$base.$C$2])" office:value-type="float" office:value="0.913162934910348" calcext:value-type="float">
            <text:p>0.913162934910348</text:p>
          </table:table-cell>
          <table:table-cell table:formula="of:=[$base.$E$2]*SIN([$base.$G$2]*[.A79]-[$base.$F$2])" office:value-type="float" office:value="5.99990678219583" calcext:value-type="float">
            <text:p>5.99990678219583</text:p>
          </table:table-cell>
          <table:table-cell table:formula="of:=[.B79]+[.C79]" office:value-type="float" office:value="6.91306971710618" calcext:value-type="float">
            <text:p>6.91306971710618</text:p>
          </table:table-cell>
          <table:table-cell table:formula="of:=[.D79]^2" office:value-type="float" office:value="47.7905329135705" calcext:value-type="float">
            <text:p>47.7905329135705</text:p>
          </table:table-cell>
          <table:table-cell table:formula="of:=[.B79]^2+[.C79]^2" office:value-type="float" office:value="36.8327479407336" calcext:value-type="float">
            <text:p>36.8327479407336</text:p>
          </table:table-cell>
          <table:table-cell table:formula="of:=[.D78]" office:value-type="float" office:value="7.00845904569777" calcext:value-type="float">
            <text:p>7.00845904569777</text:p>
          </table:table-cell>
          <table:table-cell table:formula="of:=[.E78]" office:value-type="float" office:value="49.1184981952229" calcext:value-type="float">
            <text:p>49.1184981952229</text:p>
          </table:table-cell>
          <table:table-cell table:formula="of:=[.F78]" office:value-type="float" office:value="36.5582237720756" calcext:value-type="float">
            <text:p>36.55822377207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base.$B$2]*SIN([$base.$D$2]*[.A80]-[$base.$C$2])" office:value-type="float" office:value="0.769199008899054" calcext:value-type="float">
            <text:p>0.769199008899054</text:p>
          </table:table-cell>
          <table:table-cell table:formula="of:=[$base.$E$2]*SIN([$base.$G$2]*[.A80]-[$base.$F$2])" office:value-type="float" office:value="5.94494324558528" calcext:value-type="float">
            <text:p>5.94494324558528</text:p>
          </table:table-cell>
          <table:table-cell table:formula="of:=[.B80]+[.C80]" office:value-type="float" office:value="6.71414225448433" calcext:value-type="float">
            <text:p>6.71414225448433</text:p>
          </table:table-cell>
          <table:table-cell table:formula="of:=[.D80]^2" office:value-type="float" office:value="45.079706213452" calcext:value-type="float">
            <text:p>45.079706213452</text:p>
          </table:table-cell>
          <table:table-cell table:formula="of:=[.B80]^2+[.C80]^2" office:value-type="float" office:value="35.9340173085213" calcext:value-type="float">
            <text:p>35.9340173085213</text:p>
          </table:table-cell>
          <table:table-cell table:formula="of:=[.D79]" office:value-type="float" office:value="6.91306971710618" calcext:value-type="float">
            <text:p>6.91306971710618</text:p>
          </table:table-cell>
          <table:table-cell table:formula="of:=[.E79]" office:value-type="float" office:value="47.7905329135705" calcext:value-type="float">
            <text:p>47.7905329135705</text:p>
          </table:table-cell>
          <table:table-cell table:formula="of:=[.F79]" office:value-type="float" office:value="36.8327479407336" calcext:value-type="float">
            <text:p>36.83274794073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base.$B$2]*SIN([$base.$D$2]*[.A81]-[$base.$C$2])" office:value-type="float" office:value="0.623312485956592" calcext:value-type="float">
            <text:p>0.623312485956592</text:p>
          </table:table-cell>
          <table:table-cell table:formula="of:=[$base.$E$2]*SIN([$base.$G$2]*[.A81]-[$base.$F$2])" office:value-type="float" office:value="5.78965158304312" calcext:value-type="float">
            <text:p>5.78965158304312</text:p>
          </table:table-cell>
          <table:table-cell table:formula="of:=[.B81]+[.C81]" office:value-type="float" office:value="6.41296406899972" calcext:value-type="float">
            <text:p>6.41296406899972</text:p>
          </table:table-cell>
          <table:table-cell table:formula="of:=[.D81]^2" office:value-type="float" office:value="41.1261081502814" calcext:value-type="float">
            <text:p>41.1261081502814</text:p>
          </table:table-cell>
          <table:table-cell table:formula="of:=[.B81]^2+[.C81]^2" office:value-type="float" office:value="33.9085839081831" calcext:value-type="float">
            <text:p>33.9085839081831</text:p>
          </table:table-cell>
          <table:table-cell table:formula="of:=[.D80]" office:value-type="float" office:value="6.71414225448433" calcext:value-type="float">
            <text:p>6.71414225448433</text:p>
          </table:table-cell>
          <table:table-cell table:formula="of:=[.E80]" office:value-type="float" office:value="45.079706213452" calcext:value-type="float">
            <text:p>45.079706213452</text:p>
          </table:table-cell>
          <table:table-cell table:formula="of:=[.F80]" office:value-type="float" office:value="35.9340173085213" calcext:value-type="float">
            <text:p>35.93401730852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base.$B$2]*SIN([$base.$D$2]*[.A82]-[$base.$C$2])" office:value-type="float" office:value="0.475868006414127" calcext:value-type="float">
            <text:p>0.475868006414127</text:p>
          </table:table-cell>
          <table:table-cell table:formula="of:=[$base.$E$2]*SIN([$base.$G$2]*[.A82]-[$base.$F$2])" office:value-type="float" office:value="5.53665252967684" calcext:value-type="float">
            <text:p>5.53665252967684</text:p>
          </table:table-cell>
          <table:table-cell table:formula="of:=[.B82]+[.C82]" office:value-type="float" office:value="6.01252053609097" calcext:value-type="float">
            <text:p>6.01252053609097</text:p>
          </table:table-cell>
          <table:table-cell table:formula="of:=[.D82]^2" office:value-type="float" office:value="36.1504031969156" calcext:value-type="float">
            <text:p>36.1504031969156</text:p>
          </table:table-cell>
          <table:table-cell table:formula="of:=[.B82]^2+[.C82]^2" office:value-type="float" office:value="30.8809715939055" calcext:value-type="float">
            <text:p>30.8809715939055</text:p>
          </table:table-cell>
          <table:table-cell table:formula="of:=[.D81]" office:value-type="float" office:value="6.41296406899972" calcext:value-type="float">
            <text:p>6.41296406899972</text:p>
          </table:table-cell>
          <table:table-cell table:formula="of:=[.E81]" office:value-type="float" office:value="41.1261081502814" calcext:value-type="float">
            <text:p>41.1261081502814</text:p>
          </table:table-cell>
          <table:table-cell table:formula="of:=[.F81]" office:value-type="float" office:value="33.9085839081831" calcext:value-type="float">
            <text:p>33.90858390818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base.$B$2]*SIN([$base.$D$2]*[.A83]-[$base.$C$2])" office:value-type="float" office:value="0.327234104682894" calcext:value-type="float">
            <text:p>0.327234104682894</text:p>
          </table:table-cell>
          <table:table-cell table:formula="of:=[$base.$E$2]*SIN([$base.$G$2]*[.A83]-[$base.$F$2])" office:value-type="float" office:value="5.19021575129115" calcext:value-type="float">
            <text:p>5.19021575129115</text:p>
          </table:table-cell>
          <table:table-cell table:formula="of:=[.B83]+[.C83]" office:value-type="float" office:value="5.51744985597405" calcext:value-type="float">
            <text:p>5.51744985597405</text:p>
          </table:table-cell>
          <table:table-cell table:formula="of:=[.D83]^2" office:value-type="float" office:value="30.442252913188" calcext:value-type="float">
            <text:p>30.442252913188</text:p>
          </table:table-cell>
          <table:table-cell table:formula="of:=[.B83]^2+[.C83]^2" office:value-type="float" office:value="27.0454217042184" calcext:value-type="float">
            <text:p>27.0454217042184</text:p>
          </table:table-cell>
          <table:table-cell table:formula="of:=[.D82]" office:value-type="float" office:value="6.01252053609097" calcext:value-type="float">
            <text:p>6.01252053609097</text:p>
          </table:table-cell>
          <table:table-cell table:formula="of:=[.E82]" office:value-type="float" office:value="36.1504031969156" calcext:value-type="float">
            <text:p>36.1504031969156</text:p>
          </table:table-cell>
          <table:table-cell table:formula="of:=[.F82]" office:value-type="float" office:value="30.8809715939055" calcext:value-type="float">
            <text:p>30.88097159390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base.$B$2]*SIN([$base.$D$2]*[.A84]-[$base.$C$2])" office:value-type="float" office:value="0.177782288110159" calcext:value-type="float">
            <text:p>0.177782288110159</text:p>
          </table:table-cell>
          <table:table-cell table:formula="of:=[$base.$E$2]*SIN([$base.$G$2]*[.A84]-[$base.$F$2])" office:value-type="float" office:value="4.75618778860032" calcext:value-type="float">
            <text:p>4.75618778860032</text:p>
          </table:table-cell>
          <table:table-cell table:formula="of:=[.B84]+[.C84]" office:value-type="float" office:value="4.93397007671048" calcext:value-type="float">
            <text:p>4.93397007671048</text:p>
          </table:table-cell>
          <table:table-cell table:formula="of:=[.D84]^2" office:value-type="float" office:value="24.3440607178744" calcext:value-type="float">
            <text:p>24.3440607178744</text:p>
          </table:table-cell>
          <table:table-cell table:formula="of:=[.B84]^2+[.C84]^2" office:value-type="float" office:value="22.6529288223965" calcext:value-type="float">
            <text:p>22.6529288223965</text:p>
          </table:table-cell>
          <table:table-cell table:formula="of:=[.D83]" office:value-type="float" office:value="5.51744985597405" calcext:value-type="float">
            <text:p>5.51744985597405</text:p>
          </table:table-cell>
          <table:table-cell table:formula="of:=[.E83]" office:value-type="float" office:value="30.442252913188" calcext:value-type="float">
            <text:p>30.442252913188</text:p>
          </table:table-cell>
          <table:table-cell table:formula="of:=[.F83]" office:value-type="float" office:value="27.0454217042184" calcext:value-type="float">
            <text:p>27.04542170421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base.$B$2]*SIN([$base.$D$2]*[.A85]-[$base.$C$2])" office:value-type="float" office:value="0.0278861084043961" calcext:value-type="float">
            <text:p>0.027886108404396</text:p>
          </table:table-cell>
          <table:table-cell table:formula="of:=[$base.$E$2]*SIN([$base.$G$2]*[.A85]-[$base.$F$2])" office:value-type="float" office:value="4.24189338976421" calcext:value-type="float">
            <text:p>4.24189338976421</text:p>
          </table:table-cell>
          <table:table-cell table:formula="of:=[.B85]+[.C85]" office:value-type="float" office:value="4.2697794981686" calcext:value-type="float">
            <text:p>4.2697794981686</text:p>
          </table:table-cell>
          <table:table-cell table:formula="of:=[.D85]^2" office:value-type="float" office:value="18.2310169629809" calcext:value-type="float">
            <text:p>18.2310169629809</text:p>
          </table:table-cell>
          <table:table-cell table:formula="of:=[.B85]^2+[.C85]^2" office:value-type="float" office:value="17.9944371651672" calcext:value-type="float">
            <text:p>17.9944371651672</text:p>
          </table:table-cell>
          <table:table-cell table:formula="of:=[.D84]" office:value-type="float" office:value="4.93397007671048" calcext:value-type="float">
            <text:p>4.93397007671048</text:p>
          </table:table-cell>
          <table:table-cell table:formula="of:=[.E84]" office:value-type="float" office:value="24.3440607178744" calcext:value-type="float">
            <text:p>24.3440607178744</text:p>
          </table:table-cell>
          <table:table-cell table:formula="of:=[.F84]" office:value-type="float" office:value="22.6529288223965" calcext:value-type="float">
            <text:p>22.65292882239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base.$B$2]*SIN([$base.$D$2]*[.A86]-[$base.$C$2])" office:value-type="float" office:value="-0.122079772049595" calcext:value-type="float">
            <text:p>-0.122079772049595</text:p>
          </table:table-cell>
          <table:table-cell table:formula="of:=[$base.$E$2]*SIN([$base.$G$2]*[.A86]-[$base.$F$2])" office:value-type="float" office:value="3.65601189638137" calcext:value-type="float">
            <text:p>3.65601189638137</text:p>
          </table:table-cell>
          <table:table-cell table:formula="of:=[.B86]+[.C86]" office:value-type="float" office:value="3.53393212433177" calcext:value-type="float">
            <text:p>3.53393212433177</text:p>
          </table:table-cell>
          <table:table-cell table:formula="of:=[.D86]^2" office:value-type="float" office:value="12.4886762593841" calcext:value-type="float">
            <text:p>12.4886762593841</text:p>
          </table:table-cell>
          <table:table-cell table:formula="of:=[.B86]^2+[.C86]^2" office:value-type="float" office:value="13.3813264572258" calcext:value-type="float">
            <text:p>13.3813264572258</text:p>
          </table:table-cell>
          <table:table-cell table:formula="of:=[.D85]" office:value-type="float" office:value="4.2697794981686" calcext:value-type="float">
            <text:p>4.2697794981686</text:p>
          </table:table-cell>
          <table:table-cell table:formula="of:=[.E85]" office:value-type="float" office:value="18.2310169629809" calcext:value-type="float">
            <text:p>18.2310169629809</text:p>
          </table:table-cell>
          <table:table-cell table:formula="of:=[.F85]" office:value-type="float" office:value="17.9944371651672" calcext:value-type="float">
            <text:p>17.99443716516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base.$B$2]*SIN([$base.$D$2]*[.A87]-[$base.$C$2])" office:value-type="float" office:value="-0.271740516651356" calcext:value-type="float">
            <text:p>-0.271740516651356</text:p>
          </table:table-cell>
          <table:table-cell table:formula="of:=[$base.$E$2]*SIN([$base.$G$2]*[.A87]-[$base.$F$2])" office:value-type="float" office:value="3.00843076907518" calcext:value-type="float">
            <text:p>3.00843076907518</text:p>
          </table:table-cell>
          <table:table-cell table:formula="of:=[.B87]+[.C87]" office:value-type="float" office:value="2.73669025242383" calcext:value-type="float">
            <text:p>2.73669025242383</text:p>
          </table:table-cell>
          <table:table-cell table:formula="of:=[.D87]^2" office:value-type="float" office:value="7.4894735377116" calcext:value-type="float">
            <text:p>7.4894735377116</text:p>
          </table:table-cell>
          <table:table-cell table:formula="of:=[.B87]^2+[.C87]^2" office:value-type="float" office:value="9.12449860070825" calcext:value-type="float">
            <text:p>9.12449860070825</text:p>
          </table:table-cell>
          <table:table-cell table:formula="of:=[.D86]" office:value-type="float" office:value="3.53393212433177" calcext:value-type="float">
            <text:p>3.53393212433177</text:p>
          </table:table-cell>
          <table:table-cell table:formula="of:=[.E86]" office:value-type="float" office:value="12.4886762593841" calcext:value-type="float">
            <text:p>12.4886762593841</text:p>
          </table:table-cell>
          <table:table-cell table:formula="of:=[.F86]" office:value-type="float" office:value="13.3813264572258" calcext:value-type="float">
            <text:p>13.38132645722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base.$B$2]*SIN([$base.$D$2]*[.A88]-[$base.$C$2])" office:value-type="float" office:value="-0.420722051481215" calcext:value-type="float">
            <text:p>-0.420722051481215</text:p>
          </table:table-cell>
          <table:table-cell table:formula="of:=[$base.$E$2]*SIN([$base.$G$2]*[.A88]-[$base.$F$2])" office:value-type="float" office:value="2.3100787246067" calcext:value-type="float">
            <text:p>2.3100787246067</text:p>
          </table:table-cell>
          <table:table-cell table:formula="of:=[.B88]+[.C88]" office:value-type="float" office:value="1.88935667312548" calcext:value-type="float">
            <text:p>1.88935667312548</text:p>
          </table:table-cell>
          <table:table-cell table:formula="of:=[.D88]^2" office:value-type="float" office:value="3.56966863828378" calcext:value-type="float">
            <text:p>3.56966863828378</text:p>
          </table:table-cell>
          <table:table-cell table:formula="of:=[.B88]^2+[.C88]^2" office:value-type="float" office:value="5.51347075848306" calcext:value-type="float">
            <text:p>5.51347075848306</text:p>
          </table:table-cell>
          <table:table-cell table:formula="of:=[.D87]" office:value-type="float" office:value="2.73669025242383" calcext:value-type="float">
            <text:p>2.73669025242383</text:p>
          </table:table-cell>
          <table:table-cell table:formula="of:=[.E87]" office:value-type="float" office:value="7.4894735377116" calcext:value-type="float">
            <text:p>7.4894735377116</text:p>
          </table:table-cell>
          <table:table-cell table:formula="of:=[.F87]" office:value-type="float" office:value="9.12449860070825" calcext:value-type="float">
            <text:p>9.124498600708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base.$B$2]*SIN([$base.$D$2]*[.A89]-[$base.$C$2])" office:value-type="float" office:value="-0.5686520002902" calcext:value-type="float">
            <text:p>-0.5686520002902</text:p>
          </table:table-cell>
          <table:table-cell table:formula="of:=[$base.$E$2]*SIN([$base.$G$2]*[.A89]-[$base.$F$2])" office:value-type="float" office:value="1.57274130052732" calcext:value-type="float">
            <text:p>1.57274130052732</text:p>
          </table:table-cell>
          <table:table-cell table:formula="of:=[.B89]+[.C89]" office:value-type="float" office:value="1.00408930023712" calcext:value-type="float">
            <text:p>1.00408930023712</text:p>
          </table:table-cell>
          <table:table-cell table:formula="of:=[.D89]^2" office:value-type="float" office:value="1.00819532285067" calcext:value-type="float">
            <text:p>1.00819532285067</text:p>
          </table:table-cell>
          <table:table-cell table:formula="of:=[.B89]^2+[.C89]^2" office:value-type="float" office:value="2.79688029581841" calcext:value-type="float">
            <text:p>2.79688029581841</text:p>
          </table:table-cell>
          <table:table-cell table:formula="of:=[.D88]" office:value-type="float" office:value="1.88935667312548" calcext:value-type="float">
            <text:p>1.88935667312548</text:p>
          </table:table-cell>
          <table:table-cell table:formula="of:=[.E88]" office:value-type="float" office:value="3.56966863828378" calcext:value-type="float">
            <text:p>3.56966863828378</text:p>
          </table:table-cell>
          <table:table-cell table:formula="of:=[.F88]" office:value-type="float" office:value="5.51347075848306" calcext:value-type="float">
            <text:p>5.513470758483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base.$B$2]*SIN([$base.$D$2]*[.A90]-[$base.$C$2])" office:value-type="float" office:value="-0.715160615246676" calcext:value-type="float">
            <text:p>-0.715160615246676</text:p>
          </table:table-cell>
          <table:table-cell table:formula="of:=[$base.$E$2]*SIN([$base.$G$2]*[.A90]-[$base.$F$2])" office:value-type="float" office:value="0.808861959941962" calcext:value-type="float">
            <text:p>0.808861959941962</text:p>
          </table:table-cell>
          <table:table-cell table:formula="of:=[.B90]+[.C90]" office:value-type="float" office:value="0.0937013446952864" calcext:value-type="float">
            <text:p>0.093701344695286</text:p>
          </table:table-cell>
          <table:table-cell table:formula="of:=[.D90]^2" office:value-type="float" office:value="0.00877994199770487" calcext:value-type="float">
            <text:p>0.008779941997705</text:p>
          </table:table-cell>
          <table:table-cell table:formula="of:=[.B90]^2+[.C90]^2" office:value-type="float" office:value="1.16571237584116" calcext:value-type="float">
            <text:p>1.16571237584116</text:p>
          </table:table-cell>
          <table:table-cell table:formula="of:=[.D89]" office:value-type="float" office:value="1.00408930023712" calcext:value-type="float">
            <text:p>1.00408930023712</text:p>
          </table:table-cell>
          <table:table-cell table:formula="of:=[.E89]" office:value-type="float" office:value="1.00819532285067" calcext:value-type="float">
            <text:p>1.00819532285067</text:p>
          </table:table-cell>
          <table:table-cell table:formula="of:=[.F89]" office:value-type="float" office:value="2.79688029581841" calcext:value-type="float">
            <text:p>2.796880295818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base.$B$2]*SIN([$base.$D$2]*[.A91]-[$base.$C$2])" office:value-type="float" office:value="-0.859881701113504" calcext:value-type="float">
            <text:p>-0.859881701113504</text:p>
          </table:table-cell>
          <table:table-cell table:formula="of:=[$base.$E$2]*SIN([$base.$G$2]*[.A91]-[$base.$F$2])" office:value-type="float" office:value="0.0313320929805037" calcext:value-type="float">
            <text:p>0.031332092980504</text:p>
          </table:table-cell>
          <table:table-cell table:formula="of:=[.B91]+[.C91]" office:value-type="float" office:value="-0.828549608133001" calcext:value-type="float">
            <text:p>-0.828549608133001</text:p>
          </table:table-cell>
          <table:table-cell table:formula="of:=[.D91]^2" office:value-type="float" office:value="0.686494453137349" calcext:value-type="float">
            <text:p>0.686494453137349</text:p>
          </table:table-cell>
          <table:table-cell table:formula="of:=[.B91]^2+[.C91]^2" office:value-type="float" office:value="0.740378239960393" calcext:value-type="float">
            <text:p>0.740378239960393</text:p>
          </table:table-cell>
          <table:table-cell table:formula="of:=[.D90]" office:value-type="float" office:value="0.0937013446952864" calcext:value-type="float">
            <text:p>0.093701344695286</text:p>
          </table:table-cell>
          <table:table-cell table:formula="of:=[.E90]" office:value-type="float" office:value="0.00877994199770487" calcext:value-type="float">
            <text:p>0.008779941997705</text:p>
          </table:table-cell>
          <table:table-cell table:formula="of:=[.F90]" office:value-type="float" office:value="1.16571237584116" calcext:value-type="float">
            <text:p>1.165712375841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base.$B$2]*SIN([$base.$D$2]*[.A92]-[$base.$C$2])" office:value-type="float" office:value="-1.00245353054526" calcext:value-type="float">
            <text:p>-1.00245353054526</text:p>
          </table:table-cell>
          <table:table-cell table:formula="of:=[$base.$E$2]*SIN([$base.$G$2]*[.A92]-[$base.$F$2])" office:value-type="float" office:value="-0.746726541042381" calcext:value-type="float">
            <text:p>-0.746726541042381</text:p>
          </table:table-cell>
          <table:table-cell table:formula="of:=[.B92]+[.C92]" office:value-type="float" office:value="-1.74918007158764" calcext:value-type="float">
            <text:p>-1.74918007158764</text:p>
          </table:table-cell>
          <table:table-cell table:formula="of:=[.D92]^2" office:value-type="float" office:value="3.05963092283935" calcext:value-type="float">
            <text:p>3.05963092283935</text:p>
          </table:table-cell>
          <table:table-cell table:formula="of:=[.B92]^2+[.C92]^2" office:value-type="float" office:value="1.56251360799978" calcext:value-type="float">
            <text:p>1.56251360799978</text:p>
          </table:table-cell>
          <table:table-cell table:formula="of:=[.D91]" office:value-type="float" office:value="-0.828549608133001" calcext:value-type="float">
            <text:p>-0.828549608133001</text:p>
          </table:table-cell>
          <table:table-cell table:formula="of:=[.E91]" office:value-type="float" office:value="0.686494453137349" calcext:value-type="float">
            <text:p>0.686494453137349</text:p>
          </table:table-cell>
          <table:table-cell table:formula="of:=[.F91]" office:value-type="float" office:value="0.740378239960393" calcext:value-type="float">
            <text:p>0.7403782399603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base.$B$2]*SIN([$base.$D$2]*[.A93]-[$base.$C$2])" office:value-type="float" office:value="-1.14251974821836" calcext:value-type="float">
            <text:p>-1.14251974821836</text:p>
          </table:table-cell>
          <table:table-cell table:formula="of:=[$base.$E$2]*SIN([$base.$G$2]*[.A93]-[$base.$F$2])" office:value-type="float" office:value="-1.51218325922665" calcext:value-type="float">
            <text:p>-1.51218325922665</text:p>
          </table:table-cell>
          <table:table-cell table:formula="of:=[.B93]+[.C93]" office:value-type="float" office:value="-2.65470300744501" calcext:value-type="float">
            <text:p>-2.65470300744501</text:p>
          </table:table-cell>
          <table:table-cell table:formula="of:=[.D93]^2" office:value-type="float" office:value="7.04744805773757" calcext:value-type="float">
            <text:p>7.04744805773757</text:p>
          </table:table-cell>
          <table:table-cell table:formula="of:=[.B93]^2+[.C93]^2" office:value-type="float" office:value="3.59204958455427" calcext:value-type="float">
            <text:p>3.59204958455427</text:p>
          </table:table-cell>
          <table:table-cell table:formula="of:=[.D92]" office:value-type="float" office:value="-1.74918007158764" calcext:value-type="float">
            <text:p>-1.74918007158764</text:p>
          </table:table-cell>
          <table:table-cell table:formula="of:=[.E92]" office:value-type="float" office:value="3.05963092283935" calcext:value-type="float">
            <text:p>3.05963092283935</text:p>
          </table:table-cell>
          <table:table-cell table:formula="of:=[.F92]" office:value-type="float" office:value="1.56251360799978" calcext:value-type="float">
            <text:p>1.562513607999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base.$B$2]*SIN([$base.$D$2]*[.A94]-[$base.$C$2])" office:value-type="float" office:value="-1.27973026153372" calcext:value-type="float">
            <text:p>-1.27973026153372</text:p>
          </table:table-cell>
          <table:table-cell table:formula="of:=[$base.$E$2]*SIN([$base.$G$2]*[.A94]-[$base.$F$2])" office:value-type="float" office:value="-2.25212005128278" calcext:value-type="float">
            <text:p>-2.25212005128278</text:p>
          </table:table-cell>
          <table:table-cell table:formula="of:=[.B94]+[.C94]" office:value-type="float" office:value="-3.5318503128165" calcext:value-type="float">
            <text:p>-3.5318503128165</text:p>
          </table:table-cell>
          <table:table-cell table:formula="of:=[.D94]^2" office:value-type="float" office:value="12.473966632142" calcext:value-type="float">
            <text:p>12.473966632142</text:p>
          </table:table-cell>
          <table:table-cell table:formula="of:=[.B94]^2+[.C94]^2" office:value-type="float" office:value="6.7097542676751" calcext:value-type="float">
            <text:p>6.7097542676751</text:p>
          </table:table-cell>
          <table:table-cell table:formula="of:=[.D93]" office:value-type="float" office:value="-2.65470300744501" calcext:value-type="float">
            <text:p>-2.65470300744501</text:p>
          </table:table-cell>
          <table:table-cell table:formula="of:=[.E93]" office:value-type="float" office:value="7.04744805773757" calcext:value-type="float">
            <text:p>7.04744805773757</text:p>
          </table:table-cell>
          <table:table-cell table:formula="of:=[.F93]" office:value-type="float" office:value="3.59204958455427" calcext:value-type="float">
            <text:p>3.592049584554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base.$B$2]*SIN([$base.$D$2]*[.A95]-[$base.$C$2])" office:value-type="float" office:value="-1.41374211566586" calcext:value-type="float">
            <text:p>-1.41374211566586</text:p>
          </table:table-cell>
          <table:table-cell table:formula="of:=[$base.$E$2]*SIN([$base.$G$2]*[.A95]-[$base.$F$2])" office:value-type="float" office:value="-2.95404958661933" calcext:value-type="float">
            <text:p>-2.95404958661933</text:p>
          </table:table-cell>
          <table:table-cell table:formula="of:=[.B95]+[.C95]" office:value-type="float" office:value="-4.36779170228519" calcext:value-type="float">
            <text:p>-4.36779170228519</text:p>
          </table:table-cell>
          <table:table-cell table:formula="of:=[.D95]^2" office:value-type="float" office:value="19.0776043545514" calcext:value-type="float">
            <text:p>19.0776043545514</text:p>
          </table:table-cell>
          <table:table-cell table:formula="of:=[.B95]^2+[.C95]^2" office:value-type="float" office:value="10.7250757298132" calcext:value-type="float">
            <text:p>10.7250757298132</text:p>
          </table:table-cell>
          <table:table-cell table:formula="of:=[.D94]" office:value-type="float" office:value="-3.5318503128165" calcext:value-type="float">
            <text:p>-3.5318503128165</text:p>
          </table:table-cell>
          <table:table-cell table:formula="of:=[.E94]" office:value-type="float" office:value="12.473966632142" calcext:value-type="float">
            <text:p>12.473966632142</text:p>
          </table:table-cell>
          <table:table-cell table:formula="of:=[.F94]" office:value-type="float" office:value="6.7097542676751" calcext:value-type="float">
            <text:p>6.70975426767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base.$B$2]*SIN([$base.$D$2]*[.A96]-[$base.$C$2])" office:value-type="float" office:value="-1.54422035077151" calcext:value-type="float">
            <text:p>-1.54422035077151</text:p>
          </table:table-cell>
          <table:table-cell table:formula="of:=[$base.$E$2]*SIN([$base.$G$2]*[.A96]-[$base.$F$2])" office:value-type="float" office:value="-3.60612595318854" calcext:value-type="float">
            <text:p>-3.60612595318854</text:p>
          </table:table-cell>
          <table:table-cell table:formula="of:=[.B96]+[.C96]" office:value-type="float" office:value="-5.15034630396006" calcext:value-type="float">
            <text:p>-5.15034630396006</text:p>
          </table:table-cell>
          <table:table-cell table:formula="of:=[.D96]^2" office:value-type="float" office:value="26.526067050715" calcext:value-type="float">
            <text:p>26.526067050715</text:p>
          </table:table-cell>
          <table:table-cell table:formula="of:=[.B96]^2+[.C96]^2" office:value-type="float" office:value="15.3887608819969" calcext:value-type="float">
            <text:p>15.3887608819969</text:p>
          </table:table-cell>
          <table:table-cell table:formula="of:=[.D95]" office:value-type="float" office:value="-4.36779170228519" calcext:value-type="float">
            <text:p>-4.36779170228519</text:p>
          </table:table-cell>
          <table:table-cell table:formula="of:=[.E95]" office:value-type="float" office:value="19.0776043545514" calcext:value-type="float">
            <text:p>19.0776043545514</text:p>
          </table:table-cell>
          <table:table-cell table:formula="of:=[.F95]" office:value-type="float" office:value="10.7250757298132" calcext:value-type="float">
            <text:p>10.72507572981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base.$B$2]*SIN([$base.$D$2]*[.A97]-[$base.$C$2])" office:value-type="float" office:value="-1.67083883921463" calcext:value-type="float">
            <text:p>-1.67083883921463</text:p>
          </table:table-cell>
          <table:table-cell table:formula="of:=[$base.$E$2]*SIN([$base.$G$2]*[.A97]-[$base.$F$2])" office:value-type="float" office:value="-4.19734457161601" calcext:value-type="float">
            <text:p>-4.19734457161601</text:p>
          </table:table-cell>
          <table:table-cell table:formula="of:=[.B97]+[.C97]" office:value-type="float" office:value="-5.86818341083064" calcext:value-type="float">
            <text:p>-5.86818341083064</text:p>
          </table:table-cell>
          <table:table-cell table:formula="of:=[.D97]^2" office:value-type="float" office:value="34.435576543148" calcext:value-type="float">
            <text:p>34.435576543148</text:p>
          </table:table-cell>
          <table:table-cell table:formula="of:=[.B97]^2+[.C97]^2" office:value-type="float" office:value="20.4094038795025" calcext:value-type="float">
            <text:p>20.4094038795025</text:p>
          </table:table-cell>
          <table:table-cell table:formula="of:=[.D96]" office:value-type="float" office:value="-5.15034630396006" calcext:value-type="float">
            <text:p>-5.15034630396006</text:p>
          </table:table-cell>
          <table:table-cell table:formula="of:=[.E96]" office:value-type="float" office:value="26.526067050715" calcext:value-type="float">
            <text:p>26.526067050715</text:p>
          </table:table-cell>
          <table:table-cell table:formula="of:=[.F96]" office:value-type="float" office:value="15.3887608819969" calcext:value-type="float">
            <text:p>15.38876088199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base.$B$2]*SIN([$base.$D$2]*[.A98]-[$base.$C$2])" office:value-type="float" office:value="-1.79328110071576" calcext:value-type="float">
            <text:p>-1.79328110071576</text:p>
          </table:table-cell>
          <table:table-cell table:formula="of:=[$base.$E$2]*SIN([$base.$G$2]*[.A98]-[$base.$F$2])" office:value-type="float" office:value="-4.71772791082158" calcext:value-type="float">
            <text:p>-4.71772791082158</text:p>
          </table:table-cell>
          <table:table-cell table:formula="of:=[.B98]+[.C98]" office:value-type="float" office:value="-6.51100901153734" calcext:value-type="float">
            <text:p>-6.51100901153734</text:p>
          </table:table-cell>
          <table:table-cell table:formula="of:=[.D98]^2" office:value-type="float" office:value="42.3932383483205" calcext:value-type="float">
            <text:p>42.3932383483205</text:p>
          </table:table-cell>
          <table:table-cell table:formula="of:=[.B98]^2+[.C98]^2" office:value-type="float" office:value="25.4728137467293" calcext:value-type="float">
            <text:p>25.4728137467293</text:p>
          </table:table-cell>
          <table:table-cell table:formula="of:=[.D97]" office:value-type="float" office:value="-5.86818341083064" calcext:value-type="float">
            <text:p>-5.86818341083064</text:p>
          </table:table-cell>
          <table:table-cell table:formula="of:=[.E97]" office:value-type="float" office:value="34.435576543148" calcext:value-type="float">
            <text:p>34.435576543148</text:p>
          </table:table-cell>
          <table:table-cell table:formula="of:=[.F97]" office:value-type="float" office:value="20.4094038795025" calcext:value-type="float">
            <text:p>20.40940387950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base.$B$2]*SIN([$base.$D$2]*[.A99]-[$base.$C$2])" office:value-type="float" office:value="-1.91124109338787" calcext:value-type="float">
            <text:p>-1.91124109338787</text:p>
          </table:table-cell>
          <table:table-cell table:formula="of:=[$base.$E$2]*SIN([$base.$G$2]*[.A99]-[$base.$F$2])" office:value-type="float" office:value="-5.1584938709547" calcext:value-type="float">
            <text:p>-5.1584938709547</text:p>
          </table:table-cell>
          <table:table-cell table:formula="of:=[.B99]+[.C99]" office:value-type="float" office:value="-7.06973496434256" calcext:value-type="float">
            <text:p>-7.06973496434256</text:p>
          </table:table-cell>
          <table:table-cell table:formula="of:=[.D99]^2" office:value-type="float" office:value="49.9811524660477" calcext:value-type="float">
            <text:p>49.9811524660477</text:p>
          </table:table-cell>
          <table:table-cell table:formula="of:=[.B99]^2+[.C99]^2" office:value-type="float" office:value="30.2629015337316" calcext:value-type="float">
            <text:p>30.2629015337316</text:p>
          </table:table-cell>
          <table:table-cell table:formula="of:=[.D98]" office:value-type="float" office:value="-6.51100901153734" calcext:value-type="float">
            <text:p>-6.51100901153734</text:p>
          </table:table-cell>
          <table:table-cell table:formula="of:=[.E98]" office:value-type="float" office:value="42.3932383483205" calcext:value-type="float">
            <text:p>42.3932383483205</text:p>
          </table:table-cell>
          <table:table-cell table:formula="of:=[.F98]" office:value-type="float" office:value="25.4728137467293" calcext:value-type="float">
            <text:p>25.47281374672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base.$B$2]*SIN([$base.$D$2]*[.A100]-[$base.$C$2])" office:value-type="float" office:value="-2.0244239786816" calcext:value-type="float">
            <text:p>-2.0244239786816</text:p>
          </table:table-cell>
          <table:table-cell table:formula="of:=[$base.$E$2]*SIN([$base.$G$2]*[.A100]-[$base.$F$2])" office:value-type="float" office:value="-5.51220399197835" calcext:value-type="float">
            <text:p>-5.51220399197835</text:p>
          </table:table-cell>
          <table:table-cell table:formula="of:=[.B100]+[.C100]" office:value-type="float" office:value="-7.53662797065995" calcext:value-type="float">
            <text:p>-7.53662797065995</text:p>
          </table:table-cell>
          <table:table-cell table:formula="of:=[.D100]^2" office:value-type="float" office:value="56.8007611681339" calcext:value-type="float">
            <text:p>56.8007611681339</text:p>
          </table:table-cell>
          <table:table-cell table:formula="of:=[.B100]^2+[.C100]^2" office:value-type="float" office:value="34.4826852946431" calcext:value-type="float">
            <text:p>34.4826852946431</text:p>
          </table:table-cell>
          <table:table-cell table:formula="of:=[.D99]" office:value-type="float" office:value="-7.06973496434256" calcext:value-type="float">
            <text:p>-7.06973496434256</text:p>
          </table:table-cell>
          <table:table-cell table:formula="of:=[.E99]" office:value-type="float" office:value="49.9811524660477" calcext:value-type="float">
            <text:p>49.9811524660477</text:p>
          </table:table-cell>
          <table:table-cell table:formula="of:=[.F99]" office:value-type="float" office:value="30.2629015337316" calcext:value-type="float">
            <text:p>30.26290153373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base.$B$2]*SIN([$base.$D$2]*[.A101]-[$base.$C$2])" office:value-type="float" office:value="-2.13254685832827" calcext:value-type="float">
            <text:p>-2.13254685832827</text:p>
          </table:table-cell>
          <table:table-cell table:formula="of:=[$base.$E$2]*SIN([$base.$G$2]*[.A101]-[$base.$F$2])" office:value-type="float" office:value="-5.77288898670184" calcext:value-type="float">
            <text:p>-5.77288898670184</text:p>
          </table:table-cell>
          <table:table-cell table:formula="of:=[.B101]+[.C101]" office:value-type="float" office:value="-7.90543584503012" calcext:value-type="float">
            <text:p>-7.90543584503012</text:p>
          </table:table-cell>
          <table:table-cell table:formula="of:=[.D101]^2" office:value-type="float" office:value="62.495915899887" calcext:value-type="float">
            <text:p>62.495915899887</text:p>
          </table:table-cell>
          <table:table-cell table:formula="of:=[.B101]^2+[.C101]^2" office:value-type="float" office:value="37.8740033557492" calcext:value-type="float">
            <text:p>37.8740033557492</text:p>
          </table:table-cell>
          <table:table-cell table:formula="of:=[.D100]" office:value-type="float" office:value="-7.53662797065995" calcext:value-type="float">
            <text:p>-7.53662797065995</text:p>
          </table:table-cell>
          <table:table-cell table:formula="of:=[.E100]" office:value-type="float" office:value="56.8007611681339" calcext:value-type="float">
            <text:p>56.8007611681339</text:p>
          </table:table-cell>
          <table:table-cell table:formula="of:=[.F100]" office:value-type="float" office:value="34.4826852946431" calcext:value-type="float">
            <text:p>34.48268529464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base.$B$2]*SIN([$base.$D$2]*[.A102]-[$base.$C$2])" office:value-type="float" office:value="-2.23533948143805" calcext:value-type="float">
            <text:p>-2.23533948143805</text:p>
          </table:table-cell>
          <table:table-cell table:formula="of:=[$base.$E$2]*SIN([$base.$G$2]*[.A102]-[$base.$F$2])" office:value-type="float" office:value="-5.93614947974029" calcext:value-type="float">
            <text:p>-5.93614947974029</text:p>
          </table:table-cell>
          <table:table-cell table:formula="of:=[.B102]+[.C102]" office:value-type="float" office:value="-8.17148896117834" calcext:value-type="float">
            <text:p>-8.17148896117834</text:p>
          </table:table-cell>
          <table:table-cell table:formula="of:=[.D102]^2" office:value-type="float" office:value="66.7732318426594" calcext:value-type="float">
            <text:p>66.7732318426594</text:p>
          </table:table-cell>
          <table:table-cell table:formula="of:=[.B102]^2+[.C102]^2" office:value-type="float" office:value="40.2346132430966" calcext:value-type="float">
            <text:p>40.2346132430966</text:p>
          </table:table-cell>
          <table:table-cell table:formula="of:=[.D101]" office:value-type="float" office:value="-7.90543584503012" calcext:value-type="float">
            <text:p>-7.90543584503012</text:p>
          </table:table-cell>
          <table:table-cell table:formula="of:=[.E101]" office:value-type="float" office:value="62.495915899887" calcext:value-type="float">
            <text:p>62.495915899887</text:p>
          </table:table-cell>
          <table:table-cell table:formula="of:=[.F101]" office:value-type="float" office:value="37.8740033557492" calcext:value-type="float">
            <text:p>37.8740033557492</text:p>
          </table:table-cell>
        </table:table-row>
      </table:table>
      <table:table table:name="tes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quare_sum</text:p>
          </table:table-cell>
          <table:table-cell office:value-type="string" calcext:value-type="string">
            <text:p>prev_sum</text:p>
          </table:table-cell>
          <table:table-cell office:value-type="string" calcext:value-type="string">
            <text:p>prev_square</text:p>
          </table:table-cell>
          <table:table-cell office:value-type="string" calcext:value-type="string">
            <text:p>prev_square_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base.$B$3]*SIN([$base.$D$3]*[.A2]-[$base.$C$3])" office:value-type="float" office:value="2.1008351841332" calcext:value-type="float">
            <text:p>2.1008351841332</text:p>
          </table:table-cell>
          <table:table-cell table:formula="of:=[$base.$E$3]*SIN([$base.$G$3]*[.A2]-[$base.$F$3])" office:value-type="float" office:value="3.38488161670068" calcext:value-type="float">
            <text:p>3.38488161670068</text:p>
          </table:table-cell>
          <table:table-cell table:formula="of:=[.B2]+[.C2]" office:value-type="float" office:value="5.48571680083389" calcext:value-type="float">
            <text:p>5.48571680083389</text:p>
          </table:table-cell>
          <table:table-cell table:formula="of:=[.D2]^2" office:value-type="float" office:value="30.0930888189512" calcext:value-type="float">
            <text:p>30.0930888189512</text:p>
          </table:table-cell>
          <table:table-cell table:formula="of:=[.B2]^2+[.C2]^2" office:value-type="float" office:value="15.8709320299702" calcext:value-type="float">
            <text:p>15.87093202997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base.$B$3]*SIN([$base.$D$3]*[.A3]-[$base.$C$3])" office:value-type="float" office:value="2.62888959933623" calcext:value-type="float">
            <text:p>2.62888959933623</text:p>
          </table:table-cell>
          <table:table-cell table:formula="of:=[$base.$E$3]*SIN([$base.$G$3]*[.A3]-[$base.$F$3])" office:value-type="float" office:value="3.34158086303552" calcext:value-type="float">
            <text:p>3.34158086303552</text:p>
          </table:table-cell>
          <table:table-cell table:formula="of:=[.B3]+[.C3]" office:value-type="float" office:value="5.97047046237175" calcext:value-type="float">
            <text:p>5.97047046237175</text:p>
          </table:table-cell>
          <table:table-cell table:formula="of:=[.D3]^2" office:value-type="float" office:value="35.6465175420536" calcext:value-type="float">
            <text:p>35.6465175420536</text:p>
          </table:table-cell>
          <table:table-cell table:formula="of:=[.B3]^2+[.C3]^2" office:value-type="float" office:value="18.0772231897034" calcext:value-type="float">
            <text:p>18.0772231897034</text:p>
          </table:table-cell>
          <table:table-cell table:formula="of:=[.D2]" office:value-type="float" office:value="5.48571680083389" calcext:value-type="float">
            <text:p>5.48571680083389</text:p>
          </table:table-cell>
          <table:table-cell table:formula="of:=[.E2]" office:value-type="float" office:value="30.0930888189512" calcext:value-type="float">
            <text:p>30.0930888189512</text:p>
          </table:table-cell>
          <table:table-cell table:formula="of:=[.F2]" office:value-type="float" office:value="15.8709320299702" calcext:value-type="float">
            <text:p>15.8709320299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base.$B$3]*SIN([$base.$D$3]*[.A4]-[$base.$C$3])" office:value-type="float" office:value="3.11913340972165" calcext:value-type="float">
            <text:p>3.11913340972165</text:p>
          </table:table-cell>
          <table:table-cell table:formula="of:=[$base.$E$3]*SIN([$base.$G$3]*[.A4]-[$base.$F$3])" office:value-type="float" office:value="3.29694352157896" calcext:value-type="float">
            <text:p>3.29694352157896</text:p>
          </table:table-cell>
          <table:table-cell table:formula="of:=[.B4]+[.C4]" office:value-type="float" office:value="6.41607693130061" calcext:value-type="float">
            <text:p>6.41607693130061</text:p>
          </table:table-cell>
          <table:table-cell table:formula="of:=[.D4]^2" office:value-type="float" office:value="41.1660431883679" calcext:value-type="float">
            <text:p>41.1660431883679</text:p>
          </table:table-cell>
          <table:table-cell table:formula="of:=[.B4]^2+[.C4]^2" office:value-type="float" office:value="20.5988298121233" calcext:value-type="float">
            <text:p>20.5988298121233</text:p>
          </table:table-cell>
          <table:table-cell table:formula="of:=[.D3]" office:value-type="float" office:value="5.97047046237175" calcext:value-type="float">
            <text:p>5.97047046237175</text:p>
          </table:table-cell>
          <table:table-cell table:formula="of:=[.E3]" office:value-type="float" office:value="35.6465175420536" calcext:value-type="float">
            <text:p>35.6465175420536</text:p>
          </table:table-cell>
          <table:table-cell table:formula="of:=[.F3]" office:value-type="float" office:value="18.0772231897034" calcext:value-type="float">
            <text:p>18.0772231897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base.$B$3]*SIN([$base.$D$3]*[.A5]-[$base.$C$3])" office:value-type="float" office:value="3.56451557176769" calcext:value-type="float">
            <text:p>3.56451557176769</text:p>
          </table:table-cell>
          <table:table-cell table:formula="of:=[$base.$E$3]*SIN([$base.$G$3]*[.A5]-[$base.$F$3])" office:value-type="float" office:value="3.25098744667244" calcext:value-type="float">
            <text:p>3.25098744667244</text:p>
          </table:table-cell>
          <table:table-cell table:formula="of:=[.B5]+[.C5]" office:value-type="float" office:value="6.81550301844013" calcext:value-type="float">
            <text:p>6.81550301844013</text:p>
          </table:table-cell>
          <table:table-cell table:formula="of:=[.D5]^2" office:value-type="float" office:value="46.4510813943665" calcext:value-type="float">
            <text:p>46.4510813943665</text:p>
          </table:table-cell>
          <table:table-cell table:formula="of:=[.B5]^2+[.C5]^2" office:value-type="float" office:value="23.2746906397961" calcext:value-type="float">
            <text:p>23.2746906397961</text:p>
          </table:table-cell>
          <table:table-cell table:formula="of:=[.D4]" office:value-type="float" office:value="6.41607693130061" calcext:value-type="float">
            <text:p>6.41607693130061</text:p>
          </table:table-cell>
          <table:table-cell table:formula="of:=[.E4]" office:value-type="float" office:value="41.1660431883679" calcext:value-type="float">
            <text:p>41.1660431883679</text:p>
          </table:table-cell>
          <table:table-cell table:formula="of:=[.F4]" office:value-type="float" office:value="20.5988298121233" calcext:value-type="float">
            <text:p>20.5988298121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base.$B$3]*SIN([$base.$D$3]*[.A6]-[$base.$C$3])" office:value-type="float" office:value="3.95863027485146" calcext:value-type="float">
            <text:p>3.95863027485146</text:p>
          </table:table-cell>
          <table:table-cell table:formula="of:=[$base.$E$3]*SIN([$base.$G$3]*[.A6]-[$base.$F$3])" office:value-type="float" office:value="3.20373102013316" calcext:value-type="float">
            <text:p>3.20373102013316</text:p>
          </table:table-cell>
          <table:table-cell table:formula="of:=[.B6]+[.C6]" office:value-type="float" office:value="7.16236129498462" calcext:value-type="float">
            <text:p>7.16236129498462</text:p>
          </table:table-cell>
          <table:table-cell table:formula="of:=[.D6]^2" office:value-type="float" office:value="51.2994193198937" calcext:value-type="float">
            <text:p>51.2994193198937</text:p>
          </table:table-cell>
          <table:table-cell table:formula="of:=[.B6]^2+[.C6]^2" office:value-type="float" office:value="25.934646102334" calcext:value-type="float">
            <text:p>25.934646102334</text:p>
          </table:table-cell>
          <table:table-cell table:formula="of:=[.D5]" office:value-type="float" office:value="6.81550301844013" calcext:value-type="float">
            <text:p>6.81550301844013</text:p>
          </table:table-cell>
          <table:table-cell table:formula="of:=[.E5]" office:value-type="float" office:value="46.4510813943665" calcext:value-type="float">
            <text:p>46.4510813943665</text:p>
          </table:table-cell>
          <table:table-cell table:formula="of:=[.F5]" office:value-type="float" office:value="23.2746906397961" calcext:value-type="float">
            <text:p>23.27469063979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base.$B$3]*SIN([$base.$D$3]*[.A7]-[$base.$C$3])" office:value-type="float" office:value="4.29580907428248" calcext:value-type="float">
            <text:p>4.29580907428248</text:p>
          </table:table-cell>
          <table:table-cell table:formula="of:=[$base.$E$3]*SIN([$base.$G$3]*[.A7]-[$base.$F$3])" office:value-type="float" office:value="3.15519314390167" calcext:value-type="float">
            <text:p>3.15519314390167</text:p>
          </table:table-cell>
          <table:table-cell table:formula="of:=[.B7]+[.C7]" office:value-type="float" office:value="7.45100221818415" calcext:value-type="float">
            <text:p>7.45100221818415</text:p>
          </table:table-cell>
          <table:table-cell table:formula="of:=[.D7]^2" office:value-type="float" office:value="55.5174340553851" calcext:value-type="float">
            <text:p>55.5174340553851</text:p>
          </table:table-cell>
          <table:table-cell table:formula="of:=[.B7]^2+[.C7]^2" office:value-type="float" office:value="28.4092193780118" calcext:value-type="float">
            <text:p>28.4092193780118</text:p>
          </table:table-cell>
          <table:table-cell table:formula="of:=[.D6]" office:value-type="float" office:value="7.16236129498462" calcext:value-type="float">
            <text:p>7.16236129498462</text:p>
          </table:table-cell>
          <table:table-cell table:formula="of:=[.E6]" office:value-type="float" office:value="51.2994193198937" calcext:value-type="float">
            <text:p>51.2994193198937</text:p>
          </table:table-cell>
          <table:table-cell table:formula="of:=[.F6]" office:value-type="float" office:value="25.934646102334" calcext:value-type="float">
            <text:p>25.9346461023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base.$B$3]*SIN([$base.$D$3]*[.A8]-[$base.$C$3])" office:value-type="float" office:value="4.57120241900265" calcext:value-type="float">
            <text:p>4.57120241900265</text:p>
          </table:table-cell>
          <table:table-cell table:formula="of:=[$base.$E$3]*SIN([$base.$G$3]*[.A8]-[$base.$F$3])" office:value-type="float" office:value="3.1053932324813" calcext:value-type="float">
            <text:p>3.1053932324813</text:p>
          </table:table-cell>
          <table:table-cell table:formula="of:=[.B8]+[.C8]" office:value-type="float" office:value="7.67659565148395" calcext:value-type="float">
            <text:p>7.67659565148395</text:p>
          </table:table-cell>
          <table:table-cell table:formula="of:=[.D8]^2" office:value-type="float" office:value="58.9301207963822" calcext:value-type="float">
            <text:p>58.9301207963822</text:p>
          </table:table-cell>
          <table:table-cell table:formula="of:=[.B8]^2+[.C8]^2" office:value-type="float" office:value="30.5393586838363" calcext:value-type="float">
            <text:p>30.5393586838363</text:p>
          </table:table-cell>
          <table:table-cell table:formula="of:=[.D7]" office:value-type="float" office:value="7.45100221818415" calcext:value-type="float">
            <text:p>7.45100221818415</text:p>
          </table:table-cell>
          <table:table-cell table:formula="of:=[.E7]" office:value-type="float" office:value="55.5174340553851" calcext:value-type="float">
            <text:p>55.5174340553851</text:p>
          </table:table-cell>
          <table:table-cell table:formula="of:=[.F7]" office:value-type="float" office:value="28.4092193780118" calcext:value-type="float">
            <text:p>28.4092193780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base.$B$3]*SIN([$base.$D$3]*[.A9]-[$base.$C$3])" office:value-type="float" office:value="4.78084940136134" calcext:value-type="float">
            <text:p>4.78084940136134</text:p>
          </table:table-cell>
          <table:table-cell table:formula="of:=[$base.$E$3]*SIN([$base.$G$3]*[.A9]-[$base.$F$3])" office:value-type="float" office:value="3.05435120517263" calcext:value-type="float">
            <text:p>3.05435120517263</text:p>
          </table:table-cell>
          <table:table-cell table:formula="of:=[.B9]+[.C9]" office:value-type="float" office:value="7.83520060653397" calcext:value-type="float">
            <text:p>7.83520060653397</text:p>
          </table:table-cell>
          <table:table-cell table:formula="of:=[.D9]^2" office:value-type="float" office:value="61.3903685446303" calcext:value-type="float">
            <text:p>61.3903685446303</text:p>
          </table:table-cell>
          <table:table-cell table:formula="of:=[.B9]^2+[.C9]^2" office:value-type="float" office:value="32.1855822830366" calcext:value-type="float">
            <text:p>32.1855822830366</text:p>
          </table:table-cell>
          <table:table-cell table:formula="of:=[.D8]" office:value-type="float" office:value="7.67659565148395" calcext:value-type="float">
            <text:p>7.67659565148395</text:p>
          </table:table-cell>
          <table:table-cell table:formula="of:=[.E8]" office:value-type="float" office:value="58.9301207963822" calcext:value-type="float">
            <text:p>58.9301207963822</text:p>
          </table:table-cell>
          <table:table-cell table:formula="of:=[.F8]" office:value-type="float" office:value="30.5393586838363" calcext:value-type="float">
            <text:p>30.5393586838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base.$B$3]*SIN([$base.$D$3]*[.A10]-[$base.$C$3])" office:value-type="float" office:value="4.921734725774" calcext:value-type="float">
            <text:p>4.921734725774</text:p>
          </table:table-cell>
          <table:table-cell table:formula="of:=[$base.$E$3]*SIN([$base.$G$3]*[.A10]-[$base.$F$3])" office:value-type="float" office:value="3.00208747810604" calcext:value-type="float">
            <text:p>3.00208747810604</text:p>
          </table:table-cell>
          <table:table-cell table:formula="of:=[.B10]+[.C10]" office:value-type="float" office:value="7.92382220388004" calcext:value-type="float">
            <text:p>7.92382220388004</text:p>
          </table:table-cell>
          <table:table-cell table:formula="of:=[.D10]^2" office:value-type="float" office:value="62.7869583187023" calcext:value-type="float">
            <text:p>62.7869583187023</text:p>
          </table:table-cell>
          <table:table-cell table:formula="of:=[.B10]^2+[.C10]^2" office:value-type="float" office:value="33.2360019370908" calcext:value-type="float">
            <text:p>33.2360019370908</text:p>
          </table:table-cell>
          <table:table-cell table:formula="of:=[.D9]" office:value-type="float" office:value="7.83520060653397" calcext:value-type="float">
            <text:p>7.83520060653397</text:p>
          </table:table-cell>
          <table:table-cell table:formula="of:=[.E9]" office:value-type="float" office:value="61.3903685446303" calcext:value-type="float">
            <text:p>61.3903685446303</text:p>
          </table:table-cell>
          <table:table-cell table:formula="of:=[.F9]" office:value-type="float" office:value="32.1855822830366" calcext:value-type="float">
            <text:p>32.18558228303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base.$B$3]*SIN([$base.$D$3]*[.A11]-[$base.$C$3])" office:value-type="float" office:value="4.99183207689924" calcext:value-type="float">
            <text:p>4.99183207689924</text:p>
          </table:table-cell>
          <table:table-cell table:formula="of:=[$base.$E$3]*SIN([$base.$G$3]*[.A11]-[$base.$F$3])" office:value-type="float" office:value="2.9486229560755" calcext:value-type="float">
            <text:p>2.9486229560755</text:p>
          </table:table-cell>
          <table:table-cell table:formula="of:=[.B11]+[.C11]" office:value-type="float" office:value="7.94045503297474" calcext:value-type="float">
            <text:p>7.94045503297474</text:p>
          </table:table-cell>
          <table:table-cell table:formula="of:=[.D11]^2" office:value-type="float" office:value="63.0508261306938" calcext:value-type="float">
            <text:p>63.0508261306938</text:p>
          </table:table-cell>
          <table:table-cell table:formula="of:=[.B11]^2+[.C11]^2" office:value-type="float" office:value="33.6127648210556" calcext:value-type="float">
            <text:p>33.6127648210556</text:p>
          </table:table-cell>
          <table:table-cell table:formula="of:=[.D10]" office:value-type="float" office:value="7.92382220388004" calcext:value-type="float">
            <text:p>7.92382220388004</text:p>
          </table:table-cell>
          <table:table-cell table:formula="of:=[.E10]" office:value-type="float" office:value="62.7869583187023" calcext:value-type="float">
            <text:p>62.7869583187023</text:p>
          </table:table-cell>
          <table:table-cell table:formula="of:=[.F10]" office:value-type="float" office:value="33.2360019370908" calcext:value-type="float">
            <text:p>33.23600193709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base.$B$3]*SIN([$base.$D$3]*[.A12]-[$base.$C$3])" office:value-type="float" office:value="4.99013326358181" calcext:value-type="float">
            <text:p>4.99013326358181</text:p>
          </table:table-cell>
          <table:table-cell table:formula="of:=[$base.$E$3]*SIN([$base.$G$3]*[.A12]-[$base.$F$3])" office:value-type="float" office:value="2.89397902417698" calcext:value-type="float">
            <text:p>2.89397902417698</text:p>
          </table:table-cell>
          <table:table-cell table:formula="of:=[.B12]+[.C12]" office:value-type="float" office:value="7.88411228775879" calcext:value-type="float">
            <text:p>7.88411228775879</text:p>
          </table:table-cell>
          <table:table-cell table:formula="of:=[.D12]^2" office:value-type="float" office:value="62.1592265659891" calcext:value-type="float">
            <text:p>62.1592265659891</text:p>
          </table:table-cell>
          <table:table-cell table:formula="of:=[.B12]^2+[.C12]^2" office:value-type="float" office:value="33.276544580682" calcext:value-type="float">
            <text:p>33.276544580682</text:p>
          </table:table-cell>
          <table:table-cell table:formula="of:=[.D11]" office:value-type="float" office:value="7.94045503297474" calcext:value-type="float">
            <text:p>7.94045503297474</text:p>
          </table:table-cell>
          <table:table-cell table:formula="of:=[.E11]" office:value-type="float" office:value="63.0508261306938" calcext:value-type="float">
            <text:p>63.0508261306938</text:p>
          </table:table-cell>
          <table:table-cell table:formula="of:=[.F11]" office:value-type="float" office:value="33.6127648210556" calcext:value-type="float">
            <text:p>33.6127648210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base.$B$3]*SIN([$base.$D$3]*[.A13]-[$base.$C$3])" office:value-type="float" office:value="4.91666271939208" calcext:value-type="float">
            <text:p>4.91666271939208</text:p>
          </table:table-cell>
          <table:table-cell table:formula="of:=[$base.$E$3]*SIN([$base.$G$3]*[.A13]-[$base.$F$3])" office:value-type="float" office:value="2.83817753925466" calcext:value-type="float">
            <text:p>2.83817753925466</text:p>
          </table:table-cell>
          <table:table-cell table:formula="of:=[.B13]+[.C13]" office:value-type="float" office:value="7.75484025864674" calcext:value-type="float">
            <text:p>7.75484025864674</text:p>
          </table:table-cell>
          <table:table-cell table:formula="of:=[.D13]^2" office:value-type="float" office:value="60.1375474371282" calcext:value-type="float">
            <text:p>60.1375474371282</text:p>
          </table:table-cell>
          <table:table-cell table:formula="of:=[.B13]^2+[.C13]^2" office:value-type="float" office:value="32.2288240405895" calcext:value-type="float">
            <text:p>32.2288240405895</text:p>
          </table:table-cell>
          <table:table-cell table:formula="of:=[.D12]" office:value-type="float" office:value="7.88411228775879" calcext:value-type="float">
            <text:p>7.88411228775879</text:p>
          </table:table-cell>
          <table:table-cell table:formula="of:=[.E12]" office:value-type="float" office:value="62.1592265659891" calcext:value-type="float">
            <text:p>62.1592265659891</text:p>
          </table:table-cell>
          <table:table-cell table:formula="of:=[.F12]" office:value-type="float" office:value="33.276544580682" calcext:value-type="float">
            <text:p>33.2765445806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base.$B$3]*SIN([$base.$D$3]*[.A14]-[$base.$C$3])" office:value-type="float" office:value="4.77247715120461" calcext:value-type="float">
            <text:p>4.77247715120461</text:p>
          </table:table-cell>
          <table:table-cell table:formula="of:=[$base.$E$3]*SIN([$base.$G$3]*[.A14]-[$base.$F$3])" office:value-type="float" office:value="2.7812408211585" calcext:value-type="float">
            <text:p>2.7812408211585</text:p>
          </table:table-cell>
          <table:table-cell table:formula="of:=[.B14]+[.C14]" office:value-type="float" office:value="7.55371797236311" calcext:value-type="float">
            <text:p>7.55371797236311</text:p>
          </table:table-cell>
          <table:table-cell table:formula="of:=[.D14]^2" office:value-type="float" office:value="57.0586552060015" calcext:value-type="float">
            <text:p>57.0586552060015</text:p>
          </table:table-cell>
          <table:table-cell table:formula="of:=[.B14]^2+[.C14]^2" office:value-type="float" office:value="30.5118386640485" calcext:value-type="float">
            <text:p>30.5118386640485</text:p>
          </table:table-cell>
          <table:table-cell table:formula="of:=[.D13]" office:value-type="float" office:value="7.75484025864674" calcext:value-type="float">
            <text:p>7.75484025864674</text:p>
          </table:table-cell>
          <table:table-cell table:formula="of:=[.E13]" office:value-type="float" office:value="60.1375474371282" calcext:value-type="float">
            <text:p>60.1375474371282</text:p>
          </table:table-cell>
          <table:table-cell table:formula="of:=[.F13]" office:value-type="float" office:value="32.2288240405895" calcext:value-type="float">
            <text:p>32.22882404058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base.$B$3]*SIN([$base.$D$3]*[.A15]-[$base.$C$3])" office:value-type="float" office:value="4.55965034087031" calcext:value-type="float">
            <text:p>4.55965034087031</text:p>
          </table:table-cell>
          <table:table-cell table:formula="of:=[$base.$E$3]*SIN([$base.$G$3]*[.A15]-[$base.$F$3])" office:value-type="float" office:value="2.72319164381659" calcext:value-type="float">
            <text:p>2.72319164381659</text:p>
          </table:table-cell>
          <table:table-cell table:formula="of:=[.B15]+[.C15]" office:value-type="float" office:value="7.2828419846869" calcext:value-type="float">
            <text:p>7.2828419846869</text:p>
          </table:table-cell>
          <table:table-cell table:formula="of:=[.D15]^2" office:value-type="float" office:value="53.0397873739182" calcext:value-type="float">
            <text:p>53.0397873739182</text:p>
          </table:table-cell>
          <table:table-cell table:formula="of:=[.B15]^2+[.C15]^2" office:value-type="float" office:value="28.2061839599512" calcext:value-type="float">
            <text:p>28.2061839599512</text:p>
          </table:table-cell>
          <table:table-cell table:formula="of:=[.D14]" office:value-type="float" office:value="7.55371797236311" calcext:value-type="float">
            <text:p>7.55371797236311</text:p>
          </table:table-cell>
          <table:table-cell table:formula="of:=[.E14]" office:value-type="float" office:value="57.0586552060015" calcext:value-type="float">
            <text:p>57.0586552060015</text:p>
          </table:table-cell>
          <table:table-cell table:formula="of:=[.F14]" office:value-type="float" office:value="30.5118386640485" calcext:value-type="float">
            <text:p>30.51183866404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base.$B$3]*SIN([$base.$D$3]*[.A16]-[$base.$C$3])" office:value-type="float" office:value="4.28124331857552" calcext:value-type="float">
            <text:p>4.28124331857552</text:p>
          </table:table-cell>
          <table:table-cell table:formula="of:=[$base.$E$3]*SIN([$base.$G$3]*[.A16]-[$base.$F$3])" office:value-type="float" office:value="2.6640532261259" calcext:value-type="float">
            <text:p>2.6640532261259</text:p>
          </table:table-cell>
          <table:table-cell table:formula="of:=[.B16]+[.C16]" office:value-type="float" office:value="6.94529654470142" calcext:value-type="float">
            <text:p>6.94529654470142</text:p>
          </table:table-cell>
          <table:table-cell table:formula="of:=[.D16]^2" office:value-type="float" office:value="48.2371440938415" calcext:value-type="float">
            <text:p>48.2371440938415</text:p>
          </table:table-cell>
          <table:table-cell table:formula="of:=[.B16]^2+[.C16]^2" office:value-type="float" office:value="25.4262239444794" calcext:value-type="float">
            <text:p>25.4262239444794</text:p>
          </table:table-cell>
          <table:table-cell table:formula="of:=[.D15]" office:value-type="float" office:value="7.2828419846869" calcext:value-type="float">
            <text:p>7.2828419846869</text:p>
          </table:table-cell>
          <table:table-cell table:formula="of:=[.E15]" office:value-type="float" office:value="53.0397873739182" calcext:value-type="float">
            <text:p>53.0397873739182</text:p>
          </table:table-cell>
          <table:table-cell table:formula="of:=[.F15]" office:value-type="float" office:value="28.2061839599512" calcext:value-type="float">
            <text:p>28.2061839599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base.$B$3]*SIN([$base.$D$3]*[.A17]-[$base.$C$3])" office:value-type="float" office:value="3.94126033687658" calcext:value-type="float">
            <text:p>3.94126033687658</text:p>
          </table:table-cell>
          <table:table-cell table:formula="of:=[$base.$E$3]*SIN([$base.$G$3]*[.A17]-[$base.$F$3])" office:value-type="float" office:value="2.60384922266499" calcext:value-type="float">
            <text:p>2.60384922266499</text:p>
          </table:table-cell>
          <table:table-cell table:formula="of:=[.B17]+[.C17]" office:value-type="float" office:value="6.54510955954157" calcext:value-type="float">
            <text:p>6.54510955954157</text:p>
          </table:table-cell>
          <table:table-cell table:formula="of:=[.D17]^2" office:value-type="float" office:value="42.8384591464024" calcext:value-type="float">
            <text:p>42.8384591464024</text:p>
          </table:table-cell>
          <table:table-cell table:formula="of:=[.B17]^2+[.C17]^2" office:value-type="float" office:value="22.3135638174096" calcext:value-type="float">
            <text:p>22.3135638174096</text:p>
          </table:table-cell>
          <table:table-cell table:formula="of:=[.D16]" office:value-type="float" office:value="6.94529654470142" calcext:value-type="float">
            <text:p>6.94529654470142</text:p>
          </table:table-cell>
          <table:table-cell table:formula="of:=[.E16]" office:value-type="float" office:value="48.2371440938415" calcext:value-type="float">
            <text:p>48.2371440938415</text:p>
          </table:table-cell>
          <table:table-cell table:formula="of:=[.F16]" office:value-type="float" office:value="25.4262239444794" calcext:value-type="float">
            <text:p>25.4262239444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base.$B$3]*SIN([$base.$D$3]*[.A18]-[$base.$C$3])" office:value-type="float" office:value="3.54459127862326" calcext:value-type="float">
            <text:p>3.54459127862326</text:p>
          </table:table-cell>
          <table:table-cell table:formula="of:=[$base.$E$3]*SIN([$base.$G$3]*[.A18]-[$base.$F$3])" office:value-type="float" office:value="2.54260371423254" calcext:value-type="float">
            <text:p>2.54260371423254</text:p>
          </table:table-cell>
          <table:table-cell table:formula="of:=[.B18]+[.C18]" office:value-type="float" office:value="6.0871949928558" calcext:value-type="float">
            <text:p>6.0871949928558</text:p>
          </table:table-cell>
          <table:table-cell table:formula="of:=[.D18]^2" office:value-type="float" office:value="37.0539428810487" calcext:value-type="float">
            <text:p>37.0539428810487</text:p>
          </table:table-cell>
          <table:table-cell table:formula="of:=[.B18]^2+[.C18]^2" office:value-type="float" office:value="19.0289609801212" calcext:value-type="float">
            <text:p>19.0289609801212</text:p>
          </table:table-cell>
          <table:table-cell table:formula="of:=[.D17]" office:value-type="float" office:value="6.54510955954157" calcext:value-type="float">
            <text:p>6.54510955954157</text:p>
          </table:table-cell>
          <table:table-cell table:formula="of:=[.E17]" office:value-type="float" office:value="42.8384591464024" calcext:value-type="float">
            <text:p>42.8384591464024</text:p>
          </table:table-cell>
          <table:table-cell table:formula="of:=[.F17]" office:value-type="float" office:value="22.3135638174096" calcext:value-type="float">
            <text:p>22.31356381740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base.$B$3]*SIN([$base.$D$3]*[.A19]-[$base.$C$3])" office:value-type="float" office:value="3.09694132710235" calcext:value-type="float">
            <text:p>3.09694132710235</text:p>
          </table:table-cell>
          <table:table-cell table:formula="of:=[$base.$E$3]*SIN([$base.$G$3]*[.A19]-[$base.$F$3])" office:value-type="float" office:value="2.48034119821533" calcext:value-type="float">
            <text:p>2.48034119821533</text:p>
          </table:table-cell>
          <table:table-cell table:formula="of:=[.B19]+[.C19]" office:value-type="float" office:value="5.57728252531769" calcext:value-type="float">
            <text:p>5.57728252531769</text:p>
          </table:table-cell>
          <table:table-cell table:formula="of:=[.D19]^2" office:value-type="float" office:value="31.106080367214" calcext:value-type="float">
            <text:p>31.106080367214</text:p>
          </table:table-cell>
          <table:table-cell table:formula="of:=[.B19]^2+[.C19]^2" office:value-type="float" office:value="15.7431380430788" calcext:value-type="float">
            <text:p>15.7431380430788</text:p>
          </table:table-cell>
          <table:table-cell table:formula="of:=[.D18]" office:value-type="float" office:value="6.0871949928558" calcext:value-type="float">
            <text:p>6.0871949928558</text:p>
          </table:table-cell>
          <table:table-cell table:formula="of:=[.E18]" office:value-type="float" office:value="37.0539428810487" calcext:value-type="float">
            <text:p>37.0539428810487</text:p>
          </table:table-cell>
          <table:table-cell table:formula="of:=[.F18]" office:value-type="float" office:value="19.0289609801212" calcext:value-type="float">
            <text:p>19.02896098012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base.$B$3]*SIN([$base.$D$3]*[.A20]-[$base.$C$3])" office:value-type="float" office:value="2.60474890993664" calcext:value-type="float">
            <text:p>2.60474890993664</text:p>
          </table:table-cell>
          <table:table-cell table:formula="of:=[$base.$E$3]*SIN([$base.$G$3]*[.A20]-[$base.$F$3])" office:value-type="float" office:value="2.41708657878961" calcext:value-type="float">
            <text:p>2.41708657878961</text:p>
          </table:table-cell>
          <table:table-cell table:formula="of:=[.B20]+[.C20]" office:value-type="float" office:value="5.02183548872625" calcext:value-type="float">
            <text:p>5.02183548872625</text:p>
          </table:table-cell>
          <table:table-cell table:formula="of:=[.D20]^2" office:value-type="float" office:value="25.2188316758304" calcext:value-type="float">
            <text:p>25.2188316758304</text:p>
          </table:table-cell>
          <table:table-cell table:formula="of:=[.B20]^2+[.C20]^2" office:value-type="float" office:value="12.627024413181" calcext:value-type="float">
            <text:p>12.627024413181</text:p>
          </table:table-cell>
          <table:table-cell table:formula="of:=[.D19]" office:value-type="float" office:value="5.57728252531769" calcext:value-type="float">
            <text:p>5.57728252531769</text:p>
          </table:table-cell>
          <table:table-cell table:formula="of:=[.E19]" office:value-type="float" office:value="31.106080367214" calcext:value-type="float">
            <text:p>31.106080367214</text:p>
          </table:table-cell>
          <table:table-cell table:formula="of:=[.F19]" office:value-type="float" office:value="15.7431380430788" calcext:value-type="float">
            <text:p>15.74313804307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base.$B$3]*SIN([$base.$D$3]*[.A21]-[$base.$C$3])" office:value-type="float" office:value="2.07509309692973" calcext:value-type="float">
            <text:p>2.07509309692973</text:p>
          </table:table-cell>
          <table:table-cell table:formula="of:=[$base.$E$3]*SIN([$base.$G$3]*[.A21]-[$base.$F$3])" office:value-type="float" office:value="2.35286515695977" calcext:value-type="float">
            <text:p>2.35286515695977</text:p>
          </table:table-cell>
          <table:table-cell table:formula="of:=[.B21]+[.C21]" office:value-type="float" office:value="4.42795825388949" calcext:value-type="float">
            <text:p>4.42795825388949</text:p>
          </table:table-cell>
          <table:table-cell table:formula="of:=[.D21]^2" office:value-type="float" office:value="19.6068142981881" calcext:value-type="float">
            <text:p>19.6068142981881</text:p>
          </table:table-cell>
          <table:table-cell table:formula="of:=[.B21]^2+[.C21]^2" office:value-type="float" office:value="9.84198580776072" calcext:value-type="float">
            <text:p>9.84198580776072</text:p>
          </table:table-cell>
          <table:table-cell table:formula="of:=[.D20]" office:value-type="float" office:value="5.02183548872625" calcext:value-type="float">
            <text:p>5.02183548872625</text:p>
          </table:table-cell>
          <table:table-cell table:formula="of:=[.E20]" office:value-type="float" office:value="25.2188316758304" calcext:value-type="float">
            <text:p>25.2188316758304</text:p>
          </table:table-cell>
          <table:table-cell table:formula="of:=[.F20]" office:value-type="float" office:value="12.627024413181" calcext:value-type="float">
            <text:p>12.6270244131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base.$B$3]*SIN([$base.$D$3]*[.A22]-[$base.$C$3])" office:value-type="float" office:value="1.51559178372851" calcext:value-type="float">
            <text:p>1.51559178372851</text:p>
          </table:table-cell>
          <table:table-cell table:formula="of:=[$base.$E$3]*SIN([$base.$G$3]*[.A22]-[$base.$F$3])" office:value-type="float" office:value="2.28770262043826" calcext:value-type="float">
            <text:p>2.28770262043826</text:p>
          </table:table-cell>
          <table:table-cell table:formula="of:=[.B22]+[.C22]" office:value-type="float" office:value="3.80329440416677" calcext:value-type="float">
            <text:p>3.80329440416677</text:p>
          </table:table-cell>
          <table:table-cell table:formula="of:=[.D22]^2" office:value-type="float" office:value="14.4650483247662" calcext:value-type="float">
            <text:p>14.4650483247662</text:p>
          </table:table-cell>
          <table:table-cell table:formula="of:=[.B22]^2+[.C22]^2" office:value-type="float" office:value="7.53060173446543" calcext:value-type="float">
            <text:p>7.53060173446543</text:p>
          </table:table-cell>
          <table:table-cell table:formula="of:=[.D21]" office:value-type="float" office:value="4.42795825388949" calcext:value-type="float">
            <text:p>4.42795825388949</text:p>
          </table:table-cell>
          <table:table-cell table:formula="of:=[.E21]" office:value-type="float" office:value="19.6068142981881" calcext:value-type="float">
            <text:p>19.6068142981881</text:p>
          </table:table-cell>
          <table:table-cell table:formula="of:=[.F21]" office:value-type="float" office:value="9.84198580776072" calcext:value-type="float">
            <text:p>9.841985807760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base.$B$3]*SIN([$base.$D$3]*[.A23]-[$base.$C$3])" office:value-type="float" office:value="0.934292125699943" calcext:value-type="float">
            <text:p>0.934292125699943</text:p>
          </table:table-cell>
          <table:table-cell table:formula="of:=[$base.$E$3]*SIN([$base.$G$3]*[.A23]-[$base.$F$3])" office:value-type="float" office:value="2.22162503337085" calcext:value-type="float">
            <text:p>2.22162503337085</text:p>
          </table:table-cell>
          <table:table-cell table:formula="of:=[.B23]+[.C23]" office:value-type="float" office:value="3.15591715907079" calcext:value-type="float">
            <text:p>3.15591715907079</text:p>
          </table:table-cell>
          <table:table-cell table:formula="of:=[.D23]^2" office:value-type="float" office:value="9.95981311491747" calcext:value-type="float">
            <text:p>9.95981311491747</text:p>
          </table:table-cell>
          <table:table-cell table:formula="of:=[.B23]^2+[.C23]^2" office:value-type="float" office:value="5.80851956504496" calcext:value-type="float">
            <text:p>5.80851956504496</text:p>
          </table:table-cell>
          <table:table-cell table:formula="of:=[.D22]" office:value-type="float" office:value="3.80329440416677" calcext:value-type="float">
            <text:p>3.80329440416677</text:p>
          </table:table-cell>
          <table:table-cell table:formula="of:=[.E22]" office:value-type="float" office:value="14.4650483247662" calcext:value-type="float">
            <text:p>14.4650483247662</text:p>
          </table:table-cell>
          <table:table-cell table:formula="of:=[.F22]" office:value-type="float" office:value="7.53060173446543" calcext:value-type="float">
            <text:p>7.530601734465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base.$B$3]*SIN([$base.$D$3]*[.A24]-[$base.$C$3])" office:value-type="float" office:value="0.339554797881818" calcext:value-type="float">
            <text:p>0.339554797881818</text:p>
          </table:table-cell>
          <table:table-cell table:formula="of:=[$base.$E$3]*SIN([$base.$G$3]*[.A24]-[$base.$F$3])" office:value-type="float" office:value="2.15465882591138" calcext:value-type="float">
            <text:p>2.15465882591138</text:p>
          </table:table-cell>
          <table:table-cell table:formula="of:=[.B24]+[.C24]" office:value-type="float" office:value="2.4942136237932" calcext:value-type="float">
            <text:p>2.4942136237932</text:p>
          </table:table-cell>
          <table:table-cell table:formula="of:=[.D24]^2" office:value-type="float" office:value="6.22110160111562" calcext:value-type="float">
            <text:p>6.22110160111562</text:p>
          </table:table-cell>
          <table:table-cell table:formula="of:=[.B24]^2+[.C24]^2" office:value-type="float" office:value="4.75785211684239" calcext:value-type="float">
            <text:p>4.75785211684239</text:p>
          </table:table-cell>
          <table:table-cell table:formula="of:=[.D23]" office:value-type="float" office:value="3.15591715907079" calcext:value-type="float">
            <text:p>3.15591715907079</text:p>
          </table:table-cell>
          <table:table-cell table:formula="of:=[.E23]" office:value-type="float" office:value="9.95981311491747" calcext:value-type="float">
            <text:p>9.95981311491747</text:p>
          </table:table-cell>
          <table:table-cell table:formula="of:=[.F23]" office:value-type="float" office:value="5.80851956504496" calcext:value-type="float">
            <text:p>5.808519565044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base.$B$3]*SIN([$base.$D$3]*[.A25]-[$base.$C$3])" office:value-type="float" office:value="-0.260066254334568" calcext:value-type="float">
            <text:p>-0.260066254334568</text:p>
          </table:table-cell>
          <table:table-cell table:formula="of:=[$base.$E$3]*SIN([$base.$G$3]*[.A25]-[$base.$F$3])" office:value-type="float" office:value="2.08683078364995" calcext:value-type="float">
            <text:p>2.08683078364995</text:p>
          </table:table-cell>
          <table:table-cell table:formula="of:=[.B25]+[.C25]" office:value-type="float" office:value="1.82676452931538" calcext:value-type="float">
            <text:p>1.82676452931538</text:p>
          </table:table-cell>
          <table:table-cell table:formula="of:=[.D25]^2" office:value-type="float" office:value="3.33706864556486" calcext:value-type="float">
            <text:p>3.33706864556486</text:p>
          </table:table-cell>
          <table:table-cell table:formula="of:=[.B25]^2+[.C25]^2" office:value-type="float" office:value="4.42249717623269" calcext:value-type="float">
            <text:p>4.42249717623269</text:p>
          </table:table-cell>
          <table:table-cell table:formula="of:=[.D24]" office:value-type="float" office:value="2.4942136237932" calcext:value-type="float">
            <text:p>2.4942136237932</text:p>
          </table:table-cell>
          <table:table-cell table:formula="of:=[.E24]" office:value-type="float" office:value="6.22110160111562" calcext:value-type="float">
            <text:p>6.22110160111562</text:p>
          </table:table-cell>
          <table:table-cell table:formula="of:=[.F24]" office:value-type="float" office:value="4.75785211684239" calcext:value-type="float">
            <text:p>4.757852116842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base.$B$3]*SIN([$base.$D$3]*[.A26]-[$base.$C$3])" office:value-type="float" office:value="-0.855946844276872" calcext:value-type="float">
            <text:p>-0.855946844276872</text:p>
          </table:table-cell>
          <table:table-cell table:formula="of:=[$base.$E$3]*SIN([$base.$G$3]*[.A26]-[$base.$F$3])" office:value-type="float" office:value="2.0181680368991" calcext:value-type="float">
            <text:p>2.0181680368991</text:p>
          </table:table-cell>
          <table:table-cell table:formula="of:=[.B26]+[.C26]" office:value-type="float" office:value="1.16222119262223" calcext:value-type="float">
            <text:p>1.16222119262223</text:p>
          </table:table-cell>
          <table:table-cell table:formula="of:=[.D26]^2" office:value-type="float" office:value="1.35075810058024" calcext:value-type="float">
            <text:p>1.35075810058024</text:p>
          </table:table-cell>
          <table:table-cell table:formula="of:=[.B26]^2+[.C26]^2" office:value-type="float" office:value="4.80564722538871" calcext:value-type="float">
            <text:p>4.80564722538871</text:p>
          </table:table-cell>
          <table:table-cell table:formula="of:=[.D25]" office:value-type="float" office:value="1.82676452931538" calcext:value-type="float">
            <text:p>1.82676452931538</text:p>
          </table:table-cell>
          <table:table-cell table:formula="of:=[.E25]" office:value-type="float" office:value="3.33706864556486" calcext:value-type="float">
            <text:p>3.33706864556486</text:p>
          </table:table-cell>
          <table:table-cell table:formula="of:=[.F25]" office:value-type="float" office:value="4.42249717623269" calcext:value-type="float">
            <text:p>4.422497176232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base.$B$3]*SIN([$base.$D$3]*[.A27]-[$base.$C$3])" office:value-type="float" office:value="-1.43951658332533" calcext:value-type="float">
            <text:p>-1.43951658332533</text:p>
          </table:table-cell>
          <table:table-cell table:formula="of:=[$base.$E$3]*SIN([$base.$G$3]*[.A27]-[$base.$F$3])" office:value-type="float" office:value="1.94869804984204" calcext:value-type="float">
            <text:p>1.94869804984204</text:p>
          </table:table-cell>
          <table:table-cell table:formula="of:=[.B27]+[.C27]" office:value-type="float" office:value="0.509181466516712" calcext:value-type="float">
            <text:p>0.509181466516712</text:p>
          </table:table-cell>
          <table:table-cell table:formula="of:=[.D27]^2" office:value-type="float" office:value="0.259265765844109" calcext:value-type="float">
            <text:p>0.259265765844109</text:p>
          </table:table-cell>
          <table:table-cell table:formula="of:=[.B27]^2+[.C27]^2" office:value-type="float" office:value="5.86963208312679" calcext:value-type="float">
            <text:p>5.86963208312679</text:p>
          </table:table-cell>
          <table:table-cell table:formula="of:=[.D26]" office:value-type="float" office:value="1.16222119262223" calcext:value-type="float">
            <text:p>1.16222119262223</text:p>
          </table:table-cell>
          <table:table-cell table:formula="of:=[.E26]" office:value-type="float" office:value="1.35075810058024" calcext:value-type="float">
            <text:p>1.35075810058024</text:p>
          </table:table-cell>
          <table:table-cell table:formula="of:=[.F26]" office:value-type="float" office:value="4.80564722538871" calcext:value-type="float">
            <text:p>4.805647225388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base.$B$3]*SIN([$base.$D$3]*[.A28]-[$base.$C$3])" office:value-type="float" office:value="-2.0023821464836" calcext:value-type="float">
            <text:p>-2.0023821464836</text:p>
          </table:table-cell>
          <table:table-cell table:formula="of:=[$base.$E$3]*SIN([$base.$G$3]*[.A28]-[$base.$F$3])" office:value-type="float" office:value="1.87844860954733" calcext:value-type="float">
            <text:p>1.87844860954733</text:p>
          </table:table-cell>
          <table:table-cell table:formula="of:=[.B28]+[.C28]" office:value-type="float" office:value="-0.123933536936267" calcext:value-type="float">
            <text:p>-0.123933536936267</text:p>
          </table:table-cell>
          <table:table-cell table:formula="of:=[.D28]^2" office:value-type="float" office:value="0.015359521577533" calcext:value-type="float">
            <text:p>0.015359521577533</text:p>
          </table:table-cell>
          <table:table-cell table:formula="of:=[.B28]^2+[.C28]^2" office:value-type="float" office:value="7.53810343926657" calcext:value-type="float">
            <text:p>7.53810343926657</text:p>
          </table:table-cell>
          <table:table-cell table:formula="of:=[.D27]" office:value-type="float" office:value="0.509181466516712" calcext:value-type="float">
            <text:p>0.509181466516712</text:p>
          </table:table-cell>
          <table:table-cell table:formula="of:=[.E27]" office:value-type="float" office:value="0.259265765844109" calcext:value-type="float">
            <text:p>0.259265765844109</text:p>
          </table:table-cell>
          <table:table-cell table:formula="of:=[.F27]" office:value-type="float" office:value="5.86963208312679" calcext:value-type="float">
            <text:p>5.869632083126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base.$B$3]*SIN([$base.$D$3]*[.A29]-[$base.$C$3])" office:value-type="float" office:value="-2.5364479912917" calcext:value-type="float">
            <text:p>-2.5364479912917</text:p>
          </table:table-cell>
          <table:table-cell table:formula="of:=[$base.$E$3]*SIN([$base.$G$3]*[.A29]-[$base.$F$3])" office:value-type="float" office:value="1.80744781485446" calcext:value-type="float">
            <text:p>1.80744781485446</text:p>
          </table:table-cell>
          <table:table-cell table:formula="of:=[.B29]+[.C29]" office:value-type="float" office:value="-0.729000176437239" calcext:value-type="float">
            <text:p>-0.729000176437239</text:p>
          </table:table-cell>
          <table:table-cell table:formula="of:=[.D29]^2" office:value-type="float" office:value="0.531441257245526" calcext:value-type="float">
            <text:p>0.531441257245526</text:p>
          </table:table-cell>
          <table:table-cell table:formula="of:=[.B29]^2+[.C29]^2" office:value-type="float" office:value="9.70043601594982" calcext:value-type="float">
            <text:p>9.70043601594982</text:p>
          </table:table-cell>
          <table:table-cell table:formula="of:=[.D28]" office:value-type="float" office:value="-0.123933536936267" calcext:value-type="float">
            <text:p>-0.123933536936267</text:p>
          </table:table-cell>
          <table:table-cell table:formula="of:=[.E28]" office:value-type="float" office:value="0.015359521577533" calcext:value-type="float">
            <text:p>0.015359521577533</text:p>
          </table:table-cell>
          <table:table-cell table:formula="of:=[.F28]" office:value-type="float" office:value="7.53810343926657" calcext:value-type="float">
            <text:p>7.538103439266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base.$B$3]*SIN([$base.$D$3]*[.A30]-[$base.$C$3])" office:value-type="float" office:value="-3.03403279381359" calcext:value-type="float">
            <text:p>-3.03403279381359</text:p>
          </table:table-cell>
          <table:table-cell table:formula="of:=[$base.$E$3]*SIN([$base.$G$3]*[.A30]-[$base.$F$3])" office:value-type="float" office:value="1.73572406513462" calcext:value-type="float">
            <text:p>1.73572406513462</text:p>
          </table:table-cell>
          <table:table-cell table:formula="of:=[.B30]+[.C30]" office:value-type="float" office:value="-1.29830872867897" calcext:value-type="float">
            <text:p>-1.29830872867897</text:p>
          </table:table-cell>
          <table:table-cell table:formula="of:=[.D30]^2" office:value-type="float" office:value="1.685605554964" calcext:value-type="float">
            <text:p>1.685605554964</text:p>
          </table:table-cell>
          <table:table-cell table:formula="of:=[.B30]^2+[.C30]^2" office:value-type="float" office:value="12.2180930242238" calcext:value-type="float">
            <text:p>12.2180930242238</text:p>
          </table:table-cell>
          <table:table-cell table:formula="of:=[.D29]" office:value-type="float" office:value="-0.729000176437239" calcext:value-type="float">
            <text:p>-0.729000176437239</text:p>
          </table:table-cell>
          <table:table-cell table:formula="of:=[.E29]" office:value-type="float" office:value="0.531441257245526" calcext:value-type="float">
            <text:p>0.531441257245526</text:p>
          </table:table-cell>
          <table:table-cell table:formula="of:=[.F29]" office:value-type="float" office:value="9.70043601594982" calcext:value-type="float">
            <text:p>9.700436015949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base.$B$3]*SIN([$base.$D$3]*[.A31]-[$base.$C$3])" office:value-type="float" office:value="-3.48797992703224" calcext:value-type="float">
            <text:p>-3.48797992703224</text:p>
          </table:table-cell>
          <table:table-cell table:formula="of:=[$base.$E$3]*SIN([$base.$G$3]*[.A31]-[$base.$F$3])" office:value-type="float" office:value="1.66330604893141" calcext:value-type="float">
            <text:p>1.66330604893141</text:p>
          </table:table-cell>
          <table:table-cell table:formula="of:=[.B31]+[.C31]" office:value-type="float" office:value="-1.82467387810083" calcext:value-type="float">
            <text:p>-1.82467387810083</text:p>
          </table:table-cell>
          <table:table-cell table:formula="of:=[.D31]^2" office:value-type="float" office:value="3.32943476142351" calcext:value-type="float">
            <text:p>3.32943476142351</text:p>
          </table:table-cell>
          <table:table-cell table:formula="of:=[.B31]^2+[.C31]^2" office:value-type="float" office:value="14.9325909837916" calcext:value-type="float">
            <text:p>14.9325909837916</text:p>
          </table:table-cell>
          <table:table-cell table:formula="of:=[.D30]" office:value-type="float" office:value="-1.29830872867897" calcext:value-type="float">
            <text:p>-1.29830872867897</text:p>
          </table:table-cell>
          <table:table-cell table:formula="of:=[.E30]" office:value-type="float" office:value="1.685605554964" calcext:value-type="float">
            <text:p>1.685605554964</text:p>
          </table:table-cell>
          <table:table-cell table:formula="of:=[.F30]" office:value-type="float" office:value="12.2180930242238" calcext:value-type="float">
            <text:p>12.21809302422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base.$B$3]*SIN([$base.$D$3]*[.A32]-[$base.$C$3])" office:value-type="float" office:value="-3.89176039267149" calcext:value-type="float">
            <text:p>-3.89176039267149</text:p>
          </table:table-cell>
          <table:table-cell table:formula="of:=[$base.$E$3]*SIN([$base.$G$3]*[.A32]-[$base.$F$3])" office:value-type="float" office:value="1.59022273248573" calcext:value-type="float">
            <text:p>1.59022273248573</text:p>
          </table:table-cell>
          <table:table-cell table:formula="of:=[.B32]+[.C32]" office:value-type="float" office:value="-2.30153766018576" calcext:value-type="float">
            <text:p>-2.30153766018576</text:p>
          </table:table-cell>
          <table:table-cell table:formula="of:=[.D32]^2" office:value-type="float" office:value="5.29707560125335" calcext:value-type="float">
            <text:p>5.29707560125335</text:p>
          </table:table-cell>
          <table:table-cell table:formula="of:=[.B32]^2+[.C32]^2" office:value-type="float" office:value="17.674607292881" calcext:value-type="float">
            <text:p>17.674607292881</text:p>
          </table:table-cell>
          <table:table-cell table:formula="of:=[.D31]" office:value-type="float" office:value="-1.82467387810083" calcext:value-type="float">
            <text:p>-1.82467387810083</text:p>
          </table:table-cell>
          <table:table-cell table:formula="of:=[.E31]" office:value-type="float" office:value="3.32943476142351" calcext:value-type="float">
            <text:p>3.32943476142351</text:p>
          </table:table-cell>
          <table:table-cell table:formula="of:=[.F31]" office:value-type="float" office:value="14.9325909837916" calcext:value-type="float">
            <text:p>14.93259098379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base.$B$3]*SIN([$base.$D$3]*[.A33]-[$base.$C$3])" office:value-type="float" office:value="-4.23956672600434" calcext:value-type="float">
            <text:p>-4.23956672600434</text:p>
          </table:table-cell>
          <table:table-cell table:formula="of:=[$base.$E$3]*SIN([$base.$G$3]*[.A33]-[$base.$F$3])" office:value-type="float" office:value="1.51650334814976" calcext:value-type="float">
            <text:p>1.51650334814976</text:p>
          </table:table-cell>
          <table:table-cell table:formula="of:=[.B33]+[.C33]" office:value-type="float" office:value="-2.72306337785458" calcext:value-type="float">
            <text:p>-2.72306337785458</text:p>
          </table:table-cell>
          <table:table-cell table:formula="of:=[.D33]^2" office:value-type="float" office:value="7.41507415981278" calcext:value-type="float">
            <text:p>7.41507415981278</text:p>
          </table:table-cell>
          <table:table-cell table:formula="of:=[.B33]^2+[.C33]^2" office:value-type="float" office:value="20.2737084291926" calcext:value-type="float">
            <text:p>20.2737084291926</text:p>
          </table:table-cell>
          <table:table-cell table:formula="of:=[.D32]" office:value-type="float" office:value="-2.30153766018576" calcext:value-type="float">
            <text:p>-2.30153766018576</text:p>
          </table:table-cell>
          <table:table-cell table:formula="of:=[.E32]" office:value-type="float" office:value="5.29707560125335" calcext:value-type="float">
            <text:p>5.29707560125335</text:p>
          </table:table-cell>
          <table:table-cell table:formula="of:=[.F32]" office:value-type="float" office:value="17.674607292881" calcext:value-type="float">
            <text:p>17.6746072928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base.$B$3]*SIN([$base.$D$3]*[.A34]-[$base.$C$3])" office:value-type="float" office:value="-4.52639652304013" calcext:value-type="float">
            <text:p>-4.52639652304013</text:p>
          </table:table-cell>
          <table:table-cell table:formula="of:=[$base.$E$3]*SIN([$base.$G$3]*[.A34]-[$base.$F$3])" office:value-type="float" office:value="1.4421773826943" calcext:value-type="float">
            <text:p>1.4421773826943</text:p>
          </table:table-cell>
          <table:table-cell table:formula="of:=[.B34]+[.C34]" office:value-type="float" office:value="-3.08421914034583" calcext:value-type="float">
            <text:p>-3.08421914034583</text:p>
          </table:table-cell>
          <table:table-cell table:formula="of:=[.D34]^2" office:value-type="float" office:value="9.51240770567556" calcext:value-type="float">
            <text:p>9.51240770567556</text:p>
          </table:table-cell>
          <table:table-cell table:formula="of:=[.B34]^2+[.C34]^2" office:value-type="float" office:value="22.5681410869448" calcext:value-type="float">
            <text:p>22.5681410869448</text:p>
          </table:table-cell>
          <table:table-cell table:formula="of:=[.D33]" office:value-type="float" office:value="-2.72306337785458" calcext:value-type="float">
            <text:p>-2.72306337785458</text:p>
          </table:table-cell>
          <table:table-cell table:formula="of:=[.E33]" office:value-type="float" office:value="7.41507415981278" calcext:value-type="float">
            <text:p>7.41507415981278</text:p>
          </table:table-cell>
          <table:table-cell table:formula="of:=[.F33]" office:value-type="float" office:value="20.2737084291926" calcext:value-type="float">
            <text:p>20.27370842919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base.$B$3]*SIN([$base.$D$3]*[.A35]-[$base.$C$3])" office:value-type="float" office:value="-4.74812438874198" calcext:value-type="float">
            <text:p>-4.74812438874198</text:p>
          </table:table-cell>
          <table:table-cell table:formula="of:=[$base.$E$3]*SIN([$base.$G$3]*[.A35]-[$base.$F$3])" office:value-type="float" office:value="1.36727456551454" calcext:value-type="float">
            <text:p>1.36727456551454</text:p>
          </table:table-cell>
          <table:table-cell table:formula="of:=[.B35]+[.C35]" office:value-type="float" office:value="-3.38084982322743" calcext:value-type="float">
            <text:p>-3.38084982322743</text:p>
          </table:table-cell>
          <table:table-cell table:formula="of:=[.D35]^2" office:value-type="float" office:value="11.430145527217" calcext:value-type="float">
            <text:p>11.430145527217</text:p>
          </table:table-cell>
          <table:table-cell table:formula="of:=[.B35]^2+[.C35]^2" office:value-type="float" office:value="24.4141249484693" calcext:value-type="float">
            <text:p>24.4141249484693</text:p>
          </table:table-cell>
          <table:table-cell table:formula="of:=[.D34]" office:value-type="float" office:value="-3.08421914034583" calcext:value-type="float">
            <text:p>-3.08421914034583</text:p>
          </table:table-cell>
          <table:table-cell table:formula="of:=[.E34]" office:value-type="float" office:value="9.51240770567556" calcext:value-type="float">
            <text:p>9.51240770567556</text:p>
          </table:table-cell>
          <table:table-cell table:formula="of:=[.F34]" office:value-type="float" office:value="22.5681410869448" calcext:value-type="float">
            <text:p>22.56814108694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base.$B$3]*SIN([$base.$D$3]*[.A36]-[$base.$C$3])" office:value-type="float" office:value="-4.90156127146265" calcext:value-type="float">
            <text:p>-4.90156127146265</text:p>
          </table:table-cell>
          <table:table-cell table:formula="of:=[$base.$E$3]*SIN([$base.$G$3]*[.A36]-[$base.$F$3])" office:value-type="float" office:value="1.29182485673866" calcext:value-type="float">
            <text:p>1.29182485673866</text:p>
          </table:table-cell>
          <table:table-cell table:formula="of:=[.B36]+[.C36]" office:value-type="float" office:value="-3.60973641472399" calcext:value-type="float">
            <text:p>-3.60973641472399</text:p>
          </table:table-cell>
          <table:table-cell table:formula="of:=[.D36]^2" office:value-type="float" office:value="13.0301969837844" calcext:value-type="float">
            <text:p>13.0301969837844</text:p>
          </table:table-cell>
          <table:table-cell table:formula="of:=[.B36]^2+[.C36]^2" office:value-type="float" office:value="25.6941143583904" calcext:value-type="float">
            <text:p>25.6941143583904</text:p>
          </table:table-cell>
          <table:table-cell table:formula="of:=[.D35]" office:value-type="float" office:value="-3.38084982322743" calcext:value-type="float">
            <text:p>-3.38084982322743</text:p>
          </table:table-cell>
          <table:table-cell table:formula="of:=[.E35]" office:value-type="float" office:value="11.430145527217" calcext:value-type="float">
            <text:p>11.430145527217</text:p>
          </table:table-cell>
          <table:table-cell table:formula="of:=[.F35]" office:value-type="float" office:value="24.4141249484693" calcext:value-type="float">
            <text:p>24.41412494846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base.$B$3]*SIN([$base.$D$3]*[.A37]-[$base.$C$3])" office:value-type="float" office:value="-4.98450033020798" calcext:value-type="float">
            <text:p>-4.98450033020798</text:p>
          </table:table-cell>
          <table:table-cell table:formula="of:=[$base.$E$3]*SIN([$base.$G$3]*[.A37]-[$base.$F$3])" office:value-type="float" office:value="1.21585843524419" calcext:value-type="float">
            <text:p>1.21585843524419</text:p>
          </table:table-cell>
          <table:table-cell table:formula="of:=[.B37]+[.C37]" office:value-type="float" office:value="-3.76864189496379" calcext:value-type="float">
            <text:p>-3.76864189496379</text:p>
          </table:table-cell>
          <table:table-cell table:formula="of:=[.D37]^2" office:value-type="float" office:value="14.2026617324763" calcext:value-type="float">
            <text:p>14.2026617324763</text:p>
          </table:table-cell>
          <table:table-cell table:formula="of:=[.B37]^2+[.C37]^2" office:value-type="float" office:value="26.3235552763979" calcext:value-type="float">
            <text:p>26.3235552763979</text:p>
          </table:table-cell>
          <table:table-cell table:formula="of:=[.D36]" office:value-type="float" office:value="-3.60973641472399" calcext:value-type="float">
            <text:p>-3.60973641472399</text:p>
          </table:table-cell>
          <table:table-cell table:formula="of:=[.E36]" office:value-type="float" office:value="13.0301969837844" calcext:value-type="float">
            <text:p>13.0301969837844</text:p>
          </table:table-cell>
          <table:table-cell table:formula="of:=[.F36]" office:value-type="float" office:value="25.6941143583904" calcext:value-type="float">
            <text:p>25.69411435839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base.$B$3]*SIN([$base.$D$3]*[.A38]-[$base.$C$3])" office:value-type="float" office:value="-4.99574867503121" calcext:value-type="float">
            <text:p>-4.99574867503121</text:p>
          </table:table-cell>
          <table:table-cell table:formula="of:=[$base.$E$3]*SIN([$base.$G$3]*[.A38]-[$base.$F$3])" office:value-type="float" office:value="1.13940568658685" calcext:value-type="float">
            <text:p>1.13940568658685</text:p>
          </table:table-cell>
          <table:table-cell table:formula="of:=[.B38]+[.C38]" office:value-type="float" office:value="-3.85634298844436" calcext:value-type="float">
            <text:p>-3.85634298844436</text:p>
          </table:table-cell>
          <table:table-cell table:formula="of:=[.D38]^2" office:value-type="float" office:value="14.871381244524" calcext:value-type="float">
            <text:p>14.871381244524</text:p>
          </table:table-cell>
          <table:table-cell table:formula="of:=[.B38]^2+[.C38]^2" office:value-type="float" office:value="26.2557501427025" calcext:value-type="float">
            <text:p>26.2557501427025</text:p>
          </table:table-cell>
          <table:table-cell table:formula="of:=[.D37]" office:value-type="float" office:value="-3.76864189496379" calcext:value-type="float">
            <text:p>-3.76864189496379</text:p>
          </table:table-cell>
          <table:table-cell table:formula="of:=[.E37]" office:value-type="float" office:value="14.2026617324763" calcext:value-type="float">
            <text:p>14.2026617324763</text:p>
          </table:table-cell>
          <table:table-cell table:formula="of:=[.F37]" office:value-type="float" office:value="26.3235552763979" calcext:value-type="float">
            <text:p>26.32355527639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base.$B$3]*SIN([$base.$D$3]*[.A39]-[$base.$C$3])" office:value-type="float" office:value="-4.93514452404501" calcext:value-type="float">
            <text:p>-4.93514452404501</text:p>
          </table:table-cell>
          <table:table-cell table:formula="of:=[$base.$E$3]*SIN([$base.$G$3]*[.A39]-[$base.$F$3])" office:value-type="float" office:value="1.06249719084674" calcext:value-type="float">
            <text:p>1.06249719084674</text:p>
          </table:table-cell>
          <table:table-cell table:formula="of:=[.B39]+[.C39]" office:value-type="float" office:value="-3.87264733319827" calcext:value-type="float">
            <text:p>-3.87264733319827</text:p>
          </table:table-cell>
          <table:table-cell table:formula="of:=[.D39]^2" office:value-type="float" office:value="14.9973973673277" calcext:value-type="float">
            <text:p>14.9973973673277</text:p>
          </table:table-cell>
          <table:table-cell table:formula="of:=[.B39]^2+[.C39]^2" office:value-type="float" office:value="25.4845517537687" calcext:value-type="float">
            <text:p>25.4845517537687</text:p>
          </table:table-cell>
          <table:table-cell table:formula="of:=[.D38]" office:value-type="float" office:value="-3.85634298844436" calcext:value-type="float">
            <text:p>-3.85634298844436</text:p>
          </table:table-cell>
          <table:table-cell table:formula="of:=[.E38]" office:value-type="float" office:value="14.871381244524" calcext:value-type="float">
            <text:p>14.871381244524</text:p>
          </table:table-cell>
          <table:table-cell table:formula="of:=[.F38]" office:value-type="float" office:value="26.2557501427025" calcext:value-type="float">
            <text:p>26.25575014270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base.$B$3]*SIN([$base.$D$3]*[.A40]-[$base.$C$3])" office:value-type="float" office:value="-4.8035595302864" calcext:value-type="float">
            <text:p>-4.8035595302864</text:p>
          </table:table-cell>
          <table:table-cell table:formula="of:=[$base.$E$3]*SIN([$base.$G$3]*[.A40]-[$base.$F$3])" office:value-type="float" office:value="0.985163710396726" calcext:value-type="float">
            <text:p>0.985163710396726</text:p>
          </table:table-cell>
          <table:table-cell table:formula="of:=[.B40]+[.C40]" office:value-type="float" office:value="-3.81839581988968" calcext:value-type="float">
            <text:p>-3.81839581988968</text:p>
          </table:table-cell>
          <table:table-cell table:formula="of:=[.D40]^2" office:value-type="float" office:value="14.580146637351" calcext:value-type="float">
            <text:p>14.580146637351</text:p>
          </table:table-cell>
          <table:table-cell table:formula="of:=[.B40]^2+[.C40]^2" office:value-type="float" office:value="24.044731697288" calcext:value-type="float">
            <text:p>24.044731697288</text:p>
          </table:table-cell>
          <table:table-cell table:formula="of:=[.D39]" office:value-type="float" office:value="-3.87264733319827" calcext:value-type="float">
            <text:p>-3.87264733319827</text:p>
          </table:table-cell>
          <table:table-cell table:formula="of:=[.E39]" office:value-type="float" office:value="14.9973973673277" calcext:value-type="float">
            <text:p>14.9973973673277</text:p>
          </table:table-cell>
          <table:table-cell table:formula="of:=[.F39]" office:value-type="float" office:value="25.4845517537687" calcext:value-type="float">
            <text:p>25.48455175376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base.$B$3]*SIN([$base.$D$3]*[.A41]-[$base.$C$3])" office:value-type="float" office:value="-4.60288624496795" calcext:value-type="float">
            <text:p>-4.60288624496795</text:p>
          </table:table-cell>
          <table:table-cell table:formula="of:=[$base.$E$3]*SIN([$base.$G$3]*[.A41]-[$base.$F$3])" office:value-type="float" office:value="0.907436177597906" calcext:value-type="float">
            <text:p>0.907436177597906</text:p>
          </table:table-cell>
          <table:table-cell table:formula="of:=[.B41]+[.C41]" office:value-type="float" office:value="-3.69545006737004" calcext:value-type="float">
            <text:p>-3.69545006737004</text:p>
          </table:table-cell>
          <table:table-cell table:formula="of:=[.D41]^2" office:value-type="float" office:value="13.6563512004253" calcext:value-type="float">
            <text:p>13.6563512004253</text:p>
          </table:table-cell>
          <table:table-cell table:formula="of:=[.B41]^2+[.C41]^2" office:value-type="float" office:value="22.0100022005287" calcext:value-type="float">
            <text:p>22.0100022005287</text:p>
          </table:table-cell>
          <table:table-cell table:formula="of:=[.D40]" office:value-type="float" office:value="-3.81839581988968" calcext:value-type="float">
            <text:p>-3.81839581988968</text:p>
          </table:table-cell>
          <table:table-cell table:formula="of:=[.E40]" office:value-type="float" office:value="14.580146637351" calcext:value-type="float">
            <text:p>14.580146637351</text:p>
          </table:table-cell>
          <table:table-cell table:formula="of:=[.F40]" office:value-type="float" office:value="24.044731697288" calcext:value-type="float">
            <text:p>24.0447316972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base.$B$3]*SIN([$base.$D$3]*[.A42]-[$base.$C$3])" office:value-type="float" office:value="-4.33601089742791" calcext:value-type="float">
            <text:p>-4.33601089742791</text:p>
          </table:table-cell>
          <table:table-cell table:formula="of:=[$base.$E$3]*SIN([$base.$G$3]*[.A42]-[$base.$F$3])" office:value-type="float" office:value="0.829345682427035" calcext:value-type="float">
            <text:p>0.829345682427035</text:p>
          </table:table-cell>
          <table:table-cell table:formula="of:=[.B42]+[.C42]" office:value-type="float" office:value="-3.50666521500087" calcext:value-type="float">
            <text:p>-3.50666521500087</text:p>
          </table:table-cell>
          <table:table-cell table:formula="of:=[.D42]^2" office:value-type="float" office:value="12.2967009300971" calcext:value-type="float">
            <text:p>12.2967009300971</text:p>
          </table:table-cell>
          <table:table-cell table:formula="of:=[.B42]^2+[.C42]^2" office:value-type="float" office:value="19.4888047635739" calcext:value-type="float">
            <text:p>19.4888047635739</text:p>
          </table:table-cell>
          <table:table-cell table:formula="of:=[.D41]" office:value-type="float" office:value="-3.69545006737004" calcext:value-type="float">
            <text:p>-3.69545006737004</text:p>
          </table:table-cell>
          <table:table-cell table:formula="of:=[.E41]" office:value-type="float" office:value="13.6563512004253" calcext:value-type="float">
            <text:p>13.6563512004253</text:p>
          </table:table-cell>
          <table:table-cell table:formula="of:=[.F41]" office:value-type="float" office:value="22.0100022005287" calcext:value-type="float">
            <text:p>22.01000220052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base.$B$3]*SIN([$base.$D$3]*[.A43]-[$base.$C$3])" office:value-type="float" office:value="-4.00677188327785" calcext:value-type="float">
            <text:p>-4.00677188327785</text:p>
          </table:table-cell>
          <table:table-cell table:formula="of:=[$base.$E$3]*SIN([$base.$G$3]*[.A43]-[$base.$F$3])" office:value-type="float" office:value="0.750923460040988" calcext:value-type="float">
            <text:p>0.750923460040988</text:p>
          </table:table-cell>
          <table:table-cell table:formula="of:=[.B43]+[.C43]" office:value-type="float" office:value="-3.25584842323686" calcext:value-type="float">
            <text:p>-3.25584842323686</text:p>
          </table:table-cell>
          <table:table-cell table:formula="of:=[.D43]^2" office:value-type="float" office:value="10.6005489550939" calcext:value-type="float">
            <text:p>10.6005489550939</text:p>
          </table:table-cell>
          <table:table-cell table:formula="of:=[.B43]^2+[.C43]^2" office:value-type="float" office:value="16.6181069674658" calcext:value-type="float">
            <text:p>16.6181069674658</text:p>
          </table:table-cell>
          <table:table-cell table:formula="of:=[.D42]" office:value-type="float" office:value="-3.50666521500087" calcext:value-type="float">
            <text:p>-3.50666521500087</text:p>
          </table:table-cell>
          <table:table-cell table:formula="of:=[.E42]" office:value-type="float" office:value="12.2967009300971" calcext:value-type="float">
            <text:p>12.2967009300971</text:p>
          </table:table-cell>
          <table:table-cell table:formula="of:=[.F42]" office:value-type="float" office:value="19.4888047635739" calcext:value-type="float">
            <text:p>19.48880476357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base.$B$3]*SIN([$base.$D$3]*[.A44]-[$base.$C$3])" office:value-type="float" office:value="-3.61990455780151" calcext:value-type="float">
            <text:p>-3.61990455780151</text:p>
          </table:table-cell>
          <table:table-cell table:formula="of:=[$base.$E$3]*SIN([$base.$G$3]*[.A44]-[$base.$F$3])" office:value-type="float" office:value="0.672200878283104" calcext:value-type="float">
            <text:p>0.672200878283104</text:p>
          </table:table-cell>
          <table:table-cell table:formula="of:=[.B44]+[.C44]" office:value-type="float" office:value="-2.94770367951841" calcext:value-type="float">
            <text:p>-2.94770367951841</text:p>
          </table:table-cell>
          <table:table-cell table:formula="of:=[.D44]^2" office:value-type="float" office:value="8.68895698224637" calcext:value-type="float">
            <text:p>8.68895698224637</text:p>
          </table:table-cell>
          <table:table-cell table:formula="of:=[.B44]^2+[.C44]^2" office:value-type="float" office:value="13.5555630283568" calcext:value-type="float">
            <text:p>13.5555630283568</text:p>
          </table:table-cell>
          <table:table-cell table:formula="of:=[.D43]" office:value-type="float" office:value="-3.25584842323686" calcext:value-type="float">
            <text:p>-3.25584842323686</text:p>
          </table:table-cell>
          <table:table-cell table:formula="of:=[.E43]" office:value-type="float" office:value="10.6005489550939" calcext:value-type="float">
            <text:p>10.6005489550939</text:p>
          </table:table-cell>
          <table:table-cell table:formula="of:=[.F43]" office:value-type="float" office:value="16.6181069674658" calcext:value-type="float">
            <text:p>16.61810696746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base.$B$3]*SIN([$base.$D$3]*[.A45]-[$base.$C$3])" office:value-type="float" office:value="-3.18097312862637" calcext:value-type="float">
            <text:p>-3.18097312862637</text:p>
          </table:table-cell>
          <table:table-cell table:formula="of:=[$base.$E$3]*SIN([$base.$G$3]*[.A45]-[$base.$F$3])" office:value-type="float" office:value="0.593209425136465" calcext:value-type="float">
            <text:p>0.593209425136465</text:p>
          </table:table-cell>
          <table:table-cell table:formula="of:=[.B45]+[.C45]" office:value-type="float" office:value="-2.58776370348991" calcext:value-type="float">
            <text:p>-2.58776370348991</text:p>
          </table:table-cell>
          <table:table-cell table:formula="of:=[.D45]^2" office:value-type="float" office:value="6.69652098509979" calcext:value-type="float">
            <text:p>6.69652098509979</text:p>
          </table:table-cell>
          <table:table-cell table:formula="of:=[.B45]^2+[.C45]^2" office:value-type="float" office:value="10.4704874671138" calcext:value-type="float">
            <text:p>10.4704874671138</text:p>
          </table:table-cell>
          <table:table-cell table:formula="of:=[.D44]" office:value-type="float" office:value="-2.94770367951841" calcext:value-type="float">
            <text:p>-2.94770367951841</text:p>
          </table:table-cell>
          <table:table-cell table:formula="of:=[.E44]" office:value-type="float" office:value="8.68895698224637" calcext:value-type="float">
            <text:p>8.68895698224637</text:p>
          </table:table-cell>
          <table:table-cell table:formula="of:=[.F44]" office:value-type="float" office:value="13.5555630283568" calcext:value-type="float">
            <text:p>13.55556302835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base.$B$3]*SIN([$base.$D$3]*[.A46]-[$base.$C$3])" office:value-type="float" office:value="-2.69629062723719" calcext:value-type="float">
            <text:p>-2.69629062723719</text:p>
          </table:table-cell>
          <table:table-cell table:formula="of:=[$base.$E$3]*SIN([$base.$G$3]*[.A46]-[$base.$F$3])" office:value-type="float" office:value="0.513980696129126" calcext:value-type="float">
            <text:p>0.513980696129126</text:p>
          </table:table-cell>
          <table:table-cell table:formula="of:=[.B46]+[.C46]" office:value-type="float" office:value="-2.18230993110806" calcext:value-type="float">
            <text:p>-2.18230993110806</text:p>
          </table:table-cell>
          <table:table-cell table:formula="of:=[.D46]^2" office:value-type="float" office:value="4.76247663541288" calcext:value-type="float">
            <text:p>4.76247663541288</text:p>
          </table:table-cell>
          <table:table-cell table:formula="of:=[.B46]^2+[.C46]^2" office:value-type="float" office:value="7.5341593025205" calcext:value-type="float">
            <text:p>7.5341593025205</text:p>
          </table:table-cell>
          <table:table-cell table:formula="of:=[.D45]" office:value-type="float" office:value="-2.58776370348991" calcext:value-type="float">
            <text:p>-2.58776370348991</text:p>
          </table:table-cell>
          <table:table-cell table:formula="of:=[.E45]" office:value-type="float" office:value="6.69652098509979" calcext:value-type="float">
            <text:p>6.69652098509979</text:p>
          </table:table-cell>
          <table:table-cell table:formula="of:=[.F45]" office:value-type="float" office:value="10.4704874671138" calcext:value-type="float">
            <text:p>10.47048746711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base.$B$3]*SIN([$base.$D$3]*[.A47]-[$base.$C$3])" office:value-type="float" office:value="-2.17282811035948" calcext:value-type="float">
            <text:p>-2.17282811035948</text:p>
          </table:table-cell>
          <table:table-cell table:formula="of:=[$base.$E$3]*SIN([$base.$G$3]*[.A47]-[$base.$F$3])" office:value-type="float" office:value="0.434546381696319" calcext:value-type="float">
            <text:p>0.434546381696319</text:p>
          </table:table-cell>
          <table:table-cell table:formula="of:=[.B47]+[.C47]" office:value-type="float" office:value="-1.73828172866316" calcext:value-type="float">
            <text:p>-1.73828172866316</text:p>
          </table:table-cell>
          <table:table-cell table:formula="of:=[.D47]^2" office:value-type="float" office:value="3.0216233682042" calcext:value-type="float">
            <text:p>3.0216233682042</text:p>
          </table:table-cell>
          <table:table-cell table:formula="of:=[.B47]^2+[.C47]^2" office:value-type="float" office:value="4.91001255501373" calcext:value-type="float">
            <text:p>4.91001255501373</text:p>
          </table:table-cell>
          <table:table-cell table:formula="of:=[.D46]" office:value-type="float" office:value="-2.18230993110806" calcext:value-type="float">
            <text:p>-2.18230993110806</text:p>
          </table:table-cell>
          <table:table-cell table:formula="of:=[.E46]" office:value-type="float" office:value="4.76247663541288" calcext:value-type="float">
            <text:p>4.76247663541288</text:p>
          </table:table-cell>
          <table:table-cell table:formula="of:=[.F46]" office:value-type="float" office:value="7.5341593025205" calcext:value-type="float">
            <text:p>7.53415930252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base.$B$3]*SIN([$base.$D$3]*[.A48]-[$base.$C$3])" office:value-type="float" office:value="-1.61811439714466" calcext:value-type="float">
            <text:p>-1.61811439714466</text:p>
          </table:table-cell>
          <table:table-cell table:formula="of:=[$base.$E$3]*SIN([$base.$G$3]*[.A48]-[$base.$F$3])" office:value-type="float" office:value="0.354938254504694" calcext:value-type="float">
            <text:p>0.354938254504694</text:p>
          </table:table-cell>
          <table:table-cell table:formula="of:=[.B48]+[.C48]" office:value-type="float" office:value="-1.26317614263997" calcext:value-type="float">
            <text:p>-1.26317614263997</text:p>
          </table:table-cell>
          <table:table-cell table:formula="of:=[.D48]^2" office:value-type="float" office:value="1.59561396733479" calcext:value-type="float">
            <text:p>1.59561396733479</text:p>
          </table:table-cell>
          <table:table-cell table:formula="of:=[.B48]^2+[.C48]^2" office:value-type="float" office:value="2.74427536675767" calcext:value-type="float">
            <text:p>2.74427536675767</text:p>
          </table:table-cell>
          <table:table-cell table:formula="of:=[.D47]" office:value-type="float" office:value="-1.73828172866316" calcext:value-type="float">
            <text:p>-1.73828172866316</text:p>
          </table:table-cell>
          <table:table-cell table:formula="of:=[.E47]" office:value-type="float" office:value="3.0216233682042" calcext:value-type="float">
            <text:p>3.0216233682042</text:p>
          </table:table-cell>
          <table:table-cell table:formula="of:=[.F47]" office:value-type="float" office:value="4.91001255501373" calcext:value-type="float">
            <text:p>4.910012555013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base.$B$3]*SIN([$base.$D$3]*[.A49]-[$base.$C$3])" office:value-type="float" office:value="-1.0401277842099" calcext:value-type="float">
            <text:p>-1.0401277842099</text:p>
          </table:table-cell>
          <table:table-cell table:formula="of:=[$base.$E$3]*SIN([$base.$G$3]*[.A49]-[$base.$F$3])" office:value-type="float" office:value="0.275188156743729" calcext:value-type="float">
            <text:p>0.275188156743729</text:p>
          </table:table-cell>
          <table:table-cell table:formula="of:=[.B49]+[.C49]" office:value-type="float" office:value="-0.764939627466171" calcext:value-type="float">
            <text:p>-0.764939627466171</text:p>
          </table:table-cell>
          <table:table-cell table:formula="of:=[.D49]^2" office:value-type="float" office:value="0.585132633668085" calcext:value-type="float">
            <text:p>0.585132633668085</text:p>
          </table:table-cell>
          <table:table-cell table:formula="of:=[.B49]^2+[.C49]^2" office:value-type="float" office:value="1.15759432909741" calcext:value-type="float">
            <text:p>1.15759432909741</text:p>
          </table:table-cell>
          <table:table-cell table:formula="of:=[.D48]" office:value-type="float" office:value="-1.26317614263997" calcext:value-type="float">
            <text:p>-1.26317614263997</text:p>
          </table:table-cell>
          <table:table-cell table:formula="of:=[.E48]" office:value-type="float" office:value="1.59561396733479" calcext:value-type="float">
            <text:p>1.59561396733479</text:p>
          </table:table-cell>
          <table:table-cell table:formula="of:=[.F48]" office:value-type="float" office:value="2.74427536675767" calcext:value-type="float">
            <text:p>2.744275366757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base.$B$3]*SIN([$base.$D$3]*[.A50]-[$base.$C$3])" office:value-type="float" office:value="-0.447181295965627" calcext:value-type="float">
            <text:p>-0.447181295965627</text:p>
          </table:table-cell>
          <table:table-cell table:formula="of:=[$base.$E$3]*SIN([$base.$G$3]*[.A50]-[$base.$F$3])" office:value-type="float" office:value="0.195327987389192" calcext:value-type="float">
            <text:p>0.195327987389192</text:p>
          </table:table-cell>
          <table:table-cell table:formula="of:=[.B50]+[.C50]" office:value-type="float" office:value="-0.251853308576435" calcext:value-type="float">
            <text:p>-0.251853308576435</text:p>
          </table:table-cell>
          <table:table-cell table:formula="of:=[.D50]^2" office:value-type="float" office:value="0.063430089040897" calcext:value-type="float">
            <text:p>0.063430089040897</text:p>
          </table:table-cell>
          <table:table-cell table:formula="of:=[.B50]^2+[.C50]^2" office:value-type="float" office:value="0.23812413411901" calcext:value-type="float">
            <text:p>0.23812413411901</text:p>
          </table:table-cell>
          <table:table-cell table:formula="of:=[.D49]" office:value-type="float" office:value="-0.764939627466171" calcext:value-type="float">
            <text:p>-0.764939627466171</text:p>
          </table:table-cell>
          <table:table-cell table:formula="of:=[.E49]" office:value-type="float" office:value="0.585132633668085" calcext:value-type="float">
            <text:p>0.585132633668085</text:p>
          </table:table-cell>
          <table:table-cell table:formula="of:=[.F49]" office:value-type="float" office:value="1.15759432909741" calcext:value-type="float">
            <text:p>1.157594329097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base.$B$3]*SIN([$base.$D$3]*[.A51]-[$base.$C$3])" office:value-type="float" office:value="0.152196879355921" calcext:value-type="float">
            <text:p>0.152196879355921</text:p>
          </table:table-cell>
          <table:table-cell table:formula="of:=[$base.$E$3]*SIN([$base.$G$3]*[.A51]-[$base.$F$3])" office:value-type="float" office:value="0.115389689444038" calcext:value-type="float">
            <text:p>0.115389689444038</text:p>
          </table:table-cell>
          <table:table-cell table:formula="of:=[.B51]+[.C51]" office:value-type="float" office:value="0.267586568799959" calcext:value-type="float">
            <text:p>0.267586568799959</text:p>
          </table:table-cell>
          <table:table-cell table:formula="of:=[.D51]^2" office:value-type="float" office:value="0.0716025718021353" calcext:value-type="float">
            <text:p>0.071602571802135</text:p>
          </table:table-cell>
          <table:table-cell table:formula="of:=[.B51]^2+[.C51]^2" office:value-type="float" office:value="0.0364786705156723" calcext:value-type="float">
            <text:p>0.036478670515672</text:p>
          </table:table-cell>
          <table:table-cell table:formula="of:=[.D50]" office:value-type="float" office:value="-0.251853308576435" calcext:value-type="float">
            <text:p>-0.251853308576435</text:p>
          </table:table-cell>
          <table:table-cell table:formula="of:=[.E50]" office:value-type="float" office:value="0.063430089040897" calcext:value-type="float">
            <text:p>0.063430089040897</text:p>
          </table:table-cell>
          <table:table-cell table:formula="of:=[.F50]" office:value-type="float" office:value="0.23812413411901" calcext:value-type="float">
            <text:p>0.238124134119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base.$B$3]*SIN([$base.$D$3]*[.A52]-[$base.$C$3])" office:value-type="float" office:value="0.749386048314762" calcext:value-type="float">
            <text:p>0.749386048314762</text:p>
          </table:table-cell>
          <table:table-cell table:formula="of:=[$base.$E$3]*SIN([$base.$G$3]*[.A52]-[$base.$F$3])" office:value-type="float" office:value="0.0354052371616155" calcext:value-type="float">
            <text:p>0.035405237161616</text:p>
          </table:table-cell>
          <table:table-cell table:formula="of:=[.B52]+[.C52]" office:value-type="float" office:value="0.784791285476377" calcext:value-type="float">
            <text:p>0.784791285476377</text:p>
          </table:table-cell>
          <table:table-cell table:formula="of:=[.D52]^2" office:value-type="float" office:value="0.615897361759665" calcext:value-type="float">
            <text:p>0.615897361759665</text:p>
          </table:table-cell>
          <table:table-cell table:formula="of:=[.B52]^2+[.C52]^2" office:value-type="float" office:value="0.562832980227285" calcext:value-type="float">
            <text:p>0.562832980227285</text:p>
          </table:table-cell>
          <table:table-cell table:formula="of:=[.D51]" office:value-type="float" office:value="0.267586568799959" calcext:value-type="float">
            <text:p>0.267586568799959</text:p>
          </table:table-cell>
          <table:table-cell table:formula="of:=[.E51]" office:value-type="float" office:value="0.0716025718021353" calcext:value-type="float">
            <text:p>0.071602571802135</text:p>
          </table:table-cell>
          <table:table-cell table:formula="of:=[.F51]" office:value-type="float" office:value="0.0364786705156723" calcext:value-type="float">
            <text:p>0.0364786705156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base.$B$3]*SIN([$base.$D$3]*[.A53]-[$base.$C$3])" office:value-type="float" office:value="1.33579700135468" calcext:value-type="float">
            <text:p>1.33579700135468</text:p>
          </table:table-cell>
          <table:table-cell table:formula="of:=[$base.$E$3]*SIN([$base.$G$3]*[.A53]-[$base.$F$3])" office:value-type="float" office:value="-0.0445933767436084" calcext:value-type="float">
            <text:p>-0.044593376743608</text:p>
          </table:table-cell>
          <table:table-cell table:formula="of:=[.B53]+[.C53]" office:value-type="float" office:value="1.29120362461107" calcext:value-type="float">
            <text:p>1.29120362461107</text:p>
          </table:table-cell>
          <table:table-cell table:formula="of:=[.D53]^2" office:value-type="float" office:value="1.66720680020876" calcext:value-type="float">
            <text:p>1.66720680020876</text:p>
          </table:table-cell>
          <table:table-cell table:formula="of:=[.B53]^2+[.C53]^2" office:value-type="float" office:value="1.78634219807754" calcext:value-type="float">
            <text:p>1.78634219807754</text:p>
          </table:table-cell>
          <table:table-cell table:formula="of:=[.D52]" office:value-type="float" office:value="0.784791285476377" calcext:value-type="float">
            <text:p>0.784791285476377</text:p>
          </table:table-cell>
          <table:table-cell table:formula="of:=[.E52]" office:value-type="float" office:value="0.615897361759665" calcext:value-type="float">
            <text:p>0.615897361759665</text:p>
          </table:table-cell>
          <table:table-cell table:formula="of:=[.F52]" office:value-type="float" office:value="0.562832980227285" calcext:value-type="float">
            <text:p>0.5628329802272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base.$B$3]*SIN([$base.$D$3]*[.A54]-[$base.$C$3])" office:value-type="float" office:value="1.90299554907048" calcext:value-type="float">
            <text:p>1.90299554907048</text:p>
          </table:table-cell>
          <table:table-cell table:formula="of:=[$base.$E$3]*SIN([$base.$G$3]*[.A54]-[$base.$F$3])" office:value-type="float" office:value="-0.124574153892705" calcext:value-type="float">
            <text:p>-0.124574153892705</text:p>
          </table:table-cell>
          <table:table-cell table:formula="of:=[.B54]+[.C54]" office:value-type="float" office:value="1.77842139517777" calcext:value-type="float">
            <text:p>1.77842139517777</text:p>
          </table:table-cell>
          <table:table-cell table:formula="of:=[.D54]^2" office:value-type="float" office:value="3.16278265882606" calcext:value-type="float">
            <text:p>3.16278265882606</text:p>
          </table:table-cell>
          <table:table-cell table:formula="of:=[.B54]^2+[.C54]^2" office:value-type="float" office:value="3.63691077960013" calcext:value-type="float">
            <text:p>3.63691077960013</text:p>
          </table:table-cell>
          <table:table-cell table:formula="of:=[.D53]" office:value-type="float" office:value="1.29120362461107" calcext:value-type="float">
            <text:p>1.29120362461107</text:p>
          </table:table-cell>
          <table:table-cell table:formula="of:=[.E53]" office:value-type="float" office:value="1.66720680020876" calcext:value-type="float">
            <text:p>1.66720680020876</text:p>
          </table:table-cell>
          <table:table-cell table:formula="of:=[.F53]" office:value-type="float" office:value="1.78634219807754" calcext:value-type="float">
            <text:p>1.786342198077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base.$B$3]*SIN([$base.$D$3]*[.A55]-[$base.$C$3])" office:value-type="float" office:value="2.44282382886259" calcext:value-type="float">
            <text:p>2.44282382886259</text:p>
          </table:table-cell>
          <table:table-cell table:formula="of:=[$base.$E$3]*SIN([$base.$G$3]*[.A55]-[$base.$F$3])" office:value-type="float" office:value="-0.204505103041211" calcext:value-type="float">
            <text:p>-0.204505103041211</text:p>
          </table:table-cell>
          <table:table-cell table:formula="of:=[.B55]+[.C55]" office:value-type="float" office:value="2.23831872582138" calcext:value-type="float">
            <text:p>2.23831872582138</text:p>
          </table:table-cell>
          <table:table-cell table:formula="of:=[.D55]^2" office:value-type="float" office:value="5.01007071836264" calcext:value-type="float">
            <text:p>5.01007071836264</text:p>
          </table:table-cell>
          <table:table-cell table:formula="of:=[.B55]^2+[.C55]^2" office:value-type="float" office:value="6.00921059602878" calcext:value-type="float">
            <text:p>6.00921059602878</text:p>
          </table:table-cell>
          <table:table-cell table:formula="of:=[.D54]" office:value-type="float" office:value="1.77842139517777" calcext:value-type="float">
            <text:p>1.77842139517777</text:p>
          </table:table-cell>
          <table:table-cell table:formula="of:=[.E54]" office:value-type="float" office:value="3.16278265882606" calcext:value-type="float">
            <text:p>3.16278265882606</text:p>
          </table:table-cell>
          <table:table-cell table:formula="of:=[.F54]" office:value-type="float" office:value="3.63691077960013" calcext:value-type="float">
            <text:p>3.636910779600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base.$B$3]*SIN([$base.$D$3]*[.A56]-[$base.$C$3])" office:value-type="float" office:value="2.94751763725831" calcext:value-type="float">
            <text:p>2.94751763725831</text:p>
          </table:table-cell>
          <table:table-cell table:formula="of:=[$base.$E$3]*SIN([$base.$G$3]*[.A56]-[$base.$F$3])" office:value-type="float" office:value="-0.2843542528752" calcext:value-type="float">
            <text:p>-0.2843542528752</text:p>
          </table:table-cell>
          <table:table-cell table:formula="of:=[.B56]+[.C56]" office:value-type="float" office:value="2.66316338438311" calcext:value-type="float">
            <text:p>2.66316338438311</text:p>
          </table:table-cell>
          <table:table-cell table:formula="of:=[.D56]^2" office:value-type="float" office:value="7.0924392119189" calcext:value-type="float">
            <text:p>7.0924392119189</text:p>
          </table:table-cell>
          <table:table-cell table:formula="of:=[.B56]^2+[.C56]^2" office:value-type="float" office:value="8.76871756307702" calcext:value-type="float">
            <text:p>8.76871756307702</text:p>
          </table:table-cell>
          <table:table-cell table:formula="of:=[.D55]" office:value-type="float" office:value="2.23831872582138" calcext:value-type="float">
            <text:p>2.23831872582138</text:p>
          </table:table-cell>
          <table:table-cell table:formula="of:=[.E55]" office:value-type="float" office:value="5.01007071836264" calcext:value-type="float">
            <text:p>5.01007071836264</text:p>
          </table:table-cell>
          <table:table-cell table:formula="of:=[.F55]" office:value-type="float" office:value="6.00921059602878" calcext:value-type="float">
            <text:p>6.009210596028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base.$B$3]*SIN([$base.$D$3]*[.A57]-[$base.$C$3])" office:value-type="float" office:value="3.40981810034068" calcext:value-type="float">
            <text:p>3.40981810034068</text:p>
          </table:table-cell>
          <table:table-cell table:formula="of:=[$base.$E$3]*SIN([$base.$G$3]*[.A57]-[$base.$F$3])" office:value-type="float" office:value="-0.364089664799391" calcext:value-type="float">
            <text:p>-0.364089664799391</text:p>
          </table:table-cell>
          <table:table-cell table:formula="of:=[.B57]+[.C57]" office:value-type="float" office:value="3.04572843554129" calcext:value-type="float">
            <text:p>3.04572843554129</text:p>
          </table:table-cell>
          <table:table-cell table:formula="of:=[.D57]^2" office:value-type="float" office:value="9.27646170306477" calcext:value-type="float">
            <text:p>9.27646170306477</text:p>
          </table:table-cell>
          <table:table-cell table:formula="of:=[.B57]^2+[.C57]^2" office:value-type="float" office:value="11.7594207614246" calcext:value-type="float">
            <text:p>11.7594207614246</text:p>
          </table:table-cell>
          <table:table-cell table:formula="of:=[.D56]" office:value-type="float" office:value="2.66316338438311" calcext:value-type="float">
            <text:p>2.66316338438311</text:p>
          </table:table-cell>
          <table:table-cell table:formula="of:=[.E56]" office:value-type="float" office:value="7.0924392119189" calcext:value-type="float">
            <text:p>7.0924392119189</text:p>
          </table:table-cell>
          <table:table-cell table:formula="of:=[.F56]" office:value-type="float" office:value="8.76871756307702" calcext:value-type="float">
            <text:p>8.768717563077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base.$B$3]*SIN([$base.$D$3]*[.A58]-[$base.$C$3])" office:value-type="float" office:value="3.82307607615978" calcext:value-type="float">
            <text:p>3.82307607615978</text:p>
          </table:table-cell>
          <table:table-cell table:formula="of:=[$base.$E$3]*SIN([$base.$G$3]*[.A58]-[$base.$F$3])" office:value-type="float" office:value="-0.443679445712113" calcext:value-type="float">
            <text:p>-0.443679445712113</text:p>
          </table:table-cell>
          <table:table-cell table:formula="of:=[.B58]+[.C58]" office:value-type="float" office:value="3.37939663044766" calcext:value-type="float">
            <text:p>3.37939663044766</text:p>
          </table:table-cell>
          <table:table-cell table:formula="of:=[.D58]^2" office:value-type="float" office:value="11.420321585881" calcext:value-type="float">
            <text:p>11.420321585881</text:p>
          </table:table-cell>
          <table:table-cell table:formula="of:=[.B58]^2+[.C58]^2" office:value-type="float" office:value="14.8127621346526" calcext:value-type="float">
            <text:p>14.8127621346526</text:p>
          </table:table-cell>
          <table:table-cell table:formula="of:=[.D57]" office:value-type="float" office:value="3.04572843554129" calcext:value-type="float">
            <text:p>3.04572843554129</text:p>
          </table:table-cell>
          <table:table-cell table:formula="of:=[.E57]" office:value-type="float" office:value="9.27646170306477" calcext:value-type="float">
            <text:p>9.27646170306477</text:p>
          </table:table-cell>
          <table:table-cell table:formula="of:=[.F57]" office:value-type="float" office:value="11.7594207614246" calcext:value-type="float">
            <text:p>11.75942076142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base.$B$3]*SIN([$base.$D$3]*[.A59]-[$base.$C$3])" office:value-type="float" office:value="4.18134778753482" calcext:value-type="float">
            <text:p>4.18134778753482</text:p>
          </table:table-cell>
          <table:table-cell table:formula="of:=[$base.$E$3]*SIN([$base.$G$3]*[.A59]-[$base.$F$3])" office:value-type="float" office:value="-0.523091760762198" calcext:value-type="float">
            <text:p>-0.523091760762198</text:p>
          </table:table-cell>
          <table:table-cell table:formula="of:=[.B59]+[.C59]" office:value-type="float" office:value="3.65825602677262" calcext:value-type="float">
            <text:p>3.65825602677262</text:p>
          </table:table-cell>
          <table:table-cell table:formula="of:=[.D59]^2" office:value-type="float" office:value="13.3828371574182" calcext:value-type="float">
            <text:p>13.3828371574182</text:p>
          </table:table-cell>
          <table:table-cell table:formula="of:=[.B59]^2+[.C59]^2" office:value-type="float" office:value="17.7572943104996" calcext:value-type="float">
            <text:p>17.7572943104996</text:p>
          </table:table-cell>
          <table:table-cell table:formula="of:=[.D58]" office:value-type="float" office:value="3.37939663044766" calcext:value-type="float">
            <text:p>3.37939663044766</text:p>
          </table:table-cell>
          <table:table-cell table:formula="of:=[.E58]" office:value-type="float" office:value="11.420321585881" calcext:value-type="float">
            <text:p>11.420321585881</text:p>
          </table:table-cell>
          <table:table-cell table:formula="of:=[.F58]" office:value-type="float" office:value="14.8127621346526" calcext:value-type="float">
            <text:p>14.81276213465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base.$B$3]*SIN([$base.$D$3]*[.A60]-[$base.$C$3])" office:value-type="float" office:value="4.47948030978626" calcext:value-type="float">
            <text:p>4.47948030978626</text:p>
          </table:table-cell>
          <table:table-cell table:formula="of:=[$base.$E$3]*SIN([$base.$G$3]*[.A60]-[$base.$F$3])" office:value-type="float" office:value="-0.602294846082441" calcext:value-type="float">
            <text:p>-0.602294846082441</text:p>
          </table:table-cell>
          <table:table-cell table:formula="of:=[.B60]+[.C60]" office:value-type="float" office:value="3.87718546370382" calcext:value-type="float">
            <text:p>3.87718546370382</text:p>
          </table:table-cell>
          <table:table-cell table:formula="of:=[.D60]^2" office:value-type="float" office:value="15.0325671199562" calcext:value-type="float">
            <text:p>15.0325671199562</text:p>
          </table:table-cell>
          <table:table-cell table:formula="of:=[.B60]^2+[.C60]^2" office:value-type="float" office:value="20.4285029273803" calcext:value-type="float">
            <text:p>20.4285029273803</text:p>
          </table:table-cell>
          <table:table-cell table:formula="of:=[.D59]" office:value-type="float" office:value="3.65825602677262" calcext:value-type="float">
            <text:p>3.65825602677262</text:p>
          </table:table-cell>
          <table:table-cell table:formula="of:=[.E59]" office:value-type="float" office:value="13.3828371574182" calcext:value-type="float">
            <text:p>13.3828371574182</text:p>
          </table:table-cell>
          <table:table-cell table:formula="of:=[.F59]" office:value-type="float" office:value="17.7572943104996" calcext:value-type="float">
            <text:p>17.75729431049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base.$B$3]*SIN([$base.$D$3]*[.A61]-[$base.$C$3])" office:value-type="float" office:value="4.71318568385149" calcext:value-type="float">
            <text:p>4.71318568385149</text:p>
          </table:table-cell>
          <table:table-cell table:formula="of:=[$base.$E$3]*SIN([$base.$G$3]*[.A61]-[$base.$F$3])" office:value-type="float" office:value="-0.681257021494742" calcext:value-type="float">
            <text:p>-0.681257021494742</text:p>
          </table:table-cell>
          <table:table-cell table:formula="of:=[.B61]+[.C61]" office:value-type="float" office:value="4.03192866235675" calcext:value-type="float">
            <text:p>4.03192866235675</text:p>
          </table:table-cell>
          <table:table-cell table:formula="of:=[.D61]^2" office:value-type="float" office:value="16.2564487383339" calcext:value-type="float">
            <text:p>16.2564487383339</text:p>
          </table:table-cell>
          <table:table-cell table:formula="of:=[.B61]^2+[.C61]^2" office:value-type="float" office:value="22.6782304197985" calcext:value-type="float">
            <text:p>22.6782304197985</text:p>
          </table:table-cell>
          <table:table-cell table:formula="of:=[.D60]" office:value-type="float" office:value="3.87718546370382" calcext:value-type="float">
            <text:p>3.87718546370382</text:p>
          </table:table-cell>
          <table:table-cell table:formula="of:=[.E60]" office:value-type="float" office:value="15.0325671199562" calcext:value-type="float">
            <text:p>15.0325671199562</text:p>
          </table:table-cell>
          <table:table-cell table:formula="of:=[.F60]" office:value-type="float" office:value="20.4285029273803" calcext:value-type="float">
            <text:p>20.42850292738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base.$B$3]*SIN([$base.$D$3]*[.A62]-[$base.$C$3])" office:value-type="float" office:value="4.87910258883488" calcext:value-type="float">
            <text:p>4.87910258883488</text:p>
          </table:table-cell>
          <table:table-cell table:formula="of:=[$base.$E$3]*SIN([$base.$G$3]*[.A62]-[$base.$F$3])" office:value-type="float" office:value="-0.759946703181751" calcext:value-type="float">
            <text:p>-0.759946703181751</text:p>
          </table:table-cell>
          <table:table-cell table:formula="of:=[.B62]+[.C62]" office:value-type="float" office:value="4.11915588565313" calcext:value-type="float">
            <text:p>4.11915588565313</text:p>
          </table:table-cell>
          <table:table-cell table:formula="of:=[.D62]^2" office:value-type="float" office:value="16.9674452103108" calcext:value-type="float">
            <text:p>16.9674452103108</text:p>
          </table:table-cell>
          <table:table-cell table:formula="of:=[.B62]^2+[.C62]^2" office:value-type="float" office:value="24.383161064052" calcext:value-type="float">
            <text:p>24.383161064052</text:p>
          </table:table-cell>
          <table:table-cell table:formula="of:=[.D61]" office:value-type="float" office:value="4.03192866235675" calcext:value-type="float">
            <text:p>4.03192866235675</text:p>
          </table:table-cell>
          <table:table-cell table:formula="of:=[.E61]" office:value-type="float" office:value="16.2564487383339" calcext:value-type="float">
            <text:p>16.2564487383339</text:p>
          </table:table-cell>
          <table:table-cell table:formula="of:=[.F61]" office:value-type="float" office:value="22.6782304197985" calcext:value-type="float">
            <text:p>22.67823041979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base.$B$3]*SIN([$base.$D$3]*[.A63]-[$base.$C$3])" office:value-type="float" office:value="4.97484468697296" calcext:value-type="float">
            <text:p>4.97484468697296</text:p>
          </table:table-cell>
          <table:table-cell table:formula="of:=[$base.$E$3]*SIN([$base.$G$3]*[.A63]-[$base.$F$3])" office:value-type="float" office:value="-0.838332416319975" calcext:value-type="float">
            <text:p>-0.838332416319975</text:p>
          </table:table-cell>
          <table:table-cell table:formula="of:=[.B63]+[.C63]" office:value-type="float" office:value="4.13651227065298" calcext:value-type="float">
            <text:p>4.13651227065298</text:p>
          </table:table-cell>
          <table:table-cell table:formula="of:=[.D63]^2" office:value-type="float" office:value="17.1107337652627" calcext:value-type="float">
            <text:p>17.1107337652627</text:p>
          </table:table-cell>
          <table:table-cell table:formula="of:=[.B63]^2+[.C63]^2" office:value-type="float" office:value="25.4518808997559" calcext:value-type="float">
            <text:p>25.4518808997559</text:p>
          </table:table-cell>
          <table:table-cell table:formula="of:=[.D62]" office:value-type="float" office:value="4.11915588565313" calcext:value-type="float">
            <text:p>4.11915588565313</text:p>
          </table:table-cell>
          <table:table-cell table:formula="of:=[.E62]" office:value-type="float" office:value="16.9674452103108" calcext:value-type="float">
            <text:p>16.9674452103108</text:p>
          </table:table-cell>
          <table:table-cell table:formula="of:=[.F62]" office:value-type="float" office:value="24.383161064052" calcext:value-type="float">
            <text:p>24.3831610640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base.$B$3]*SIN([$base.$D$3]*[.A64]-[$base.$C$3])" office:value-type="float" office:value="4.99903494568207" calcext:value-type="float">
            <text:p>4.99903494568207</text:p>
          </table:table-cell>
          <table:table-cell table:formula="of:=[$base.$E$3]*SIN([$base.$G$3]*[.A64]-[$base.$F$3])" office:value-type="float" office:value="-0.916382807669287" calcext:value-type="float">
            <text:p>-0.916382807669287</text:p>
          </table:table-cell>
          <table:table-cell table:formula="of:=[.B64]+[.C64]" office:value-type="float" office:value="4.08265213801278" calcext:value-type="float">
            <text:p>4.08265213801278</text:p>
          </table:table-cell>
          <table:table-cell table:formula="of:=[.D64]^2" office:value-type="float" office:value="16.6680484800203" calcext:value-type="float">
            <text:p>16.6680484800203</text:p>
          </table:table-cell>
          <table:table-cell table:formula="of:=[.B64]^2+[.C64]^2" office:value-type="float" office:value="25.8301078383424" calcext:value-type="float">
            <text:p>25.8301078383424</text:p>
          </table:table-cell>
          <table:table-cell table:formula="of:=[.D63]" office:value-type="float" office:value="4.13651227065298" calcext:value-type="float">
            <text:p>4.13651227065298</text:p>
          </table:table-cell>
          <table:table-cell table:formula="of:=[.E63]" office:value-type="float" office:value="17.1107337652627" calcext:value-type="float">
            <text:p>17.1107337652627</text:p>
          </table:table-cell>
          <table:table-cell table:formula="of:=[.F63]" office:value-type="float" office:value="25.4518808997559" calcext:value-type="float">
            <text:p>25.45188089975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base.$B$3]*SIN([$base.$D$3]*[.A65]-[$base.$C$3])" office:value-type="float" office:value="4.95132544304389" calcext:value-type="float">
            <text:p>4.95132544304389</text:p>
          </table:table-cell>
          <table:table-cell table:formula="of:=[$base.$E$3]*SIN([$base.$G$3]*[.A65]-[$base.$F$3])" office:value-type="float" office:value="-0.99406665811382" calcext:value-type="float">
            <text:p>-0.99406665811382</text:p>
          </table:table-cell>
          <table:table-cell table:formula="of:=[.B65]+[.C65]" office:value-type="float" office:value="3.95725878493007" calcext:value-type="float">
            <text:p>3.95725878493007</text:p>
          </table:table-cell>
          <table:table-cell table:formula="of:=[.D65]^2" office:value-type="float" office:value="15.6598970909062" calcext:value-type="float">
            <text:p>15.6598970909062</text:p>
          </table:table-cell>
          <table:table-cell table:formula="of:=[.B65]^2+[.C65]^2" office:value-type="float" office:value="25.5037921637073" calcext:value-type="float">
            <text:p>25.5037921637073</text:p>
          </table:table-cell>
          <table:table-cell table:formula="of:=[.D64]" office:value-type="float" office:value="4.08265213801278" calcext:value-type="float">
            <text:p>4.08265213801278</text:p>
          </table:table-cell>
          <table:table-cell table:formula="of:=[.E64]" office:value-type="float" office:value="16.6680484800203" calcext:value-type="float">
            <text:p>16.6680484800203</text:p>
          </table:table-cell>
          <table:table-cell table:formula="of:=[.F64]" office:value-type="float" office:value="25.8301078383424" calcext:value-type="float">
            <text:p>25.83010783834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base.$B$3]*SIN([$base.$D$3]*[.A66]-[$base.$C$3])" office:value-type="float" office:value="4.83240237187182" calcext:value-type="float">
            <text:p>4.83240237187182</text:p>
          </table:table-cell>
          <table:table-cell table:formula="of:=[$base.$E$3]*SIN([$base.$G$3]*[.A66]-[$base.$F$3])" office:value-type="float" office:value="-1.07135289514914" calcext:value-type="float">
            <text:p>-1.07135289514914</text:p>
          </table:table-cell>
          <table:table-cell table:formula="of:=[.B66]+[.C66]" office:value-type="float" office:value="3.76104947672268" calcext:value-type="float">
            <text:p>3.76104947672268</text:p>
          </table:table-cell>
          <table:table-cell table:formula="of:=[.D66]^2" office:value-type="float" office:value="14.1454931663559" calcext:value-type="float">
            <text:p>14.1454931663559</text:p>
          </table:table-cell>
          <table:table-cell table:formula="of:=[.B66]^2+[.C66]^2" office:value-type="float" office:value="24.4999097096168" calcext:value-type="float">
            <text:p>24.4999097096168</text:p>
          </table:table-cell>
          <table:table-cell table:formula="of:=[.D65]" office:value-type="float" office:value="3.95725878493007" calcext:value-type="float">
            <text:p>3.95725878493007</text:p>
          </table:table-cell>
          <table:table-cell table:formula="of:=[.E65]" office:value-type="float" office:value="15.6598970909062" calcext:value-type="float">
            <text:p>15.6598970909062</text:p>
          </table:table-cell>
          <table:table-cell table:formula="of:=[.F65]" office:value-type="float" office:value="25.5037921637073" calcext:value-type="float">
            <text:p>25.50379216370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base.$B$3]*SIN([$base.$D$3]*[.A67]-[$base.$C$3])" office:value-type="float" office:value="4.6439761703862" calcext:value-type="float">
            <text:p>4.6439761703862</text:p>
          </table:table-cell>
          <table:table-cell table:formula="of:=[$base.$E$3]*SIN([$base.$G$3]*[.A67]-[$base.$F$3])" office:value-type="float" office:value="-1.14821060531091" calcext:value-type="float">
            <text:p>-1.14821060531091</text:p>
          </table:table-cell>
          <table:table-cell table:formula="of:=[.B67]+[.C67]" office:value-type="float" office:value="3.49576556507529" calcext:value-type="float">
            <text:p>3.49576556507529</text:p>
          </table:table-cell>
          <table:table-cell table:formula="of:=[.D67]^2" office:value-type="float" office:value="12.2203768859662" calcext:value-type="float">
            <text:p>12.2203768859662</text:p>
          </table:table-cell>
          <table:table-cell table:formula="of:=[.B67]^2+[.C67]^2" office:value-type="float" office:value="22.8849022652634" calcext:value-type="float">
            <text:p>22.8849022652634</text:p>
          </table:table-cell>
          <table:table-cell table:formula="of:=[.D66]" office:value-type="float" office:value="3.76104947672268" calcext:value-type="float">
            <text:p>3.76104947672268</text:p>
          </table:table-cell>
          <table:table-cell table:formula="of:=[.E66]" office:value-type="float" office:value="14.1454931663559" calcext:value-type="float">
            <text:p>14.1454931663559</text:p>
          </table:table-cell>
          <table:table-cell table:formula="of:=[.F66]" office:value-type="float" office:value="24.4999097096168" calcext:value-type="float">
            <text:p>24.49990970961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base.$B$3]*SIN([$base.$D$3]*[.A68]-[$base.$C$3])" office:value-type="float" office:value="4.38875692144616" calcext:value-type="float">
            <text:p>4.38875692144616</text:p>
          </table:table-cell>
          <table:table-cell table:formula="of:=[$base.$E$3]*SIN([$base.$G$3]*[.A68]-[$base.$F$3])" office:value-type="float" office:value="-1.22460904653983" calcext:value-type="float">
            <text:p>-1.22460904653983</text:p>
          </table:table-cell>
          <table:table-cell table:formula="of:=[.B68]+[.C68]" office:value-type="float" office:value="3.16414787490632" calcext:value-type="float">
            <text:p>3.16414787490632</text:p>
          </table:table-cell>
          <table:table-cell table:formula="of:=[.D68]^2" office:value-type="float" office:value="10.0118317742742" calcext:value-type="float">
            <text:p>10.0118317742742</text:p>
          </table:table-cell>
          <table:table-cell table:formula="of:=[.B68]^2+[.C68]^2" office:value-type="float" office:value="20.7608546324087" calcext:value-type="float">
            <text:p>20.7608546324087</text:p>
          </table:table-cell>
          <table:table-cell table:formula="of:=[.D67]" office:value-type="float" office:value="3.49576556507529" calcext:value-type="float">
            <text:p>3.49576556507529</text:p>
          </table:table-cell>
          <table:table-cell table:formula="of:=[.E67]" office:value-type="float" office:value="12.2203768859662" calcext:value-type="float">
            <text:p>12.2203768859662</text:p>
          </table:table-cell>
          <table:table-cell table:formula="of:=[.F67]" office:value-type="float" office:value="22.8849022652634" calcext:value-type="float">
            <text:p>22.88490226526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base.$B$3]*SIN([$base.$D$3]*[.A69]-[$base.$C$3])" office:value-type="float" office:value="4.07041537416415" calcext:value-type="float">
            <text:p>4.07041537416415</text:p>
          </table:table-cell>
          <table:table-cell table:formula="of:=[$base.$E$3]*SIN([$base.$G$3]*[.A69]-[$base.$F$3])" office:value-type="float" office:value="-1.30051766047804" calcext:value-type="float">
            <text:p>-1.30051766047804</text:p>
          </table:table-cell>
          <table:table-cell table:formula="of:=[.B69]+[.C69]" office:value-type="float" office:value="2.76989771368611" calcext:value-type="float">
            <text:p>2.76989771368611</text:p>
          </table:table-cell>
          <table:table-cell table:formula="of:=[.D69]^2" office:value-type="float" office:value="7.67233334428353" calcext:value-type="float">
            <text:p>7.67233334428353</text:p>
          </table:table-cell>
          <table:table-cell table:formula="of:=[.B69]^2+[.C69]^2" office:value-type="float" office:value="18.2596275034472" calcext:value-type="float">
            <text:p>18.2596275034472</text:p>
          </table:table-cell>
          <table:table-cell table:formula="of:=[.D68]" office:value-type="float" office:value="3.16414787490632" calcext:value-type="float">
            <text:p>3.16414787490632</text:p>
          </table:table-cell>
          <table:table-cell table:formula="of:=[.E68]" office:value-type="float" office:value="10.0118317742742" calcext:value-type="float">
            <text:p>10.0118317742742</text:p>
          </table:table-cell>
          <table:table-cell table:formula="of:=[.F68]" office:value-type="float" office:value="20.7608546324087" calcext:value-type="float">
            <text:p>20.76085463240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base.$B$3]*SIN([$base.$D$3]*[.A70]-[$base.$C$3])" office:value-type="float" office:value="3.69353014851886" calcext:value-type="float">
            <text:p>3.69353014851886</text:p>
          </table:table-cell>
          <table:table-cell table:formula="of:=[$base.$E$3]*SIN([$base.$G$3]*[.A70]-[$base.$F$3])" office:value-type="float" office:value="-1.37590608469206" calcext:value-type="float">
            <text:p>-1.37590608469206</text:p>
          </table:table-cell>
          <table:table-cell table:formula="of:=[.B70]+[.C70]" office:value-type="float" office:value="2.3176240638268" calcext:value-type="float">
            <text:p>2.3176240638268</text:p>
          </table:table-cell>
          <table:table-cell table:formula="of:=[.D70]^2" office:value-type="float" office:value="5.37138130122906" calcext:value-type="float">
            <text:p>5.37138130122906</text:p>
          </table:table-cell>
          <table:table-cell table:formula="of:=[.B70]^2+[.C70]^2" office:value-type="float" office:value="15.5352825119104" calcext:value-type="float">
            <text:p>15.5352825119104</text:p>
          </table:table-cell>
          <table:table-cell table:formula="of:=[.D69]" office:value-type="float" office:value="2.76989771368611" calcext:value-type="float">
            <text:p>2.76989771368611</text:p>
          </table:table-cell>
          <table:table-cell table:formula="of:=[.E69]" office:value-type="float" office:value="7.67233334428353" calcext:value-type="float">
            <text:p>7.67233334428353</text:p>
          </table:table-cell>
          <table:table-cell table:formula="of:=[.F69]" office:value-type="float" office:value="18.2596275034472" calcext:value-type="float">
            <text:p>18.25962750344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base.$B$3]*SIN([$base.$D$3]*[.A71]-[$base.$C$3])" office:value-type="float" office:value="3.26352188230813" calcext:value-type="float">
            <text:p>3.26352188230813</text:p>
          </table:table-cell>
          <table:table-cell table:formula="of:=[$base.$E$3]*SIN([$base.$G$3]*[.A71]-[$base.$F$3])" office:value-type="float" office:value="-1.45074416481738" calcext:value-type="float">
            <text:p>-1.45074416481738</text:p>
          </table:table-cell>
          <table:table-cell table:formula="of:=[.B71]+[.C71]" office:value-type="float" office:value="1.81277771749076" calcext:value-type="float">
            <text:p>1.81277771749076</text:p>
          </table:table-cell>
          <table:table-cell table:formula="of:=[.D71]^2" office:value-type="float" office:value="3.286163053031" calcext:value-type="float">
            <text:p>3.286163053031</text:p>
          </table:table-cell>
          <table:table-cell table:formula="of:=[.B71]^2+[.C71]^2" office:value-type="float" office:value="12.7552337080557" calcext:value-type="float">
            <text:p>12.7552337080557</text:p>
          </table:table-cell>
          <table:table-cell table:formula="of:=[.D70]" office:value-type="float" office:value="2.3176240638268" calcext:value-type="float">
            <text:p>2.3176240638268</text:p>
          </table:table-cell>
          <table:table-cell table:formula="of:=[.E70]" office:value-type="float" office:value="5.37138130122906" calcext:value-type="float">
            <text:p>5.37138130122906</text:p>
          </table:table-cell>
          <table:table-cell table:formula="of:=[.F70]" office:value-type="float" office:value="15.5352825119104" calcext:value-type="float">
            <text:p>15.5352825119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base.$B$3]*SIN([$base.$D$3]*[.A72]-[$base.$C$3])" office:value-type="float" office:value="2.78657526758831" calcext:value-type="float">
            <text:p>2.78657526758831</text:p>
          </table:table-cell>
          <table:table-cell table:formula="of:=[$base.$E$3]*SIN([$base.$G$3]*[.A72]-[$base.$F$3])" office:value-type="float" office:value="-1.52500196661976" calcext:value-type="float">
            <text:p>-1.52500196661976</text:p>
          </table:table-cell>
          <table:table-cell table:formula="of:=[.B72]+[.C72]" office:value-type="float" office:value="1.26157330096855" calcext:value-type="float">
            <text:p>1.26157330096855</text:p>
          </table:table-cell>
          <table:table-cell table:formula="of:=[.D72]^2" office:value-type="float" office:value="1.59156719371668" calcext:value-type="float">
            <text:p>1.59156719371668</text:p>
          </table:table-cell>
          <table:table-cell table:formula="of:=[.B72]^2+[.C72]^2" office:value-type="float" office:value="10.090632720129" calcext:value-type="float">
            <text:p>10.090632720129</text:p>
          </table:table-cell>
          <table:table-cell table:formula="of:=[.D71]" office:value-type="float" office:value="1.81277771749076" calcext:value-type="float">
            <text:p>1.81277771749076</text:p>
          </table:table-cell>
          <table:table-cell table:formula="of:=[.E71]" office:value-type="float" office:value="3.286163053031" calcext:value-type="float">
            <text:p>3.286163053031</text:p>
          </table:table-cell>
          <table:table-cell table:formula="of:=[.F71]" office:value-type="float" office:value="12.7552337080557" calcext:value-type="float">
            <text:p>12.75523370805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base.$B$3]*SIN([$base.$D$3]*[.A73]-[$base.$C$3])" office:value-type="float" office:value="2.26955009792879" calcext:value-type="float">
            <text:p>2.26955009792879</text:p>
          </table:table-cell>
          <table:table-cell table:formula="of:=[$base.$E$3]*SIN([$base.$G$3]*[.A73]-[$base.$F$3])" office:value-type="float" office:value="-1.5986497879686" calcext:value-type="float">
            <text:p>-1.5986497879686</text:p>
          </table:table-cell>
          <table:table-cell table:formula="of:=[.B73]+[.C73]" office:value-type="float" office:value="0.670900309960194" calcext:value-type="float">
            <text:p>0.670900309960194</text:p>
          </table:table-cell>
          <table:table-cell table:formula="of:=[.D73]^2" office:value-type="float" office:value="0.450107225904684" calcext:value-type="float">
            <text:p>0.450107225904684</text:p>
          </table:table-cell>
          <table:table-cell table:formula="of:=[.B73]^2+[.C73]^2" office:value-type="float" office:value="7.70653879158064" calcext:value-type="float">
            <text:p>7.70653879158064</text:p>
          </table:table-cell>
          <table:table-cell table:formula="of:=[.D72]" office:value-type="float" office:value="1.26157330096855" calcext:value-type="float">
            <text:p>1.26157330096855</text:p>
          </table:table-cell>
          <table:table-cell table:formula="of:=[.E72]" office:value-type="float" office:value="1.59156719371668" calcext:value-type="float">
            <text:p>1.59156719371668</text:p>
          </table:table-cell>
          <table:table-cell table:formula="of:=[.F72]" office:value-type="float" office:value="10.090632720129" calcext:value-type="float">
            <text:p>10.0906327201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base.$B$3]*SIN([$base.$D$3]*[.A74]-[$base.$C$3])" office:value-type="float" office:value="1.71988260586508" calcext:value-type="float">
            <text:p>1.71988260586508</text:p>
          </table:table-cell>
          <table:table-cell table:formula="of:=[$base.$E$3]*SIN([$base.$G$3]*[.A74]-[$base.$F$3])" office:value-type="float" office:value="-1.67165817071728" calcext:value-type="float">
            <text:p>-1.67165817071728</text:p>
          </table:table-cell>
          <table:table-cell table:formula="of:=[.B74]+[.C74]" office:value-type="float" office:value="0.0482244351477961" calcext:value-type="float">
            <text:p>0.048224435147796</text:p>
          </table:table-cell>
          <table:table-cell table:formula="of:=[.D74]^2" office:value-type="float" office:value="0.00232559614532399" calcext:value-type="float">
            <text:p>0.002325596145324</text:p>
          </table:table-cell>
          <table:table-cell table:formula="of:=[.B74]^2+[.C74]^2" office:value-type="float" office:value="5.7524372176831" calcext:value-type="float">
            <text:p>5.7524372176831</text:p>
          </table:table-cell>
          <table:table-cell table:formula="of:=[.D73]" office:value-type="float" office:value="0.670900309960194" calcext:value-type="float">
            <text:p>0.670900309960194</text:p>
          </table:table-cell>
          <table:table-cell table:formula="of:=[.E73]" office:value-type="float" office:value="0.450107225904684" calcext:value-type="float">
            <text:p>0.450107225904684</text:p>
          </table:table-cell>
          <table:table-cell table:formula="of:=[.F73]" office:value-type="float" office:value="7.70653879158064" calcext:value-type="float">
            <text:p>7.706538791580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base.$B$3]*SIN([$base.$D$3]*[.A75]-[$base.$C$3])" office:value-type="float" office:value="1.14547850958663" calcext:value-type="float">
            <text:p>1.14547850958663</text:p>
          </table:table-cell>
          <table:table-cell table:formula="of:=[$base.$E$3]*SIN([$base.$G$3]*[.A75]-[$base.$F$3])" office:value-type="float" office:value="-1.74399791248616" calcext:value-type="float">
            <text:p>-1.74399791248616</text:p>
          </table:table-cell>
          <table:table-cell table:formula="of:=[.B75]+[.C75]" office:value-type="float" office:value="-0.598519402899531" calcext:value-type="float">
            <text:p>-0.598519402899531</text:p>
          </table:table-cell>
          <table:table-cell table:formula="of:=[.D75]^2" office:value-type="float" office:value="0.358225475647211" calcext:value-type="float">
            <text:p>0.358225475647211</text:p>
          </table:table-cell>
          <table:table-cell table:formula="of:=[.B75]^2+[.C75]^2" office:value-type="float" office:value="4.35364973468087" calcext:value-type="float">
            <text:p>4.35364973468087</text:p>
          </table:table-cell>
          <table:table-cell table:formula="of:=[.D74]" office:value-type="float" office:value="0.0482244351477961" calcext:value-type="float">
            <text:p>0.048224435147796</text:p>
          </table:table-cell>
          <table:table-cell table:formula="of:=[.E74]" office:value-type="float" office:value="0.00232559614532399" calcext:value-type="float">
            <text:p>0.002325596145324</text:p>
          </table:table-cell>
          <table:table-cell table:formula="of:=[.F74]" office:value-type="float" office:value="5.7524372176831" calcext:value-type="float">
            <text:p>5.75243721768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base.$B$3]*SIN([$base.$D$3]*[.A76]-[$base.$C$3])" office:value-type="float" office:value="0.554599307140142" calcext:value-type="float">
            <text:p>0.554599307140142</text:p>
          </table:table-cell>
          <table:table-cell table:formula="of:=[$base.$E$3]*SIN([$base.$G$3]*[.A76]-[$base.$F$3])" office:value-type="float" office:value="-1.81564007834303" calcext:value-type="float">
            <text:p>-1.81564007834303</text:p>
          </table:table-cell>
          <table:table-cell table:formula="of:=[.B76]+[.C76]" office:value-type="float" office:value="-1.26104077120289" calcext:value-type="float">
            <text:p>-1.26104077120289</text:p>
          </table:table-cell>
          <table:table-cell table:formula="of:=[.D76]^2" office:value-type="float" office:value="1.59022382663598" calcext:value-type="float">
            <text:p>1.59022382663598</text:p>
          </table:table-cell>
          <table:table-cell table:formula="of:=[.B76]^2+[.C76]^2" office:value-type="float" office:value="3.60412928556582" calcext:value-type="float">
            <text:p>3.60412928556582</text:p>
          </table:table-cell>
          <table:table-cell table:formula="of:=[.D75]" office:value-type="float" office:value="-0.598519402899531" calcext:value-type="float">
            <text:p>-0.598519402899531</text:p>
          </table:table-cell>
          <table:table-cell table:formula="of:=[.E75]" office:value-type="float" office:value="0.358225475647211" calcext:value-type="float">
            <text:p>0.358225475647211</text:p>
          </table:table-cell>
          <table:table-cell table:formula="of:=[.F75]" office:value-type="float" office:value="4.35364973468087" calcext:value-type="float">
            <text:p>4.353649734680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base.$B$3]*SIN([$base.$D$3]*[.A77]-[$base.$C$3])" office:value-type="float" office:value="-0.0442565464520194" calcext:value-type="float">
            <text:p>-0.044256546452019</text:p>
          </table:table-cell>
          <table:table-cell table:formula="of:=[$base.$E$3]*SIN([$base.$G$3]*[.A77]-[$base.$F$3])" office:value-type="float" office:value="-1.88655601237678" calcext:value-type="float">
            <text:p>-1.88655601237678</text:p>
          </table:table-cell>
          <table:table-cell table:formula="of:=[.B77]+[.C77]" office:value-type="float" office:value="-1.9308125588288" calcext:value-type="float">
            <text:p>-1.9308125588288</text:p>
          </table:table-cell>
          <table:table-cell table:formula="of:=[.D77]^2" office:value-type="float" office:value="3.72803713733103" calcext:value-type="float">
            <text:p>3.72803713733103</text:p>
          </table:table-cell>
          <table:table-cell table:formula="of:=[.B77]^2+[.C77]^2" office:value-type="float" office:value="3.56105222973885" calcext:value-type="float">
            <text:p>3.56105222973885</text:p>
          </table:table-cell>
          <table:table-cell table:formula="of:=[.D76]" office:value-type="float" office:value="-1.26104077120289" calcext:value-type="float">
            <text:p>-1.26104077120289</text:p>
          </table:table-cell>
          <table:table-cell table:formula="of:=[.E76]" office:value-type="float" office:value="1.59022382663598" calcext:value-type="float">
            <text:p>1.59022382663598</text:p>
          </table:table-cell>
          <table:table-cell table:formula="of:=[.F76]" office:value-type="float" office:value="3.60412928556582" calcext:value-type="float">
            <text:p>3.604129285565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base.$B$3]*SIN([$base.$D$3]*[.A78]-[$base.$C$3])" office:value-type="float" office:value="-0.64247587016139" calcext:value-type="float">
            <text:p>-0.64247587016139</text:p>
          </table:table-cell>
          <table:table-cell table:formula="of:=[$base.$E$3]*SIN([$base.$G$3]*[.A78]-[$base.$F$3])" office:value-type="float" office:value="-1.95671734915933" calcext:value-type="float">
            <text:p>-1.95671734915933</text:p>
          </table:table-cell>
          <table:table-cell table:formula="of:=[.B78]+[.C78]" office:value-type="float" office:value="-2.59919321932072" calcext:value-type="float">
            <text:p>-2.59919321932072</text:p>
          </table:table-cell>
          <table:table-cell table:formula="of:=[.D78]^2" office:value-type="float" office:value="6.7558053913628" calcext:value-type="float">
            <text:p>6.7558053913628</text:p>
          </table:table-cell>
          <table:table-cell table:formula="of:=[.B78]^2+[.C78]^2" office:value-type="float" office:value="4.24151802824075" calcext:value-type="float">
            <text:p>4.24151802824075</text:p>
          </table:table-cell>
          <table:table-cell table:formula="of:=[.D77]" office:value-type="float" office:value="-1.9308125588288" calcext:value-type="float">
            <text:p>-1.9308125588288</text:p>
          </table:table-cell>
          <table:table-cell table:formula="of:=[.E77]" office:value-type="float" office:value="3.72803713733103" calcext:value-type="float">
            <text:p>3.72803713733103</text:p>
          </table:table-cell>
          <table:table-cell table:formula="of:=[.F77]" office:value-type="float" office:value="3.56105222973885" calcext:value-type="float">
            <text:p>3.561052229738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base.$B$3]*SIN([$base.$D$3]*[.A79]-[$base.$C$3])" office:value-type="float" office:value="-1.23145463799593" calcext:value-type="float">
            <text:p>-1.23145463799593</text:p>
          </table:table-cell>
          <table:table-cell table:formula="of:=[$base.$E$3]*SIN([$base.$G$3]*[.A79]-[$base.$F$3])" office:value-type="float" office:value="-2.02609602509143" calcext:value-type="float">
            <text:p>-2.02609602509143</text:p>
          </table:table-cell>
          <table:table-cell table:formula="of:=[.B79]+[.C79]" office:value-type="float" office:value="-3.25755066308735" calcext:value-type="float">
            <text:p>-3.25755066308735</text:p>
          </table:table-cell>
          <table:table-cell table:formula="of:=[.D79]^2" office:value-type="float" office:value="10.6116363225808" calcext:value-type="float">
            <text:p>10.6116363225808</text:p>
          </table:table-cell>
          <table:table-cell table:formula="of:=[.B79]^2+[.C79]^2" office:value-type="float" office:value="5.62154562833296" calcext:value-type="float">
            <text:p>5.62154562833296</text:p>
          </table:table-cell>
          <table:table-cell table:formula="of:=[.D78]" office:value-type="float" office:value="-2.59919321932072" calcext:value-type="float">
            <text:p>-2.59919321932072</text:p>
          </table:table-cell>
          <table:table-cell table:formula="of:=[.E78]" office:value-type="float" office:value="6.7558053913628" calcext:value-type="float">
            <text:p>6.7558053913628</text:p>
          </table:table-cell>
          <table:table-cell table:formula="of:=[.F78]" office:value-type="float" office:value="4.24151802824075" calcext:value-type="float">
            <text:p>4.241518028240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base.$B$3]*SIN([$base.$D$3]*[.A80]-[$base.$C$3])" office:value-type="float" office:value="-1.80272172836788" calcext:value-type="float">
            <text:p>-1.80272172836788</text:p>
          </table:table-cell>
          <table:table-cell table:formula="of:=[$base.$E$3]*SIN([$base.$G$3]*[.A80]-[$base.$F$3])" office:value-type="float" office:value="-2.09466428962774" calcext:value-type="float">
            <text:p>-2.09466428962774</text:p>
          </table:table-cell>
          <table:table-cell table:formula="of:=[.B80]+[.C80]" office:value-type="float" office:value="-3.89738601799562" calcext:value-type="float">
            <text:p>-3.89738601799562</text:p>
          </table:table-cell>
          <table:table-cell table:formula="of:=[.D80]^2" office:value-type="float" office:value="15.1896177732678" calcext:value-type="float">
            <text:p>15.1896177732678</text:p>
          </table:table-cell>
          <table:table-cell table:formula="of:=[.B80]^2+[.C80]^2" office:value-type="float" office:value="7.63742411617136" calcext:value-type="float">
            <text:p>7.63742411617136</text:p>
          </table:table-cell>
          <table:table-cell table:formula="of:=[.D79]" office:value-type="float" office:value="-3.25755066308735" calcext:value-type="float">
            <text:p>-3.25755066308735</text:p>
          </table:table-cell>
          <table:table-cell table:formula="of:=[.E79]" office:value-type="float" office:value="10.6116363225808" calcext:value-type="float">
            <text:p>10.6116363225808</text:p>
          </table:table-cell>
          <table:table-cell table:formula="of:=[.F79]" office:value-type="float" office:value="5.62154562833296" calcext:value-type="float">
            <text:p>5.621545628332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base.$B$3]*SIN([$base.$D$3]*[.A81]-[$base.$C$3])" office:value-type="float" office:value="-2.34806076193417" calcext:value-type="float">
            <text:p>-2.34806076193417</text:p>
          </table:table-cell>
          <table:table-cell table:formula="of:=[$base.$E$3]*SIN([$base.$G$3]*[.A81]-[$base.$F$3])" office:value-type="float" office:value="-2.16239471637669" calcext:value-type="float">
            <text:p>-2.16239471637669</text:p>
          </table:table-cell>
          <table:table-cell table:formula="of:=[.B81]+[.C81]" office:value-type="float" office:value="-4.51045547831086" calcext:value-type="float">
            <text:p>-4.51045547831086</text:p>
          </table:table-cell>
          <table:table-cell table:formula="of:=[.D81]^2" office:value-type="float" office:value="20.3442086218244" calcext:value-type="float">
            <text:p>20.3442086218244</text:p>
          </table:table-cell>
          <table:table-cell table:formula="of:=[.B81]^2+[.C81]^2" office:value-type="float" office:value="10.1893402511487" calcext:value-type="float">
            <text:p>10.1893402511487</text:p>
          </table:table-cell>
          <table:table-cell table:formula="of:=[.D80]" office:value-type="float" office:value="-3.89738601799562" calcext:value-type="float">
            <text:p>-3.89738601799562</text:p>
          </table:table-cell>
          <table:table-cell table:formula="of:=[.E80]" office:value-type="float" office:value="15.1896177732678" calcext:value-type="float">
            <text:p>15.1896177732678</text:p>
          </table:table-cell>
          <table:table-cell table:formula="of:=[.F80]" office:value-type="float" office:value="7.63742411617136" calcext:value-type="float">
            <text:p>7.637424116171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base.$B$3]*SIN([$base.$D$3]*[.A82]-[$base.$C$3])" office:value-type="float" office:value="-2.85962827554782" calcext:value-type="float">
            <text:p>-2.85962827554782</text:p>
          </table:table-cell>
          <table:table-cell table:formula="of:=[$base.$E$3]*SIN([$base.$G$3]*[.A82]-[$base.$F$3])" office:value-type="float" office:value="-2.22926021407065" calcext:value-type="float">
            <text:p>-2.22926021407065</text:p>
          </table:table-cell>
          <table:table-cell table:formula="of:=[.B82]+[.C82]" office:value-type="float" office:value="-5.08888848961847" calcext:value-type="float">
            <text:p>-5.08888848961847</text:p>
          </table:table-cell>
          <table:table-cell table:formula="of:=[.D82]^2" office:value-type="float" office:value="25.8967860597713" calcext:value-type="float">
            <text:p>25.8967860597713</text:p>
          </table:table-cell>
          <table:table-cell table:formula="of:=[.B82]^2+[.C82]^2" office:value-type="float" office:value="13.1470749763509" calcext:value-type="float">
            <text:p>13.1470749763509</text:p>
          </table:table-cell>
          <table:table-cell table:formula="of:=[.D81]" office:value-type="float" office:value="-4.51045547831086" calcext:value-type="float">
            <text:p>-4.51045547831086</text:p>
          </table:table-cell>
          <table:table-cell table:formula="of:=[.E81]" office:value-type="float" office:value="20.3442086218244" calcext:value-type="float">
            <text:p>20.3442086218244</text:p>
          </table:table-cell>
          <table:table-cell table:formula="of:=[.F81]" office:value-type="float" office:value="10.1893402511487" calcext:value-type="float">
            <text:p>10.18934025114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base.$B$3]*SIN([$base.$D$3]*[.A83]-[$base.$C$3])" office:value-type="float" office:value="-3.33006653265737" calcext:value-type="float">
            <text:p>-3.33006653265737</text:p>
          </table:table-cell>
          <table:table-cell table:formula="of:=[$base.$E$3]*SIN([$base.$G$3]*[.A83]-[$base.$F$3])" office:value-type="float" office:value="-2.29523403740203" calcext:value-type="float">
            <text:p>-2.29523403740203</text:p>
          </table:table-cell>
          <table:table-cell table:formula="of:=[.B83]+[.C83]" office:value-type="float" office:value="-5.6253005700594" calcext:value-type="float">
            <text:p>-5.6253005700594</text:p>
          </table:table-cell>
          <table:table-cell table:formula="of:=[.D83]^2" office:value-type="float" office:value="31.6440065035106" calcext:value-type="float">
            <text:p>31.6440065035106</text:p>
          </table:table-cell>
          <table:table-cell table:formula="of:=[.B83]^2+[.C83]^2" office:value-type="float" office:value="16.3574423983735" calcext:value-type="float">
            <text:p>16.3574423983735</text:p>
          </table:table-cell>
          <table:table-cell table:formula="of:=[.D82]" office:value-type="float" office:value="-5.08888848961847" calcext:value-type="float">
            <text:p>-5.08888848961847</text:p>
          </table:table-cell>
          <table:table-cell table:formula="of:=[.E82]" office:value-type="float" office:value="25.8967860597713" calcext:value-type="float">
            <text:p>25.8967860597713</text:p>
          </table:table-cell>
          <table:table-cell table:formula="of:=[.F82]" office:value-type="float" office:value="13.1470749763509" calcext:value-type="float">
            <text:p>13.14707497635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base.$B$3]*SIN([$base.$D$3]*[.A84]-[$base.$C$3])" office:value-type="float" office:value="-3.75260934763255" calcext:value-type="float">
            <text:p>-3.75260934763255</text:p>
          </table:table-cell>
          <table:table-cell table:formula="of:=[$base.$E$3]*SIN([$base.$G$3]*[.A84]-[$base.$F$3])" office:value-type="float" office:value="-2.36028979772117" calcext:value-type="float">
            <text:p>-2.36028979772117</text:p>
          </table:table-cell>
          <table:table-cell table:formula="of:=[.B84]+[.C84]" office:value-type="float" office:value="-6.11289914535372" calcext:value-type="float">
            <text:p>-6.11289914535372</text:p>
          </table:table-cell>
          <table:table-cell table:formula="of:=[.D84]^2" office:value-type="float" office:value="37.3675359612663" calcext:value-type="float">
            <text:p>37.3675359612663</text:p>
          </table:table-cell>
          <table:table-cell table:formula="of:=[.B84]^2+[.C84]^2" office:value-type="float" office:value="19.6530448451658" calcext:value-type="float">
            <text:p>19.6530448451658</text:p>
          </table:table-cell>
          <table:table-cell table:formula="of:=[.D83]" office:value-type="float" office:value="-5.6253005700594" calcext:value-type="float">
            <text:p>-5.6253005700594</text:p>
          </table:table-cell>
          <table:table-cell table:formula="of:=[.E83]" office:value-type="float" office:value="31.6440065035106" calcext:value-type="float">
            <text:p>31.6440065035106</text:p>
          </table:table-cell>
          <table:table-cell table:formula="of:=[.F83]" office:value-type="float" office:value="16.3574423983735" calcext:value-type="float">
            <text:p>16.35744239837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base.$B$3]*SIN([$base.$D$3]*[.A85]-[$base.$C$3])" office:value-type="float" office:value="-4.12117940197371" calcext:value-type="float">
            <text:p>-4.12117940197371</text:p>
          </table:table-cell>
          <table:table-cell table:formula="of:=[$base.$E$3]*SIN([$base.$G$3]*[.A85]-[$base.$F$3])" office:value-type="float" office:value="-2.42440147359134" calcext:value-type="float">
            <text:p>-2.42440147359134</text:p>
          </table:table-cell>
          <table:table-cell table:formula="of:=[.B85]+[.C85]" office:value-type="float" office:value="-6.54558087556504" calcext:value-type="float">
            <text:p>-6.54558087556504</text:p>
          </table:table-cell>
          <table:table-cell table:formula="of:=[.D85]^2" office:value-type="float" office:value="42.8446289985628" calcext:value-type="float">
            <text:p>42.8446289985628</text:p>
          </table:table-cell>
          <table:table-cell table:formula="of:=[.B85]^2+[.C85]^2" office:value-type="float" office:value="22.8618421684042" calcext:value-type="float">
            <text:p>22.8618421684042</text:p>
          </table:table-cell>
          <table:table-cell table:formula="of:=[.D84]" office:value-type="float" office:value="-6.11289914535372" calcext:value-type="float">
            <text:p>-6.11289914535372</text:p>
          </table:table-cell>
          <table:table-cell table:formula="of:=[.E84]" office:value-type="float" office:value="37.3675359612663" calcext:value-type="float">
            <text:p>37.3675359612663</text:p>
          </table:table-cell>
          <table:table-cell table:formula="of:=[.F84]" office:value-type="float" office:value="19.6530448451658" calcext:value-type="float">
            <text:p>19.65304484516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base.$B$3]*SIN([$base.$D$3]*[.A86]-[$base.$C$3])" office:value-type="float" office:value="-4.43047565273257" calcext:value-type="float">
            <text:p>-4.43047565273257</text:p>
          </table:table-cell>
          <table:table-cell table:formula="of:=[$base.$E$3]*SIN([$base.$G$3]*[.A86]-[$base.$F$3])" office:value-type="float" office:value="-2.48754342119698" calcext:value-type="float">
            <text:p>-2.48754342119698</text:p>
          </table:table-cell>
          <table:table-cell table:formula="of:=[.B86]+[.C86]" office:value-type="float" office:value="-6.91801907392956" calcext:value-type="float">
            <text:p>-6.91801907392956</text:p>
          </table:table-cell>
          <table:table-cell table:formula="of:=[.D86]^2" office:value-type="float" office:value="47.8589879072532" calcext:value-type="float">
            <text:p>47.8589879072532</text:p>
          </table:table-cell>
          <table:table-cell table:formula="of:=[.B86]^2+[.C86]^2" office:value-type="float" office:value="25.8169867817965" calcext:value-type="float">
            <text:p>25.8169867817965</text:p>
          </table:table-cell>
          <table:table-cell table:formula="of:=[.D85]" office:value-type="float" office:value="-6.54558087556504" calcext:value-type="float">
            <text:p>-6.54558087556504</text:p>
          </table:table-cell>
          <table:table-cell table:formula="of:=[.E85]" office:value-type="float" office:value="42.8446289985628" calcext:value-type="float">
            <text:p>42.8446289985628</text:p>
          </table:table-cell>
          <table:table-cell table:formula="of:=[.F85]" office:value-type="float" office:value="22.8618421684042" calcext:value-type="float">
            <text:p>22.86184216840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base.$B$3]*SIN([$base.$D$3]*[.A87]-[$base.$C$3])" office:value-type="float" office:value="-4.67604957597269" calcext:value-type="float">
            <text:p>-4.67604957597269</text:p>
          </table:table-cell>
          <table:table-cell table:formula="of:=[$base.$E$3]*SIN([$base.$G$3]*[.A87]-[$base.$F$3])" office:value-type="float" office:value="-2.54969038460096" calcext:value-type="float">
            <text:p>-2.54969038460096</text:p>
          </table:table-cell>
          <table:table-cell table:formula="of:=[.B87]+[.C87]" office:value-type="float" office:value="-7.22573996057365" calcext:value-type="float">
            <text:p>-7.22573996057365</text:p>
          </table:table-cell>
          <table:table-cell table:formula="of:=[.D87]^2" office:value-type="float" office:value="52.2113179778309" calcext:value-type="float">
            <text:p>52.2113179778309</text:p>
          </table:table-cell>
          <table:table-cell table:formula="of:=[.B87]^2+[.C87]^2" office:value-type="float" office:value="28.366360694281" calcext:value-type="float">
            <text:p>28.366360694281</text:p>
          </table:table-cell>
          <table:table-cell table:formula="of:=[.D86]" office:value-type="float" office:value="-6.91801907392956" calcext:value-type="float">
            <text:p>-6.91801907392956</text:p>
          </table:table-cell>
          <table:table-cell table:formula="of:=[.E86]" office:value-type="float" office:value="47.8589879072532" calcext:value-type="float">
            <text:p>47.8589879072532</text:p>
          </table:table-cell>
          <table:table-cell table:formula="of:=[.F86]" office:value-type="float" office:value="25.8169867817965" calcext:value-type="float">
            <text:p>25.81698678179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base.$B$3]*SIN([$base.$D$3]*[.A88]-[$base.$C$3])" office:value-type="float" office:value="-4.85436914868043" calcext:value-type="float">
            <text:p>-4.85436914868043</text:p>
          </table:table-cell>
          <table:table-cell table:formula="of:=[$base.$E$3]*SIN([$base.$G$3]*[.A88]-[$base.$F$3])" office:value-type="float" office:value="-2.61081750584651" calcext:value-type="float">
            <text:p>-2.61081750584651</text:p>
          </table:table-cell>
          <table:table-cell table:formula="of:=[.B88]+[.C88]" office:value-type="float" office:value="-7.46518665452693" calcext:value-type="float">
            <text:p>-7.46518665452693</text:p>
          </table:table-cell>
          <table:table-cell table:formula="of:=[.D88]^2" office:value-type="float" office:value="55.729011786927" calcext:value-type="float">
            <text:p>55.729011786927</text:p>
          </table:table-cell>
          <table:table-cell table:formula="of:=[.B88]^2+[.C88]^2" office:value-type="float" office:value="30.3812678804949" calcext:value-type="float">
            <text:p>30.3812678804949</text:p>
          </table:table-cell>
          <table:table-cell table:formula="of:=[.D87]" office:value-type="float" office:value="-7.22573996057365" calcext:value-type="float">
            <text:p>-7.22573996057365</text:p>
          </table:table-cell>
          <table:table-cell table:formula="of:=[.E87]" office:value-type="float" office:value="52.2113179778309" calcext:value-type="float">
            <text:p>52.2113179778309</text:p>
          </table:table-cell>
          <table:table-cell table:formula="of:=[.F87]" office:value-type="float" office:value="28.366360694281" calcext:value-type="float">
            <text:p>28.3663606942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base.$B$3]*SIN([$base.$D$3]*[.A89]-[$base.$C$3])" office:value-type="float" office:value="-4.96286964889232" calcext:value-type="float">
            <text:p>-4.96286964889232</text:p>
          </table:table-cell>
          <table:table-cell table:formula="of:=[$base.$E$3]*SIN([$base.$G$3]*[.A89]-[$base.$F$3])" office:value-type="float" office:value="-2.67090033490015" calcext:value-type="float">
            <text:p>-2.67090033490015</text:p>
          </table:table-cell>
          <table:table-cell table:formula="of:=[.B89]+[.C89]" office:value-type="float" office:value="-7.63376998379247" calcext:value-type="float">
            <text:p>-7.63376998379247</text:p>
          </table:table-cell>
          <table:table-cell table:formula="of:=[.D89]^2" office:value-type="float" office:value="58.2744441654509" calcext:value-type="float">
            <text:p>58.2744441654509</text:p>
          </table:table-cell>
          <table:table-cell table:formula="of:=[.B89]^2+[.C89]^2" office:value-type="float" office:value="31.7637837508663" calcext:value-type="float">
            <text:p>31.7637837508663</text:p>
          </table:table-cell>
          <table:table-cell table:formula="of:=[.D88]" office:value-type="float" office:value="-7.46518665452693" calcext:value-type="float">
            <text:p>-7.46518665452693</text:p>
          </table:table-cell>
          <table:table-cell table:formula="of:=[.E88]" office:value-type="float" office:value="55.729011786927" calcext:value-type="float">
            <text:p>55.729011786927</text:p>
          </table:table-cell>
          <table:table-cell table:formula="of:=[.F88]" office:value-type="float" office:value="30.3812678804949" calcext:value-type="float">
            <text:p>30.38126788049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base.$B$3]*SIN([$base.$D$3]*[.A90]-[$base.$C$3])" office:value-type="float" office:value="-4.99999054339425" calcext:value-type="float">
            <text:p>-4.99999054339425</text:p>
          </table:table-cell>
          <table:table-cell table:formula="of:=[$base.$E$3]*SIN([$base.$G$3]*[.A90]-[$base.$F$3])" office:value-type="float" office:value="-2.72991483943138" calcext:value-type="float">
            <text:p>-2.72991483943138</text:p>
          </table:table-cell>
          <table:table-cell table:formula="of:=[.B90]+[.C90]" office:value-type="float" office:value="-7.72990538282563" calcext:value-type="float">
            <text:p>-7.72990538282563</text:p>
          </table:table-cell>
          <table:table-cell table:formula="of:=[.D90]^2" office:value-type="float" office:value="59.7514372274367" calcext:value-type="float">
            <text:p>59.7514372274367</text:p>
          </table:table-cell>
          <table:table-cell table:formula="of:=[.B90]^2+[.C90]^2" office:value-type="float" office:value="32.4523404645796" calcext:value-type="float">
            <text:p>32.4523404645796</text:p>
          </table:table-cell>
          <table:table-cell table:formula="of:=[.D89]" office:value-type="float" office:value="-7.63376998379247" calcext:value-type="float">
            <text:p>-7.63376998379247</text:p>
          </table:table-cell>
          <table:table-cell table:formula="of:=[.E89]" office:value-type="float" office:value="58.2744441654509" calcext:value-type="float">
            <text:p>58.2744441654509</text:p>
          </table:table-cell>
          <table:table-cell table:formula="of:=[.F89]" office:value-type="float" office:value="31.7637837508663" calcext:value-type="float">
            <text:p>31.76378375086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base.$B$3]*SIN([$base.$D$3]*[.A91]-[$base.$C$3])" office:value-type="float" office:value="-4.96519793244664" calcext:value-type="float">
            <text:p>-4.96519793244664</text:p>
          </table:table-cell>
          <table:table-cell table:formula="of:=[$base.$E$3]*SIN([$base.$G$3]*[.A91]-[$base.$F$3])" office:value-type="float" office:value="-2.78783741442521" calcext:value-type="float">
            <text:p>-2.78783741442521</text:p>
          </table:table-cell>
          <table:table-cell table:formula="of:=[.B91]+[.C91]" office:value-type="float" office:value="-7.75303534687185" calcext:value-type="float">
            <text:p>-7.75303534687185</text:p>
          </table:table-cell>
          <table:table-cell table:formula="of:=[.D91]^2" office:value-type="float" office:value="60.1095570898442" calcext:value-type="float">
            <text:p>60.1095570898442</text:p>
          </table:table-cell>
          <table:table-cell table:formula="of:=[.B91]^2+[.C91]^2" office:value-type="float" office:value="32.4252279576414" calcext:value-type="float">
            <text:p>32.4252279576414</text:p>
          </table:table-cell>
          <table:table-cell table:formula="of:=[.D90]" office:value-type="float" office:value="-7.72990538282563" calcext:value-type="float">
            <text:p>-7.72990538282563</text:p>
          </table:table-cell>
          <table:table-cell table:formula="of:=[.E90]" office:value-type="float" office:value="59.7514372274367" calcext:value-type="float">
            <text:p>59.7514372274367</text:p>
          </table:table-cell>
          <table:table-cell table:formula="of:=[.F90]" office:value-type="float" office:value="32.4523404645796" calcext:value-type="float">
            <text:p>32.45234046457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base.$B$3]*SIN([$base.$D$3]*[.A92]-[$base.$C$3])" office:value-type="float" office:value="-4.85899222871932" calcext:value-type="float">
            <text:p>-4.85899222871932</text:p>
          </table:table-cell>
          <table:table-cell table:formula="of:=[$base.$E$3]*SIN([$base.$G$3]*[.A92]-[$base.$F$3])" office:value-type="float" office:value="-2.84464489162393" calcext:value-type="float">
            <text:p>-2.84464489162393</text:p>
          </table:table-cell>
          <table:table-cell table:formula="of:=[.B92]+[.C92]" office:value-type="float" office:value="-7.70363712034325" calcext:value-type="float">
            <text:p>-7.70363712034325</text:p>
          </table:table-cell>
          <table:table-cell table:formula="of:=[.D92]^2" office:value-type="float" office:value="59.3460248819305" calcext:value-type="float">
            <text:p>59.3460248819305</text:p>
          </table:table-cell>
          <table:table-cell table:formula="of:=[.B92]^2+[.C92]^2" office:value-type="float" office:value="31.7018100381969" calcext:value-type="float">
            <text:p>31.7018100381969</text:p>
          </table:table-cell>
          <table:table-cell table:formula="of:=[.D91]" office:value-type="float" office:value="-7.75303534687185" calcext:value-type="float">
            <text:p>-7.75303534687185</text:p>
          </table:table-cell>
          <table:table-cell table:formula="of:=[.E91]" office:value-type="float" office:value="60.1095570898442" calcext:value-type="float">
            <text:p>60.1095570898442</text:p>
          </table:table-cell>
          <table:table-cell table:formula="of:=[.F91]" office:value-type="float" office:value="32.4252279576414" calcext:value-type="float">
            <text:p>32.42522795764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base.$B$3]*SIN([$base.$D$3]*[.A93]-[$base.$C$3])" office:value-type="float" office:value="-4.68290095999208" calcext:value-type="float">
            <text:p>-4.68290095999208</text:p>
          </table:table-cell>
          <table:table-cell table:formula="of:=[$base.$E$3]*SIN([$base.$G$3]*[.A93]-[$base.$F$3])" office:value-type="float" office:value="-2.9003145487941" calcext:value-type="float">
            <text:p>-2.9003145487941</text:p>
          </table:table-cell>
          <table:table-cell table:formula="of:=[.B93]+[.C93]" office:value-type="float" office:value="-7.58321550878618" calcext:value-type="float">
            <text:p>-7.58321550878618</text:p>
          </table:table-cell>
          <table:table-cell table:formula="of:=[.D93]^2" office:value-type="float" office:value="57.5051574526953" calcext:value-type="float">
            <text:p>57.5051574526953</text:p>
          </table:table-cell>
          <table:table-cell table:formula="of:=[.B93]^2+[.C93]^2" office:value-type="float" office:value="30.3413858830415" calcext:value-type="float">
            <text:p>30.3413858830415</text:p>
          </table:table-cell>
          <table:table-cell table:formula="of:=[.D92]" office:value-type="float" office:value="-7.70363712034325" calcext:value-type="float">
            <text:p>-7.70363712034325</text:p>
          </table:table-cell>
          <table:table-cell table:formula="of:=[.E92]" office:value-type="float" office:value="59.3460248819305" calcext:value-type="float">
            <text:p>59.3460248819305</text:p>
          </table:table-cell>
          <table:table-cell table:formula="of:=[.F92]" office:value-type="float" office:value="31.7018100381969" calcext:value-type="float">
            <text:p>31.70181003819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base.$B$3]*SIN([$base.$D$3]*[.A94]-[$base.$C$3])" office:value-type="float" office:value="-4.43945679913769" calcext:value-type="float">
            <text:p>-4.43945679913769</text:p>
          </table:table-cell>
          <table:table-cell table:formula="of:=[$base.$E$3]*SIN([$base.$G$3]*[.A94]-[$base.$F$3])" office:value-type="float" office:value="-2.95482411881509" calcext:value-type="float">
            <text:p>-2.95482411881509</text:p>
          </table:table-cell>
          <table:table-cell table:formula="of:=[.B94]+[.C94]" office:value-type="float" office:value="-7.39428091795279" calcext:value-type="float">
            <text:p>-7.39428091795279</text:p>
          </table:table-cell>
          <table:table-cell table:formula="of:=[.D94]^2" office:value-type="float" office:value="54.6753902936007" calcext:value-type="float">
            <text:p>54.6753902936007</text:p>
          </table:table-cell>
          <table:table-cell table:formula="of:=[.B94]^2+[.C94]^2" office:value-type="float" office:value="28.4397622445413" calcext:value-type="float">
            <text:p>28.4397622445413</text:p>
          </table:table-cell>
          <table:table-cell table:formula="of:=[.D93]" office:value-type="float" office:value="-7.58321550878618" calcext:value-type="float">
            <text:p>-7.58321550878618</text:p>
          </table:table-cell>
          <table:table-cell table:formula="of:=[.E93]" office:value-type="float" office:value="57.5051574526953" calcext:value-type="float">
            <text:p>57.5051574526953</text:p>
          </table:table-cell>
          <table:table-cell table:formula="of:=[.F93]" office:value-type="float" office:value="30.3413858830415" calcext:value-type="float">
            <text:p>30.34138588304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base.$B$3]*SIN([$base.$D$3]*[.A95]-[$base.$C$3])" office:value-type="float" office:value="-4.13216113737604" calcext:value-type="float">
            <text:p>-4.13216113737604</text:p>
          </table:table-cell>
          <table:table-cell table:formula="of:=[$base.$E$3]*SIN([$base.$G$3]*[.A95]-[$base.$F$3])" office:value-type="float" office:value="-3.00815179858569" calcext:value-type="float">
            <text:p>-3.00815179858569</text:p>
          </table:table-cell>
          <table:table-cell table:formula="of:=[.B95]+[.C95]" office:value-type="float" office:value="-7.14031293596173" calcext:value-type="float">
            <text:p>-7.14031293596173</text:p>
          </table:table-cell>
          <table:table-cell table:formula="of:=[.D95]^2" office:value-type="float" office:value="50.9840688234624" calcext:value-type="float">
            <text:p>50.9840688234624</text:p>
          </table:table-cell>
          <table:table-cell table:formula="of:=[.B95]^2+[.C95]^2" office:value-type="float" office:value="26.1237329085752" calcext:value-type="float">
            <text:p>26.1237329085752</text:p>
          </table:table-cell>
          <table:table-cell table:formula="of:=[.D94]" office:value-type="float" office:value="-7.39428091795279" calcext:value-type="float">
            <text:p>-7.39428091795279</text:p>
          </table:table-cell>
          <table:table-cell table:formula="of:=[.E94]" office:value-type="float" office:value="54.6753902936007" calcext:value-type="float">
            <text:p>54.6753902936007</text:p>
          </table:table-cell>
          <table:table-cell table:formula="of:=[.F94]" office:value-type="float" office:value="28.4397622445413" calcext:value-type="float">
            <text:p>28.43976224454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base.$B$3]*SIN([$base.$D$3]*[.A96]-[$base.$C$3])" office:value-type="float" office:value="-3.76543372471564" calcext:value-type="float">
            <text:p>-3.76543372471564</text:p>
          </table:table-cell>
          <table:table-cell table:formula="of:=[$base.$E$3]*SIN([$base.$G$3]*[.A96]-[$base.$F$3])" office:value-type="float" office:value="-3.06027625774501" calcext:value-type="float">
            <text:p>-3.06027625774501</text:p>
          </table:table-cell>
          <table:table-cell table:formula="of:=[.B96]+[.C96]" office:value-type="float" office:value="-6.82570998246065" calcext:value-type="float">
            <text:p>-6.82570998246065</text:p>
          </table:table-cell>
          <table:table-cell table:formula="of:=[.D96]^2" office:value-type="float" office:value="46.5903167646629" calcext:value-type="float">
            <text:p>46.5903167646629</text:p>
          </table:table-cell>
          <table:table-cell table:formula="of:=[.B96]^2+[.C96]^2" office:value-type="float" office:value="23.5437819089437" calcext:value-type="float">
            <text:p>23.5437819089437</text:p>
          </table:table-cell>
          <table:table-cell table:formula="of:=[.D95]" office:value-type="float" office:value="-7.14031293596173" calcext:value-type="float">
            <text:p>-7.14031293596173</text:p>
          </table:table-cell>
          <table:table-cell table:formula="of:=[.E95]" office:value-type="float" office:value="50.9840688234624" calcext:value-type="float">
            <text:p>50.9840688234624</text:p>
          </table:table-cell>
          <table:table-cell table:formula="of:=[.F95]" office:value-type="float" office:value="26.1237329085752" calcext:value-type="float">
            <text:p>26.12373290857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base.$B$3]*SIN([$base.$D$3]*[.A97]-[$base.$C$3])" office:value-type="float" office:value="-3.34454910189012" calcext:value-type="float">
            <text:p>-3.34454910189012</text:p>
          </table:table-cell>
          <table:table-cell table:formula="of:=[$base.$E$3]*SIN([$base.$G$3]*[.A97]-[$base.$F$3])" office:value-type="float" office:value="-3.11117664720437" calcext:value-type="float">
            <text:p>-3.11117664720437</text:p>
          </table:table-cell>
          <table:table-cell table:formula="of:=[.B97]+[.C97]" office:value-type="float" office:value="-6.45572574909449" calcext:value-type="float">
            <text:p>-6.45572574909449</text:p>
          </table:table-cell>
          <table:table-cell table:formula="of:=[.D97]^2" office:value-type="float" office:value="41.6763949475216" calcext:value-type="float">
            <text:p>41.6763949475216</text:p>
          </table:table-cell>
          <table:table-cell table:formula="of:=[.B97]^2+[.C97]^2" office:value-type="float" office:value="20.8654288250638" calcext:value-type="float">
            <text:p>20.8654288250638</text:p>
          </table:table-cell>
          <table:table-cell table:formula="of:=[.D96]" office:value-type="float" office:value="-6.82570998246065" calcext:value-type="float">
            <text:p>-6.82570998246065</text:p>
          </table:table-cell>
          <table:table-cell table:formula="of:=[.E96]" office:value-type="float" office:value="46.5903167646629" calcext:value-type="float">
            <text:p>46.5903167646629</text:p>
          </table:table-cell>
          <table:table-cell table:formula="of:=[.F96]" office:value-type="float" office:value="23.5437819089437" calcext:value-type="float">
            <text:p>23.54378190894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base.$B$3]*SIN([$base.$D$3]*[.A98]-[$base.$C$3])" office:value-type="float" office:value="-2.87556073807196" calcext:value-type="float">
            <text:p>-2.87556073807196</text:p>
          </table:table-cell>
          <table:table-cell table:formula="of:=[$base.$E$3]*SIN([$base.$G$3]*[.A98]-[$base.$F$3])" office:value-type="float" office:value="-3.16083260748666" calcext:value-type="float">
            <text:p>-3.16083260748666</text:p>
          </table:table-cell>
          <table:table-cell table:formula="of:=[.B98]+[.C98]" office:value-type="float" office:value="-6.03639334555862" calcext:value-type="float">
            <text:p>-6.03639334555862</text:p>
          </table:table-cell>
          <table:table-cell table:formula="of:=[.D98]^2" office:value-type="float" office:value="36.4380446223044" calcext:value-type="float">
            <text:p>36.4380446223044</text:p>
          </table:table-cell>
          <table:table-cell table:formula="of:=[.B98]^2+[.C98]^2" office:value-type="float" office:value="18.2597123308919" calcext:value-type="float">
            <text:p>18.2597123308919</text:p>
          </table:table-cell>
          <table:table-cell table:formula="of:=[.D97]" office:value-type="float" office:value="-6.45572574909449" calcext:value-type="float">
            <text:p>-6.45572574909449</text:p>
          </table:table-cell>
          <table:table-cell table:formula="of:=[.E97]" office:value-type="float" office:value="41.6763949475216" calcext:value-type="float">
            <text:p>41.6763949475216</text:p>
          </table:table-cell>
          <table:table-cell table:formula="of:=[.F97]" office:value-type="float" office:value="20.8654288250638" calcext:value-type="float">
            <text:p>20.86542882506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base.$B$3]*SIN([$base.$D$3]*[.A99]-[$base.$C$3])" office:value-type="float" office:value="-2.3652139654702" calcext:value-type="float">
            <text:p>-2.3652139654702</text:p>
          </table:table-cell>
          <table:table-cell table:formula="of:=[$base.$E$3]*SIN([$base.$G$3]*[.A99]-[$base.$F$3])" office:value-type="float" office:value="-3.20922427686982" calcext:value-type="float">
            <text:p>-3.20922427686982</text:p>
          </table:table-cell>
          <table:table-cell table:formula="of:=[.B99]+[.C99]" office:value-type="float" office:value="-5.57443824234002" calcext:value-type="float">
            <text:p>-5.57443824234002</text:p>
          </table:table-cell>
          <table:table-cell table:formula="of:=[.D99]^2" office:value-type="float" office:value="31.0743617176629" calcext:value-type="float">
            <text:p>31.0743617176629</text:p>
          </table:table-cell>
          <table:table-cell table:formula="of:=[.B99]^2+[.C99]^2" office:value-type="float" office:value="15.8933575617059" calcext:value-type="float">
            <text:p>15.8933575617059</text:p>
          </table:table-cell>
          <table:table-cell table:formula="of:=[.D98]" office:value-type="float" office:value="-6.03639334555862" calcext:value-type="float">
            <text:p>-6.03639334555862</text:p>
          </table:table-cell>
          <table:table-cell table:formula="of:=[.E98]" office:value-type="float" office:value="36.4380446223044" calcext:value-type="float">
            <text:p>36.4380446223044</text:p>
          </table:table-cell>
          <table:table-cell table:formula="of:=[.F98]" office:value-type="float" office:value="18.2597123308919" calcext:value-type="float">
            <text:p>18.25971233089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base.$B$3]*SIN([$base.$D$3]*[.A100]-[$base.$C$3])" office:value-type="float" office:value="-1.82084896305002" calcext:value-type="float">
            <text:p>-1.82084896305002</text:p>
          </table:table-cell>
          <table:table-cell table:formula="of:=[$base.$E$3]*SIN([$base.$G$3]*[.A100]-[$base.$F$3])" office:value-type="float" office:value="-3.25633229933132" calcext:value-type="float">
            <text:p>-3.25633229933132</text:p>
          </table:table-cell>
          <table:table-cell table:formula="of:=[.B100]+[.C100]" office:value-type="float" office:value="-5.07718126238134" calcext:value-type="float">
            <text:p>-5.07718126238134</text:p>
          </table:table-cell>
          <table:table-cell table:formula="of:=[.D100]^2" office:value-type="float" office:value="25.7777695710761" calcext:value-type="float">
            <text:p>25.7777695710761</text:p>
          </table:table-cell>
          <table:table-cell table:formula="of:=[.B100]^2+[.C100]^2" office:value-type="float" office:value="13.9191909899087" calcext:value-type="float">
            <text:p>13.9191909899087</text:p>
          </table:table-cell>
          <table:table-cell table:formula="of:=[.D99]" office:value-type="float" office:value="-5.57443824234002" calcext:value-type="float">
            <text:p>-5.57443824234002</text:p>
          </table:table-cell>
          <table:table-cell table:formula="of:=[.E99]" office:value-type="float" office:value="31.0743617176629" calcext:value-type="float">
            <text:p>31.0743617176629</text:p>
          </table:table-cell>
          <table:table-cell table:formula="of:=[.F99]" office:value-type="float" office:value="15.8933575617059" calcext:value-type="float">
            <text:p>15.89335756170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base.$B$3]*SIN([$base.$D$3]*[.A101]-[$base.$C$3])" office:value-type="float" office:value="-1.25029518473301" calcext:value-type="float">
            <text:p>-1.25029518473301</text:p>
          </table:table-cell>
          <table:table-cell table:formula="of:=[$base.$E$3]*SIN([$base.$G$3]*[.A101]-[$base.$F$3])" office:value-type="float" office:value="-3.30213783229027" calcext:value-type="float">
            <text:p>-3.30213783229027</text:p>
          </table:table-cell>
          <table:table-cell table:formula="of:=[.B101]+[.C101]" office:value-type="float" office:value="-4.55243301702329" calcext:value-type="float">
            <text:p>-4.55243301702329</text:p>
          </table:table-cell>
          <table:table-cell table:formula="of:=[.D101]^2" office:value-type="float" office:value="20.7246463744837" calcext:value-type="float">
            <text:p>20.7246463744837</text:p>
          </table:table-cell>
          <table:table-cell table:formula="of:=[.B101]^2+[.C101]^2" office:value-type="float" office:value="12.4673523124093" calcext:value-type="float">
            <text:p>12.4673523124093</text:p>
          </table:table-cell>
          <table:table-cell table:formula="of:=[.D100]" office:value-type="float" office:value="-5.07718126238134" calcext:value-type="float">
            <text:p>-5.07718126238134</text:p>
          </table:table-cell>
          <table:table-cell table:formula="of:=[.E100]" office:value-type="float" office:value="25.7777695710761" calcext:value-type="float">
            <text:p>25.7777695710761</text:p>
          </table:table-cell>
          <table:table-cell table:formula="of:=[.F100]" office:value-type="float" office:value="13.9191909899087" calcext:value-type="float">
            <text:p>13.9191909899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base.$B$3]*SIN([$base.$D$3]*[.A102]-[$base.$C$3])" office:value-type="float" office:value="-0.661758750488865" calcext:value-type="float">
            <text:p>-0.661758750488865</text:p>
          </table:table-cell>
          <table:table-cell table:formula="of:=[$base.$E$3]*SIN([$base.$G$3]*[.A102]-[$base.$F$3])" office:value-type="float" office:value="-3.34662255414422" calcext:value-type="float">
            <text:p>-3.34662255414422</text:p>
          </table:table-cell>
          <table:table-cell table:formula="of:=[.B102]+[.C102]" office:value-type="float" office:value="-4.00838130463309" calcext:value-type="float">
            <text:p>-4.00838130463309</text:p>
          </table:table-cell>
          <table:table-cell table:formula="of:=[.D102]^2" office:value-type="float" office:value="16.0671206833321" calcext:value-type="float">
            <text:p>16.0671206833321</text:p>
          </table:table-cell>
          <table:table-cell table:formula="of:=[.B102]^2+[.C102]^2" office:value-type="float" office:value="11.6378071637554" calcext:value-type="float">
            <text:p>11.6378071637554</text:p>
          </table:table-cell>
          <table:table-cell table:formula="of:=[.D101]" office:value-type="float" office:value="-4.55243301702329" calcext:value-type="float">
            <text:p>-4.55243301702329</text:p>
          </table:table-cell>
          <table:table-cell table:formula="of:=[.E101]" office:value-type="float" office:value="20.7246463744837" calcext:value-type="float">
            <text:p>20.7246463744837</text:p>
          </table:table-cell>
          <table:table-cell table:formula="of:=[.F101]" office:value-type="float" office:value="12.4673523124093" calcext:value-type="float">
            <text:p>12.4673523124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1:05:56.649451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13T10:33:00.623237177</meta:creation-date>
    <dc:date>2021-04-13T11:08:43.377345127</dc:date>
    <meta:editing-duration>PT16M15S</meta:editing-duration>
    <meta:editing-cycles>6</meta:editing-cycles>
    <meta:generator>LibreOffice/7.0.3.1$MacOSX_X86_64 LibreOffice_project/d7547858d014d4cf69878db179d326fc3483e082</meta:generator>
    <meta:document-statistic meta:table-count="3" meta:cell-count="1857" meta:object-count="0"/>
  </office:meta>
</office:document-meta>
</file>